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3.96pt"/>
    </style:style>
    <style:style style:name="co2" style:family="table-column">
      <style:table-column-properties fo:break-before="auto" style:column-width="40.76pt"/>
    </style:style>
    <style:style style:name="co3" style:family="table-column">
      <style:table-column-properties fo:break-before="auto" style:column-width="61.91pt"/>
    </style:style>
    <style:style style:name="co4" style:family="table-column">
      <style:table-column-properties fo:break-before="auto" style:column-width="79.14pt"/>
    </style:style>
    <style:style style:name="co5" style:family="table-column">
      <style:table-column-properties fo:break-before="auto" style:column-width="108.1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119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000000" fo:background-color="#eeeeee" fo:border-left="0.06pt solid #000000" fo:border-right="0.99pt solid #000000" fo:border-top="0.06pt solid #000000"/>
    </style:style>
    <style:style style:name="ce2" style:family="table-cell" style:parent-style-name="Default">
      <style:table-cell-properties fo:border-bottom="none" fo:background-color="#eeeeee" fo:border-left="0.06pt solid #000000" fo:border-right="0.99pt solid #000000" fo:border-top="none"/>
    </style:style>
    <style:style style:name="ce3" style:family="table-cell" style:parent-style-name="Default">
      <style:table-cell-properties fo:border-bottom="0.06pt solid #000000" fo:background-color="#eeeeee" fo:border-left="0.06pt solid #000000" fo:border-right="0.99pt solid #000000" fo:border-top="none"/>
    </style:style>
    <style:style style:name="ce4" style:family="table-cell" style:parent-style-name="Default">
      <style:table-cell-properties fo:border-bottom="0.74pt solid #000000" fo:background-color="#eeeeee" fo:border-left="0.06pt solid #000000" fo:border-right="0.74pt solid #000000" fo:border-top="0.06pt solid #000000"/>
    </style:style>
    <style:style style:name="ce5" style:family="table-cell" style:parent-style-name="Default">
      <style:table-cell-properties fo:border-bottom="0.99pt solid #000000" fo:background-color="#eeeeee" fo:border-left="none" fo:border-right="none" fo:border-top="0.06pt solid #000000"/>
    </style:style>
    <style:style style:name="ce6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eeeee"/>
    </style:style>
    <style:style style:name="ce8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9" style:family="table-cell" style:parent-style-name="Default" style:data-style-name="N2">
      <style:table-cell-properties fo:background-color="#eeeeee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fo:background-color="#eeeeee"/>
      <style:text-properties fo:font-weight="normal" style:font-weight-asian="normal" style:font-weight-complex="normal"/>
    </style:style>
    <style:style style:name="ce11" style:family="table-cell" style:parent-style-name="Default" style:data-style-name="N2">
      <style:table-cell-properties fo:border-bottom="0.06pt solid #000000" fo:background-color="#eeeeee" fo:border-left="none" fo:border-right="none" fo:border-top="none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99pt solid #000000" fo:background-color="#eeeeee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ackground-color="#eeeeee" fo:border-left="none" fo:border-right="0.06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18" style:family="table-cell" style:parent-style-name="Default" style:data-style-name="N2">
      <style:table-cell-properties fo:border-bottom="none" fo:background-color="#eeeeee" fo:border-left="none" fo:border-right="0.06pt solid #000000" fo:border-top="none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order-bottom="none" fo:background-color="#eeeeee" fo:border-left="none" fo:border-right="0.06pt solid #000000" fo:border-top="none"/>
      <style:text-properties fo:font-weight="normal" style:font-weight-asian="normal" style:font-weight-complex="normal"/>
    </style:style>
    <style:style style:name="ce20" style:family="table-cell" style:parent-style-name="Default" style:data-style-name="N2">
      <style:table-cell-properties fo:border-bottom="0.06pt solid #000000" fo:background-color="#eeeeee" fo:border-left="none" fo:border-right="0.06pt solid #000000" fo:border-top="none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 structures" table:style-name="ta1">
        <table:shapes>
          <draw:frame draw:z-index="0" draw:style-name="gr1" draw:text-style-name="P1" svg:width="419.05pt" svg:height="268.55pt" svg:x="682.84pt" svg:y="757.47pt">
            <loext:p draw:notify-on-update-of-ranges="'data structures'.D73:'data structures'.H73 'data structures'.A74:'data structures'.C74 'data structures'.D74:'data structures'.H74 'data structures'.A81:'data structures'.C81 'data structures'.D81:'data structures'.H81 'data structures'.A82:'data structures'.C82 'data structures'.D82:'data structures'.H82 'data structures'.A83:'data structures'.C83 'data structures'.D83:'data structures'.H83 'data structures'.A77:'data structures'.A77 'data structures'.D77:'data structures'.H77 'data structures'.A84:'data structures'.A84 'data structures'.D84:'data structures'.H8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19.05pt" svg:height="268.55pt" svg:x="684.45pt" svg:y="407.37pt">
            <loext:p draw:notify-on-update-of-ranges="'data structures'.C45:'data structures'.H45 'data structures'.A46:'data structures'.A46 'data structures'.C46:'data structures'.H46 'data structures'.A53:'data structures'.A53 'data structures'.C53:'data structures'.H53 'data structures'.A54:'data structures'.A54 'data structures'.C54:'data structures'.H54 'data structures'.A55:'data structures'.A55 'data structures'.C55:'data structures'.H55 'data structures'.A49:'data structures'.A49 'data structures'.C49:'data structures'.H49 'data structures'.A56:'data structures'.A56 'data structures'.C56:'data structures'.H5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19.02pt" svg:height="268.84pt" svg:x="684.43pt" svg:y="44.42pt">
            <loext:p draw:notify-on-update-of-ranges="'data structures'.B17:'data structures'.H17 'data structures'.A18:'data structures'.A18 'data structures'.B18:'data structures'.H18 'data structures'.A25:'data structures'.A25 'data structures'.B25:'data structures'.H25 'data structures'.A26:'data structures'.A26 'data structures'.B26:'data structures'.H26 'data structures'.A27:'data structures'.A27 'data structures'.B27:'data structures'.H27 'data structures'.A21:'data structures'.A21 'data structures'.B21:'data structures'.H21 'data structures'.A28:'data structures'.A28 'data structures'.B28:'data structures'.H2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19.05pt" svg:height="268.55pt" svg:x="686.01pt" svg:y="1385.43pt">
            <loext:p draw:notify-on-update-of-ranges="'data structures'.D73:'data structures'.H73 'data structures'.A74:'data structures'.C74 'data structures'.B122:'data structures'.H122 'data structures'.A81:'data structures'.C81 'data structures'.B129:'data structures'.H129 'data structures'.A82:'data structures'.C82 'data structures'.B130:'data structures'.H130 'data structures'.A83:'data structures'.C83 'data structures'.B131:'data structures'.H131 'data structures'.A77:'data structures'.A77 'data structures'.B125:'data structures'.H125 'data structures'.A132:'data structures'.A132 'data structures'.B132:'data structures'.H13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19.05pt" svg:height="268.55pt" svg:x="686.04pt" svg:y="1750.56pt">
            <loext:p draw:notify-on-update-of-ranges="'data structures'.D73:'data structures'.H73 'data structures'.A74:'data structures'.C74 'data structures'.C151:'data structures'.H151 'data structures'.A81:'data structures'.C81 'data structures'.C158:'data structures'.H158 'data structures'.A82:'data structures'.C82 'data structures'.C159:'data structures'.H159 'data structures'.A83:'data structures'.C83 'data structures'.C160:'data structures'.H160 'data structures'.A77:'data structures'.A77 'data structures'.C154:'data structures'.H154 'data structures'.A132:'data structures'.A132 'data structures'.C161:'data structures'.H16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19.05pt" svg:height="268.55pt" svg:x="685.25pt" svg:y="2118.78pt">
            <loext:p draw:notify-on-update-of-ranges="'data structures'.D73:'data structures'.H73 'data structures'.A74:'data structures'.C74 'data structures'.D180:'data structures'.H180 'data structures'.A81:'data structures'.C81 'data structures'.D187:'data structures'.H187 'data structures'.A82:'data structures'.C82 'data structures'.D188:'data structures'.H188 'data structures'.A83:'data structures'.C83 'data structures'.D189:'data structures'.H189 'data structures'.A77:'data structures'.A77 'data structures'.D183:'data structures'.H183 'data structures'.A132:'data structures'.A132 'data structures'.D190:'data structures'.H19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19.05pt" svg:height="268.55pt" svg:x="1136.49pt" svg:y="45.18pt">
            <loext:p draw:notify-on-update-of-ranges="'data structures'.B17:'data structures'.H17 'data structures'.A18:'data structures'.A18 variations.B18:variations.H18 'data structures'.A19:'data structures'.A19 'data structures'.B19:'data structures'.H19 'data structures'.A20:'data structures'.A20 'data structures'.B20:'data structures'.H20 'data structures'.A22:'data structures'.A22 'data structures'.B22:'data structures'.H22 'data structures'.A23:'data structures'.A23 'data structures'.B23:'data structures'.H23 'data structures'.A24:'data structures'.A24 'data structures'.B24:'data structures'.H24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7" draw:style-name="gr1" draw:text-style-name="P1" svg:width="419.05pt" svg:height="268.55pt" svg:x="1130.97pt" svg:y="408.1pt">
            <loext:p draw:notify-on-update-of-ranges="'data structures'.C45:'data structures'.H45 'data structures'.A46:'data structures'.A46 'data structures'.C46:'data structures'.H46 'data structures'.A47:'data structures'.A47 'data structures'.C47:'data structures'.H47 'data structures'.A48:'data structures'.A48 'data structures'.C48:'data structures'.H48 'data structures'.A50:'data structures'.A50 'data structures'.C50:'data structures'.H50 'data structures'.A51:'data structures'.A51 'data structures'.C51:'data structures'.H51 'data structures'.A52:'data structures'.A52 'data structures'.C52:'data structures'.H5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19.05pt" svg:height="268.55pt" svg:x="1128.61pt" svg:y="758.98pt">
            <loext:p draw:notify-on-update-of-ranges="'data structures'.D73:'data structures'.H73 'data structures'.A74:'data structures'.C74 'data structures'.D74:'data structures'.H74 'data structures'.A75:'data structures'.A75 'data structures'.D75:'data structures'.H75 'data structures'.A76:'data structures'.A76 'data structures'.D76:'data structures'.H76 'data structures'.A78:'data structures'.A78 'data structures'.D78:'data structures'.H78 'data structures'.A79:'data structures'.A79 'data structures'.D79:'data structures'.H79 'data structures'.A80:'data structures'.A80 'data structures'.D80:'data structures'.H8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9" draw:style-name="gr1" draw:text-style-name="P1" svg:width="419.05pt" svg:height="268.55pt" svg:x="1130.17pt" svg:y="1385.4pt">
            <loext:p draw:notify-on-update-of-ranges="variations.B118:variations.H118 'data structures'.A74:'data structures'.C74 'data structures'.B122:'data structures'.H122 'data structures'.A75:'data structures'.A75 'data structures'.B123:'data structures'.H123 'data structures'.A76:'data structures'.A76 'data structures'.B124:'data structures'.H124 'data structures'.A78:'data structures'.A78 'data structures'.B126:'data structures'.H126 'data structures'.A79:'data structures'.A79 'data structures'.B127:'data structures'.H127 'data structures'.A80:'data structures'.A80 'data structures'.B128:'data structures'.H128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419.05pt" svg:height="268.55pt" svg:x="1125.44pt" svg:y="1751.3pt">
            <loext:p draw:notify-on-update-of-ranges="variations.C45:variations.H45 'data structures'.A46:'data structures'.A46 'data structures'.C151:'data structures'.H151 'data structures'.A47:'data structures'.A47 'data structures'.C152:'data structures'.H152 'data structures'.A48:'data structures'.A48 'data structures'.C153:'data structures'.H153 'data structures'.A50:'data structures'.A50 'data structures'.C155:'data structures'.H155 'data structures'.A51:'data structures'.A51 'data structures'.C156:'data structures'.H156 'data structures'.A52:'data structures'.A52 'data structures'.C157:'data structures'.H157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419.05pt" svg:height="268.55pt" svg:x="1124.65pt" svg:y="2121.76pt">
            <loext:p draw:notify-on-update-of-ranges="variations.D73:variations.H73 'data structures'.A74:'data structures'.C74 'data structures'.D180:'data structures'.H180 'data structures'.A75:'data structures'.A75 'data structures'.D181:'data structures'.H181 'data structures'.A76:'data structures'.A76 'data structures'.D182:'data structures'.H182 'data structures'.A78:'data structures'.A78 'data structures'.D184:'data structures'.H184 'data structures'.A79:'data structures'.A79 'data structures'.D185:'data structures'.H185 'data structures'.A80:'data structures'.A80 'data structures'.D186:'data structures'.H186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16"/>
        <table:table-column table:style-name="co6" table:number-columns-repeated="5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row table:style-name="ro1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ce12" office:value-type="string" calcext:value-type="string" table:number-columns-spanned="3" table:number-rows-spanned="1">
            <text:p>Full refill/teardown in bulks of 10 items (cycles)</text:p>
          </table:table-cell>
          <table:covered-table-cell table:number-columns-repeated="2" table:style-name="ce13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method\N <text:s text:c="28"/>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float" office:value="1000000" calcext:value-type="float">
            <text:p>1000000</text:p>
          </table:table-cell>
          <table:table-cell table:style-name="ce14" office:value-type="float" office:value="10000000" calcext:value-type="float">
            <text:p>10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_range() <text:s text:c="9"/>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2079" calcext:value-type="float">
            <text:p>2079</text:p>
          </table:table-cell>
          <table:table-cell table:style-name="ce6" office:value-type="float" office:value="21684" calcext:value-type="float">
            <text:p>21684</text:p>
          </table:table-cell>
          <table:table-cell table:style-name="ce6" office:value-type="float" office:value="578091" calcext:value-type="float">
            <text:p>578091</text:p>
          </table:table-cell>
          <table:table-cell table:style-name="ce6" office:value-type="float" office:value="6939167" calcext:value-type="float">
            <text:p>6939167</text:p>
          </table:table-cell>
          <table:table-cell table:style-name="ce6" office:value-type="float" office:value="89109505" calcext:value-type="float">
            <text:p>89109505</text:p>
          </table:table-cell>
          <table:table-cell table:style-name="ce15" office:value-type="float" office:value="1482925666" calcext:value-type="float">
            <text:p>14829256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Map::delete_range() <text:s text:c="9"/></text:p>
          </table:table-cell>
          <table:table-cell office:value-type="float" office:value="201" calcext:value-type="float">
            <text:p>201</text:p>
          </table:table-cell>
          <table:table-cell office:value-type="float" office:value="2214" calcext:value-type="float">
            <text:p>2214</text:p>
          </table:table-cell>
          <table:table-cell office:value-type="float" office:value="25896" calcext:value-type="float">
            <text:p>25896</text:p>
          </table:table-cell>
          <table:table-cell office:value-type="float" office:value="626170" calcext:value-type="float">
            <text:p>626170</text:p>
          </table:table-cell>
          <table:table-cell office:value-type="float" office:value="7547141" calcext:value-type="float">
            <text:p>7547141</text:p>
          </table:table-cell>
          <table:table-cell office:value-type="float" office:value="115246587" calcext:value-type="float">
            <text:p>115246587</text:p>
          </table:table-cell>
          <table:table-cell office:value-type="float" office:value="1699555434" calcext:value-type="float">
            <text:p>16995554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filter_range() <text:s text:c="9"/></text:p>
          </table:table-cell>
          <table:table-cell office:value-type="float" office:value="276" calcext:value-type="float">
            <text:p>276</text:p>
          </table:table-cell>
          <table:table-cell office:value-type="float" office:value="3330" calcext:value-type="float">
            <text:p>3330</text:p>
          </table:table-cell>
          <table:table-cell office:value-type="float" office:value="39566" calcext:value-type="float">
            <text:p>39566</text:p>
          </table:table-cell>
          <table:table-cell office:value-type="float" office:value="756762" calcext:value-type="float">
            <text:p>756762</text:p>
          </table:table-cell>
          <table:table-cell office:value-type="float" office:value="8318703" calcext:value-type="float">
            <text:p>8318703</text:p>
          </table:table-cell>
          <table:table-cell office:value-type="float" office:value="107557618" calcext:value-type="float">
            <text:p>107557618</text:p>
          </table:table-cell>
          <table:table-cell office:value-type="float" office:value="1654921026" calcext:value-type="float">
            <text:p>16549210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() <text:s text:c="15"/></text:p>
          </table:table-cell>
          <table:table-cell office:value-type="float" office:value="212" calcext:value-type="float">
            <text:p>212</text:p>
          </table:table-cell>
          <table:table-cell office:value-type="float" office:value="3662" calcext:value-type="float">
            <text:p>3662</text:p>
          </table:table-cell>
          <table:table-cell office:value-type="float" office:value="60311" calcext:value-type="float">
            <text:p>60311</text:p>
          </table:table-cell>
          <table:table-cell office:value-type="float" office:value="1220047" calcext:value-type="float">
            <text:p>1220047</text:p>
          </table:table-cell>
          <table:table-cell office:value-type="float" office:value="15842620" calcext:value-type="float">
            <text:p>15842620</text:p>
          </table:table-cell>
          <table:table-cell office:value-type="float" office:value="229200838" calcext:value-type="float">
            <text:p>229200838</text:p>
          </table:table-cell>
          <table:table-cell office:value-type="float" office:value="4053238905" calcext:value-type="float">
            <text:p>4053238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delete_overlap()</text:p>
          </table:table-cell>
          <table:table-cell office:value-type="float" office:value="260" calcext:value-type="float">
            <text:p>260</text:p>
          </table:table-cell>
          <table:table-cell office:value-type="float" office:value="5585" calcext:value-type="float">
            <text:p>5585</text:p>
          </table:table-cell>
          <table:table-cell office:value-type="float" office:value="81501" calcext:value-type="float">
            <text:p>81501</text:p>
          </table:table-cell>
          <table:table-cell office:value-type="float" office:value="1374213" calcext:value-type="float">
            <text:p>1374213</text:p>
          </table:table-cell>
          <table:table-cell office:value-type="float" office:value="17042922" calcext:value-type="float">
            <text:p>17042922</text:p>
          </table:table-cell>
          <table:table-cell office:value-type="float" office:value="256753716" calcext:value-type="float">
            <text:p>256753716</text:p>
          </table:table-cell>
          <table:table-cell office:value-type="float" office:value="3591456185" calcext:value-type="float">
            <text:p>3591456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Map::delete_overlap()</text:p>
          </table:table-cell>
          <table:table-cell office:value-type="float" office:value="288" calcext:value-type="float">
            <text:p>288</text:p>
          </table:table-cell>
          <table:table-cell office:value-type="float" office:value="5788" calcext:value-type="float">
            <text:p>5788</text:p>
          </table:table-cell>
          <table:table-cell office:value-type="float" office:value="84917" calcext:value-type="float">
            <text:p>84917</text:p>
          </table:table-cell>
          <table:table-cell office:value-type="float" office:value="1432218" calcext:value-type="float">
            <text:p>1432218</text:p>
          </table:table-cell>
          <table:table-cell office:value-type="float" office:value="17867011" calcext:value-type="float">
            <text:p>17867011</text:p>
          </table:table-cell>
          <table:table-cell office:value-type="float" office:value="275085435" calcext:value-type="float">
            <text:p>275085435</text:p>
          </table:table-cell>
          <table:table-cell office:value-type="float" office:value="3869426349" calcext:value-type="float">
            <text:p>38694263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filter_overlap()</text:p>
          </table:table-cell>
          <table:table-cell office:value-type="float" office:value="392" calcext:value-type="float">
            <text:p>392</text:p>
          </table:table-cell>
          <table:table-cell office:value-type="float" office:value="6359" calcext:value-type="float">
            <text:p>6359</text:p>
          </table:table-cell>
          <table:table-cell office:value-type="float" office:value="95341" calcext:value-type="float">
            <text:p>95341</text:p>
          </table:table-cell>
          <table:table-cell office:value-type="float" office:value="1476169" calcext:value-type="float">
            <text:p>1476169</text:p>
          </table:table-cell>
          <table:table-cell office:value-type="float" office:value="18085465" calcext:value-type="float">
            <text:p>18085465</text:p>
          </table:table-cell>
          <table:table-cell office:value-type="float" office:value="272617802" calcext:value-type="float">
            <text:p>272617802</text:p>
          </table:table-cell>
          <table:table-cell office:value-type="float" office:value="3821749957" calcext:value-type="float">
            <text:p>38217499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eap::remove_range() <text:s text:c="15"/></text:p>
          </table:table-cell>
          <table:table-cell office:value-type="float" office:value="1297" calcext:value-type="float">
            <text:p>1297</text:p>
          </table:table-cell>
          <table:table-cell office:value-type="float" office:value="17318" calcext:value-type="float">
            <text:p>17318</text:p>
          </table:table-cell>
          <table:table-cell office:value-type="float" office:value="337570" calcext:value-type="float">
            <text:p>337570</text:p>
          </table:table-cell>
          <table:table-cell office:value-type="float" office:value="4595204" calcext:value-type="float">
            <text:p>4595204</text:p>
          </table:table-cell>
          <table:table-cell office:value-type="float" office:value="60798470" calcext:value-type="float">
            <text:p>60798470</text:p>
          </table:table-cell>
          <table:table-cell office:value-type="float" office:value="994586482" calcext:value-type="float">
            <text:p>994586482</text:p>
          </table:table-cell>
          <table:table-cell office:value-type="float" office:value="13426085139" calcext:value-type="float">
            <text:p>134260851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TreeSet::remove() <text:s text:c="18"/></text:p>
          </table:table-cell>
          <table:table-cell office:value-type="float" office:value="407" calcext:value-type="float">
            <text:p>407</text:p>
          </table:table-cell>
          <table:table-cell office:value-type="float" office:value="7288" calcext:value-type="float">
            <text:p>7288</text:p>
          </table:table-cell>
          <table:table-cell office:value-type="float" office:value="173080" calcext:value-type="float">
            <text:p>173080</text:p>
          </table:table-cell>
          <table:table-cell office:value-type="float" office:value="2528839" calcext:value-type="float">
            <text:p>2528839</text:p>
          </table:table-cell>
          <table:table-cell office:value-type="float" office:value="31644434" calcext:value-type="float">
            <text:p>31644434</text:p>
          </table:table-cell>
          <table:table-cell office:value-type="float" office:value="436807373" calcext:value-type="float">
            <text:p>436807373</text:p>
          </table:table-cell>
          <table:table-cell office:value-type="float" office:value="5751077065" calcext:value-type="float">
            <text:p>57510770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layTree::remove_range() <text:s text:c="11"/></text:p>
          </table:table-cell>
          <table:table-cell office:value-type="float" office:value="967" calcext:value-type="float">
            <text:p>967</text:p>
          </table:table-cell>
          <table:table-cell office:value-type="float" office:value="9156" calcext:value-type="float">
            <text:p>9156</text:p>
          </table:table-cell>
          <table:table-cell office:value-type="float" office:value="187773" calcext:value-type="float">
            <text:p>187773</text:p>
          </table:table-cell>
          <table:table-cell office:value-type="float" office:value="2860309" calcext:value-type="float">
            <text:p>2860309</text:p>
          </table:table-cell>
          <table:table-cell office:value-type="float" office:value="39101043" calcext:value-type="float">
            <text:p>39101043</text:p>
          </table:table-cell>
          <table:table-cell office:value-type="float" office:value="728477166" calcext:value-type="float">
            <text:p>728477166</text:p>
          </table:table-cell>
          <table:table-cell office:value-type="float" office:value="10215284770" calcext:value-type="float">
            <text:p>1021528477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UnbalancedBST::remove_range()</text:p>
          </table:table-cell>
          <table:table-cell table:style-name="ce8" office:value-type="float" office:value="918" calcext:value-type="float">
            <text:p>918</text:p>
          </table:table-cell>
          <table:table-cell table:style-name="ce8" office:value-type="float" office:value="8615" calcext:value-type="float">
            <text:p>8615</text:p>
          </table:table-cell>
          <table:table-cell table:style-name="ce8" office:value-type="float" office:value="157492" calcext:value-type="float">
            <text:p>157492</text:p>
          </table:table-cell>
          <table:table-cell table:style-name="ce8" office:value-type="float" office:value="1995193" calcext:value-type="float">
            <text:p>1995193</text:p>
          </table:table-cell>
          <table:table-cell table:style-name="ce8" office:value-type="float" office:value="26688526" calcext:value-type="float">
            <text:p>26688526</text:p>
          </table:table-cell>
          <table:table-cell table:style-name="ce8" office:value-type="float" office:value="428723688" calcext:value-type="float">
            <text:p>428723688</text:p>
          </table:table-cell>
          <table:table-cell table:style-name="ce17" office:value-type="float" office:value="5987636655" calcext:value-type="float">
            <text:p>5987636655</text:p>
          </table:table-cell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ce12" office:value-type="string" calcext:value-type="string" table:number-columns-spanned="3" table:number-rows-spanned="1">
            <text:p>Full refill/teardown in bulks of 10 items – ratio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float" office:value="1000000" calcext:value-type="float">
            <text:p>1000000</text:p>
          </table:table-cell>
          <table:table-cell table:style-name="ce14" office:value-type="float" office:value="10000000" calcext:value-type="float">
            <text:p>10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_range() <text:s text:c="8"/></text:p>
          </table:table-cell>
          <table:table-cell table:style-name="ce9" table:formula="of:=[.B4]/[.B4]" office:value-type="float" office:value="1" calcext:value-type="float">
            <text:p>1.00</text:p>
          </table:table-cell>
          <table:table-cell table:style-name="ce9" table:formula="of:=[.C4]/[.C4]" office:value-type="float" office:value="1" calcext:value-type="float">
            <text:p>1.00</text:p>
          </table:table-cell>
          <table:table-cell table:style-name="ce9" table:formula="of:=[.D4]/[.D4]" office:value-type="float" office:value="1" calcext:value-type="float">
            <text:p>1.00</text:p>
          </table:table-cell>
          <table:table-cell table:style-name="ce9" table:formula="of:=[.E4]/[.E4]" office:value-type="float" office:value="1" calcext:value-type="float">
            <text:p>1.00</text:p>
          </table:table-cell>
          <table:table-cell table:style-name="ce9" table:formula="of:=[.F4]/[.F4]" office:value-type="float" office:value="1" calcext:value-type="float">
            <text:p>1.00</text:p>
          </table:table-cell>
          <table:table-cell table:style-name="ce9" table:formula="of:=[.G4]/[.G4]" office:value-type="float" office:value="1" calcext:value-type="float">
            <text:p>1.00</text:p>
          </table:table-cell>
          <table:table-cell table:style-name="ce18" table:formula="of:=[.H4]/[.H4]" office:value-type="float" office:value="1" calcext:value-type="float">
            <text:p>1.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Map::delete_range() <text:s text:c="8"/></text:p>
          </table:table-cell>
          <table:table-cell table:style-name="ce10" table:formula="of:=[.B5]/[.B4]" office:value-type="float" office:value="1.1043956043956" calcext:value-type="float">
            <text:p>1.10</text:p>
          </table:table-cell>
          <table:table-cell table:style-name="ce10" table:formula="of:=[.C5]/[.C4]" office:value-type="float" office:value="1.06493506493506" calcext:value-type="float">
            <text:p>1.06</text:p>
          </table:table-cell>
          <table:table-cell table:style-name="ce10" table:formula="of:=[.D5]/[.D4]" office:value-type="float" office:value="1.19424460431655" calcext:value-type="float">
            <text:p>1.19</text:p>
          </table:table-cell>
          <table:table-cell table:style-name="ce10" table:formula="of:=[.E5]/[.E4]" office:value-type="float" office:value="1.08316856688653" calcext:value-type="float">
            <text:p>1.08</text:p>
          </table:table-cell>
          <table:table-cell table:style-name="ce10" table:formula="of:=[.F5]/[.F4]" office:value-type="float" office:value="1.08761483907218" calcext:value-type="float">
            <text:p>1.09</text:p>
          </table:table-cell>
          <table:table-cell table:style-name="ce10" table:formula="of:=[.G5]/[.G4]" office:value-type="float" office:value="1.29331418685358" calcext:value-type="float">
            <text:p>1.29</text:p>
          </table:table-cell>
          <table:table-cell table:style-name="ce19" table:formula="of:=[.H5]/[.H4]" office:value-type="float" office:value="1.14608268840901" calcext:value-type="float">
            <text:p>1.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filter_range() <text:s text:c="8"/></text:p>
          </table:table-cell>
          <table:table-cell table:style-name="ce10" table:formula="of:=[.B6]/[.B4]" office:value-type="float" office:value="1.51648351648352" calcext:value-type="float">
            <text:p>1.52</text:p>
          </table:table-cell>
          <table:table-cell table:style-name="ce10" table:formula="of:=[.C6]/[.C4]" office:value-type="float" office:value="1.6017316017316" calcext:value-type="float">
            <text:p>1.60</text:p>
          </table:table-cell>
          <table:table-cell table:style-name="ce10" table:formula="of:=[.D6]/[.D4]" office:value-type="float" office:value="1.82466334624608" calcext:value-type="float">
            <text:p>1.82</text:p>
          </table:table-cell>
          <table:table-cell table:style-name="ce10" table:formula="of:=[.E6]/[.E4]" office:value-type="float" office:value="1.30907071724002" calcext:value-type="float">
            <text:p>1.31</text:p>
          </table:table-cell>
          <table:table-cell table:style-name="ce10" table:formula="of:=[.F6]/[.F4]" office:value-type="float" office:value="1.19880426569933" calcext:value-type="float">
            <text:p>1.20</text:p>
          </table:table-cell>
          <table:table-cell table:style-name="ce10" table:formula="of:=[.G6]/[.G4]" office:value-type="float" office:value="1.2070274433687" calcext:value-type="float">
            <text:p>1.21</text:p>
          </table:table-cell>
          <table:table-cell table:style-name="ce19" table:formula="of:=[.H6]/[.H4]" office:value-type="float" office:value="1.11598380414032" calcext:value-type="float">
            <text:p>1.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() <text:s text:c="14"/></text:p>
          </table:table-cell>
          <table:table-cell table:style-name="ce10" table:formula="of:=[.B7]/[.B4]" office:value-type="float" office:value="1.16483516483517" calcext:value-type="float">
            <text:p>1.16</text:p>
          </table:table-cell>
          <table:table-cell table:style-name="ce10" table:formula="of:=[.C7]/[.C4]" office:value-type="float" office:value="1.76142376142376" calcext:value-type="float">
            <text:p>1.76</text:p>
          </table:table-cell>
          <table:table-cell table:style-name="ce10" table:formula="of:=[.D7]/[.D4]" office:value-type="float" office:value="2.78135952776241" calcext:value-type="float">
            <text:p>2.78</text:p>
          </table:table-cell>
          <table:table-cell table:style-name="ce10" table:formula="of:=[.E7]/[.E4]" office:value-type="float" office:value="2.11047568635388" calcext:value-type="float">
            <text:p>2.11</text:p>
          </table:table-cell>
          <table:table-cell table:style-name="ce10" table:formula="of:=[.F7]/[.F4]" office:value-type="float" office:value="2.28307230536461" calcext:value-type="float">
            <text:p>2.28</text:p>
          </table:table-cell>
          <table:table-cell table:style-name="ce10" table:formula="of:=[.G7]/[.G4]" office:value-type="float" office:value="2.57212558862267" calcext:value-type="float">
            <text:p>2.57</text:p>
          </table:table-cell>
          <table:table-cell table:style-name="ce19" table:formula="of:=[.H7]/[.H4]" office:value-type="float" office:value="2.73327180042213" calcext:value-type="float">
            <text:p>2.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delete_overlap()</text:p>
          </table:table-cell>
          <table:table-cell table:style-name="ce10" table:formula="of:=[.B8]/[.B4]" office:value-type="float" office:value="1.42857142857143" calcext:value-type="float">
            <text:p>1.43</text:p>
          </table:table-cell>
          <table:table-cell table:style-name="ce10" table:formula="of:=[.C8]/[.C4]" office:value-type="float" office:value="2.68638768638769" calcext:value-type="float">
            <text:p>2.69</text:p>
          </table:table-cell>
          <table:table-cell table:style-name="ce10" table:formula="of:=[.D8]/[.D4]" office:value-type="float" office:value="3.75857775318207" calcext:value-type="float">
            <text:p>3.76</text:p>
          </table:table-cell>
          <table:table-cell table:style-name="ce10" table:formula="of:=[.E8]/[.E4]" office:value-type="float" office:value="2.37715688360483" calcext:value-type="float">
            <text:p>2.38</text:p>
          </table:table-cell>
          <table:table-cell table:style-name="ce10" table:formula="of:=[.F8]/[.F4]" office:value-type="float" office:value="2.4560472460167" calcext:value-type="float">
            <text:p>2.46</text:p>
          </table:table-cell>
          <table:table-cell table:style-name="ce10" table:formula="of:=[.G8]/[.G4]" office:value-type="float" office:value="2.88132804687895" calcext:value-type="float">
            <text:p>2.88</text:p>
          </table:table-cell>
          <table:table-cell table:style-name="ce19" table:formula="of:=[.H8]/[.H4]" office:value-type="float" office:value="2.42187202456849" calcext:value-type="float">
            <text:p>2.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Map::delete_overlap()</text:p>
          </table:table-cell>
          <table:table-cell table:style-name="ce10" table:formula="of:=[.B9]/[.B4]" office:value-type="float" office:value="1.58241758241758" calcext:value-type="float">
            <text:p>1.58</text:p>
          </table:table-cell>
          <table:table-cell table:style-name="ce10" table:formula="of:=[.C9]/[.C4]" office:value-type="float" office:value="2.78403078403078" calcext:value-type="float">
            <text:p>2.78</text:p>
          </table:table-cell>
          <table:table-cell table:style-name="ce10" table:formula="of:=[.D9]/[.D4]" office:value-type="float" office:value="3.91611326323557" calcext:value-type="float">
            <text:p>3.92</text:p>
          </table:table-cell>
          <table:table-cell table:style-name="ce10" table:formula="of:=[.E9]/[.E4]" office:value-type="float" office:value="2.47749575758834" calcext:value-type="float">
            <text:p>2.48</text:p>
          </table:table-cell>
          <table:table-cell table:style-name="ce10" table:formula="of:=[.F9]/[.F4]" office:value-type="float" office:value="2.57480631320733" calcext:value-type="float">
            <text:p>2.57</text:p>
          </table:table-cell>
          <table:table-cell table:style-name="ce10" table:formula="of:=[.G9]/[.G4]" office:value-type="float" office:value="3.08704929962298" calcext:value-type="float">
            <text:p>3.09</text:p>
          </table:table-cell>
          <table:table-cell table:style-name="ce19" table:formula="of:=[.H9]/[.H4]" office:value-type="float" office:value="2.60931915720177" calcext:value-type="float">
            <text:p>2.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filter_overlap()</text:p>
          </table:table-cell>
          <table:table-cell table:style-name="ce10" table:formula="of:=[.B10]/[.B4]" office:value-type="float" office:value="2.15384615384615" calcext:value-type="float">
            <text:p>2.15</text:p>
          </table:table-cell>
          <table:table-cell table:style-name="ce10" table:formula="of:=[.C10]/[.C4]" office:value-type="float" office:value="3.05868205868206" calcext:value-type="float">
            <text:p>3.06</text:p>
          </table:table-cell>
          <table:table-cell table:style-name="ce10" table:formula="of:=[.D10]/[.D4]" office:value-type="float" office:value="4.3968363770522" calcext:value-type="float">
            <text:p>4.40</text:p>
          </table:table-cell>
          <table:table-cell table:style-name="ce10" table:formula="of:=[.E10]/[.E4]" office:value-type="float" office:value="2.55352358019758" calcext:value-type="float">
            <text:p>2.55</text:p>
          </table:table-cell>
          <table:table-cell table:style-name="ce10" table:formula="of:=[.F10]/[.F4]" office:value-type="float" office:value="2.60628761348444" calcext:value-type="float">
            <text:p>2.61</text:p>
          </table:table-cell>
          <table:table-cell table:style-name="ce10" table:formula="of:=[.G10]/[.G4]" office:value-type="float" office:value="3.05935715836375" calcext:value-type="float">
            <text:p>3.06</text:p>
          </table:table-cell>
          <table:table-cell table:style-name="ce19" table:formula="of:=[.H10]/[.H4]" office:value-type="float" office:value="2.5771689334292" calcext:value-type="float">
            <text:p>2.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eap::remove_range() <text:s text:c="14"/></text:p>
          </table:table-cell>
          <table:table-cell table:style-name="ce10" table:formula="of:=[.B11]/[.B4]" office:value-type="float" office:value="7.12637362637363" calcext:value-type="float">
            <text:p>7.13</text:p>
          </table:table-cell>
          <table:table-cell table:style-name="ce10" table:formula="of:=[.C11]/[.C4]" office:value-type="float" office:value="8.32996632996633" calcext:value-type="float">
            <text:p>8.33</text:p>
          </table:table-cell>
          <table:table-cell table:style-name="ce10" table:formula="of:=[.D11]/[.D4]" office:value-type="float" office:value="15.5676996864047" calcext:value-type="float">
            <text:p>15.57</text:p>
          </table:table-cell>
          <table:table-cell table:style-name="ce10" table:formula="of:=[.E11]/[.E4]" office:value-type="float" office:value="7.94892845590054" calcext:value-type="float">
            <text:p>7.95</text:p>
          </table:table-cell>
          <table:table-cell table:style-name="ce10" table:formula="of:=[.F11]/[.F4]" office:value-type="float" office:value="8.76163810440072" calcext:value-type="float">
            <text:p>8.76</text:p>
          </table:table-cell>
          <table:table-cell table:style-name="ce10" table:formula="of:=[.G11]/[.G4]" office:value-type="float" office:value="11.1613961047141" calcext:value-type="float">
            <text:p>11.16</text:p>
          </table:table-cell>
          <table:table-cell table:style-name="ce19" table:formula="of:=[.H11]/[.H4]" office:value-type="float" office:value="9.05378162023126" calcext:value-type="float">
            <text:p>9.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TreeSet::remove() <text:s text:c="17"/></text:p>
          </table:table-cell>
          <table:table-cell table:style-name="ce10" table:formula="of:=[.B12]/[.B4]" office:value-type="float" office:value="2.23626373626374" calcext:value-type="float">
            <text:p>2.24</text:p>
          </table:table-cell>
          <table:table-cell table:style-name="ce10" table:formula="of:=[.C12]/[.C4]" office:value-type="float" office:value="3.50553150553151" calcext:value-type="float">
            <text:p>3.51</text:p>
          </table:table-cell>
          <table:table-cell table:style-name="ce10" table:formula="of:=[.D12]/[.D4]" office:value-type="float" office:value="7.98192215458402" calcext:value-type="float">
            <text:p>7.98</text:p>
          </table:table-cell>
          <table:table-cell table:style-name="ce10" table:formula="of:=[.E12]/[.E4]" office:value-type="float" office:value="4.37446526584915" calcext:value-type="float">
            <text:p>4.37</text:p>
          </table:table-cell>
          <table:table-cell table:style-name="ce10" table:formula="of:=[.F12]/[.F4]" office:value-type="float" office:value="4.56026407780646" calcext:value-type="float">
            <text:p>4.56</text:p>
          </table:table-cell>
          <table:table-cell table:style-name="ce10" table:formula="of:=[.G12]/[.G4]" office:value-type="float" office:value="4.90191672594299" calcext:value-type="float">
            <text:p>4.90</text:p>
          </table:table-cell>
          <table:table-cell table:style-name="ce19" table:formula="of:=[.H12]/[.H4]" office:value-type="float" office:value="3.87819645775825" calcext:value-type="float">
            <text:p>3.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layTree::remove_range() <text:s text:c="10"/></text:p>
          </table:table-cell>
          <table:table-cell table:style-name="ce10" table:formula="of:=[.B13]/[.B4]" office:value-type="float" office:value="5.31318681318681" calcext:value-type="float">
            <text:p>5.31</text:p>
          </table:table-cell>
          <table:table-cell table:style-name="ce10" table:formula="of:=[.C13]/[.C4]" office:value-type="float" office:value="4.4040404040404" calcext:value-type="float">
            <text:p>4.40</text:p>
          </table:table-cell>
          <table:table-cell table:style-name="ce10" table:formula="of:=[.D13]/[.D4]" office:value-type="float" office:value="8.65951853901494" calcext:value-type="float">
            <text:p>8.66</text:p>
          </table:table-cell>
          <table:table-cell table:style-name="ce10" table:formula="of:=[.E13]/[.E4]" office:value-type="float" office:value="4.94785250073085" calcext:value-type="float">
            <text:p>4.95</text:p>
          </table:table-cell>
          <table:table-cell table:style-name="ce10" table:formula="of:=[.F13]/[.F4]" office:value-type="float" office:value="5.6348323941476" calcext:value-type="float">
            <text:p>5.63</text:p>
          </table:table-cell>
          <table:table-cell table:style-name="ce10" table:formula="of:=[.G13]/[.G4]" office:value-type="float" office:value="8.17507813560405" calcext:value-type="float">
            <text:p>8.18</text:p>
          </table:table-cell>
          <table:table-cell table:style-name="ce19" table:formula="of:=[.H13]/[.H4]" office:value-type="float" office:value="6.8886020413649" calcext:value-type="float">
            <text:p>6.89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UnbalancedBST::remove_range()</text:p>
          </table:table-cell>
          <table:table-cell table:style-name="ce11" table:formula="of:=[.B14]/[.B4]" office:value-type="float" office:value="5.04395604395604" calcext:value-type="float">
            <text:p>5.04</text:p>
          </table:table-cell>
          <table:table-cell table:style-name="ce11" table:formula="of:=[.C14]/[.C4]" office:value-type="float" office:value="4.14381914381914" calcext:value-type="float">
            <text:p>4.14</text:p>
          </table:table-cell>
          <table:table-cell table:style-name="ce11" table:formula="of:=[.D14]/[.D4]" office:value-type="float" office:value="7.26305109758347" calcext:value-type="float">
            <text:p>7.26</text:p>
          </table:table-cell>
          <table:table-cell table:style-name="ce11" table:formula="of:=[.E14]/[.E4]" office:value-type="float" office:value="3.45134762520088" calcext:value-type="float">
            <text:p>3.45</text:p>
          </table:table-cell>
          <table:table-cell table:style-name="ce11" table:formula="of:=[.F14]/[.F4]" office:value-type="float" office:value="3.84607057302411" calcext:value-type="float">
            <text:p>3.85</text:p>
          </table:table-cell>
          <table:table-cell table:style-name="ce11" table:formula="of:=[.G14]/[.G4]" office:value-type="float" office:value="4.8112004213243" calcext:value-type="float">
            <text:p>4.81</text:p>
          </table:table-cell>
          <table:table-cell table:style-name="ce20" table:formula="of:=[.H14]/[.H4]" office:value-type="float" office:value="4.03771867483478" calcext:value-type="float">
            <text:p>4.04</text:p>
          </table:table-cell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ce12" office:value-type="string" calcext:value-type="string" table:number-columns-spanned="3" table:number-rows-spanned="1">
            <text:p>Full refill/teardown in bulks of 100 items (cycles)</text:p>
          </table:table-cell>
          <table:covered-table-cell table:number-columns-repeated="2" table:style-name="ce13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method\N <text:s text:c="28"/>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float" office:value="1000000" calcext:value-type="float">
            <text:p>1000000</text:p>
          </table:table-cell>
          <table:table-cell table:style-name="ce14" office:value-type="float" office:value="10000000" calcext:value-type="float">
            <text:p>10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_range() <text:s text:c="9"/></text:p>
          </table:table-cell>
          <table:table-cell table:style-name="ce6" office:value-type="string" calcext:value-type="string">
            <text:p><text:s text:c="11"/></text:p>
          </table:table-cell>
          <table:table-cell table:style-name="ce6" office:value-type="float" office:value="982" calcext:value-type="float">
            <text:p>982</text:p>
          </table:table-cell>
          <table:table-cell table:style-name="ce6" office:value-type="float" office:value="9555" calcext:value-type="float">
            <text:p>9555</text:p>
          </table:table-cell>
          <table:table-cell table:style-name="ce6" office:value-type="float" office:value="107585" calcext:value-type="float">
            <text:p>107585</text:p>
          </table:table-cell>
          <table:table-cell table:style-name="ce6" office:value-type="float" office:value="1663765" calcext:value-type="float">
            <text:p>1663765</text:p>
          </table:table-cell>
          <table:table-cell table:style-name="ce6" office:value-type="float" office:value="20964035" calcext:value-type="float">
            <text:p>20964035</text:p>
          </table:table-cell>
          <table:table-cell table:style-name="ce15" office:value-type="float" office:value="305405513" calcext:value-type="float">
            <text:p>3054055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Map::delete_range() <text:s text:c="9"/></text:p>
          </table:table-cell>
          <table:table-cell office:value-type="string" calcext:value-type="string">
            <text:p><text:s text:c="11"/></text:p>
          </table:table-cell>
          <table:table-cell office:value-type="float" office:value="1094" calcext:value-type="float">
            <text:p>1094</text:p>
          </table:table-cell>
          <table:table-cell office:value-type="float" office:value="11431" calcext:value-type="float">
            <text:p>11431</text:p>
          </table:table-cell>
          <table:table-cell office:value-type="float" office:value="125502" calcext:value-type="float">
            <text:p>125502</text:p>
          </table:table-cell>
          <table:table-cell office:value-type="float" office:value="1895350" calcext:value-type="float">
            <text:p>1895350</text:p>
          </table:table-cell>
          <table:table-cell office:value-type="float" office:value="28922450" calcext:value-type="float">
            <text:p>28922450</text:p>
          </table:table-cell>
          <table:table-cell office:value-type="float" office:value="382577642" calcext:value-type="float">
            <text:p>3825776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filter_range() <text:s text:c="9"/></text:p>
          </table:table-cell>
          <table:table-cell office:value-type="string" calcext:value-type="string">
            <text:p><text:s text:c="11"/></text:p>
          </table:table-cell>
          <table:table-cell office:value-type="float" office:value="2480" calcext:value-type="float">
            <text:p>2480</text:p>
          </table:table-cell>
          <table:table-cell office:value-type="float" office:value="26653" calcext:value-type="float">
            <text:p>26653</text:p>
          </table:table-cell>
          <table:table-cell office:value-type="float" office:value="280842" calcext:value-type="float">
            <text:p>280842</text:p>
          </table:table-cell>
          <table:table-cell office:value-type="float" office:value="3361431" calcext:value-type="float">
            <text:p>3361431</text:p>
          </table:table-cell>
          <table:table-cell office:value-type="float" office:value="38497523" calcext:value-type="float">
            <text:p>38497523</text:p>
          </table:table-cell>
          <table:table-cell office:value-type="float" office:value="482436163" calcext:value-type="float">
            <text:p>482436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() <text:s text:c="15"/></text:p>
          </table:table-cell>
          <table:table-cell office:value-type="string" calcext:value-type="string">
            <text:p><text:s text:c="11"/></text:p>
          </table:table-cell>
          <table:table-cell office:value-type="float" office:value="3382" calcext:value-type="float">
            <text:p>3382</text:p>
          </table:table-cell>
          <table:table-cell office:value-type="float" office:value="50639" calcext:value-type="float">
            <text:p>50639</text:p>
          </table:table-cell>
          <table:table-cell office:value-type="float" office:value="1146948" calcext:value-type="float">
            <text:p>1146948</text:p>
          </table:table-cell>
          <table:table-cell office:value-type="float" office:value="13995904" calcext:value-type="float">
            <text:p>13995904</text:p>
          </table:table-cell>
          <table:table-cell office:value-type="float" office:value="173414397" calcext:value-type="float">
            <text:p>173414397</text:p>
          </table:table-cell>
          <table:table-cell office:value-type="float" office:value="2404737861" calcext:value-type="float">
            <text:p>24047378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delete_overlap()</text:p>
          </table:table-cell>
          <table:table-cell office:value-type="string" calcext:value-type="string">
            <text:p><text:s text:c="11"/></text:p>
          </table:table-cell>
          <table:table-cell office:value-type="float" office:value="1192" calcext:value-type="float">
            <text:p>1192</text:p>
          </table:table-cell>
          <table:table-cell office:value-type="float" office:value="20067" calcext:value-type="float">
            <text:p>20067</text:p>
          </table:table-cell>
          <table:table-cell office:value-type="float" office:value="254950" calcext:value-type="float">
            <text:p>254950</text:p>
          </table:table-cell>
          <table:table-cell office:value-type="float" office:value="3298777" calcext:value-type="float">
            <text:p>3298777</text:p>
          </table:table-cell>
          <table:table-cell office:value-type="float" office:value="50221643" calcext:value-type="float">
            <text:p>50221643</text:p>
          </table:table-cell>
          <table:table-cell office:value-type="float" office:value="638824122" calcext:value-type="float">
            <text:p>6388241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Map::delete_overlap()</text:p>
          </table:table-cell>
          <table:table-cell office:value-type="string" calcext:value-type="string">
            <text:p><text:s text:c="11"/></text:p>
          </table:table-cell>
          <table:table-cell office:value-type="float" office:value="1418" calcext:value-type="float">
            <text:p>1418</text:p>
          </table:table-cell>
          <table:table-cell office:value-type="float" office:value="22583" calcext:value-type="float">
            <text:p>22583</text:p>
          </table:table-cell>
          <table:table-cell office:value-type="float" office:value="289725" calcext:value-type="float">
            <text:p>289725</text:p>
          </table:table-cell>
          <table:table-cell office:value-type="float" office:value="3963581" calcext:value-type="float">
            <text:p>3963581</text:p>
          </table:table-cell>
          <table:table-cell office:value-type="float" office:value="57290529" calcext:value-type="float">
            <text:p>57290529</text:p>
          </table:table-cell>
          <table:table-cell office:value-type="float" office:value="715401591" calcext:value-type="float">
            <text:p>7154015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filter_overlap()</text:p>
          </table:table-cell>
          <table:table-cell office:value-type="string" calcext:value-type="string">
            <text:p><text:s text:c="11"/></text:p>
          </table:table-cell>
          <table:table-cell office:value-type="float" office:value="3441" calcext:value-type="float">
            <text:p>3441</text:p>
          </table:table-cell>
          <table:table-cell office:value-type="float" office:value="42090" calcext:value-type="float">
            <text:p>42090</text:p>
          </table:table-cell>
          <table:table-cell office:value-type="float" office:value="471826" calcext:value-type="float">
            <text:p>471826</text:p>
          </table:table-cell>
          <table:table-cell office:value-type="float" office:value="5394772" calcext:value-type="float">
            <text:p>5394772</text:p>
          </table:table-cell>
          <table:table-cell office:value-type="float" office:value="71412473" calcext:value-type="float">
            <text:p>71412473</text:p>
          </table:table-cell>
          <table:table-cell office:value-type="float" office:value="872834122" calcext:value-type="float">
            <text:p>8728341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eap::remove_range() <text:s text:c="15"/></text:p>
          </table:table-cell>
          <table:table-cell office:value-type="string" calcext:value-type="string">
            <text:p><text:s text:c="11"/></text:p>
          </table:table-cell>
          <table:table-cell office:value-type="float" office:value="8022" calcext:value-type="float">
            <text:p>8022</text:p>
          </table:table-cell>
          <table:table-cell office:value-type="float" office:value="170227" calcext:value-type="float">
            <text:p>170227</text:p>
          </table:table-cell>
          <table:table-cell office:value-type="float" office:value="2257177" calcext:value-type="float">
            <text:p>2257177</text:p>
          </table:table-cell>
          <table:table-cell office:value-type="float" office:value="29323005" calcext:value-type="float">
            <text:p>29323005</text:p>
          </table:table-cell>
          <table:table-cell office:value-type="float" office:value="527306584" calcext:value-type="float">
            <text:p>527306584</text:p>
          </table:table-cell>
          <table:table-cell office:value-type="float" office:value="6313833064" calcext:value-type="float">
            <text:p>6313833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TreeSet::remove() <text:s text:c="18"/></text:p>
          </table:table-cell>
          <table:table-cell office:value-type="string" calcext:value-type="string">
            <text:p><text:s text:c="11"/></text:p>
          </table:table-cell>
          <table:table-cell office:value-type="float" office:value="6031" calcext:value-type="float">
            <text:p>6031</text:p>
          </table:table-cell>
          <table:table-cell office:value-type="float" office:value="107648" calcext:value-type="float">
            <text:p>107648</text:p>
          </table:table-cell>
          <table:table-cell office:value-type="float" office:value="1832285" calcext:value-type="float">
            <text:p>1832285</text:p>
          </table:table-cell>
          <table:table-cell office:value-type="float" office:value="22063142" calcext:value-type="float">
            <text:p>22063142</text:p>
          </table:table-cell>
          <table:table-cell office:value-type="float" office:value="305996816" calcext:value-type="float">
            <text:p>305996816</text:p>
          </table:table-cell>
          <table:table-cell office:value-type="float" office:value="3563410483" calcext:value-type="float">
            <text:p>3563410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layTree::remove_range() <text:s text:c="11"/></text:p>
          </table:table-cell>
          <table:table-cell office:value-type="string" calcext:value-type="string">
            <text:p><text:s text:c="11"/></text:p>
          </table:table-cell>
          <table:table-cell office:value-type="float" office:value="7318" calcext:value-type="float">
            <text:p>7318</text:p>
          </table:table-cell>
          <table:table-cell office:value-type="float" office:value="146120" calcext:value-type="float">
            <text:p>146120</text:p>
          </table:table-cell>
          <table:table-cell office:value-type="float" office:value="2131636" calcext:value-type="float">
            <text:p>2131636</text:p>
          </table:table-cell>
          <table:table-cell office:value-type="float" office:value="26608031" calcext:value-type="float">
            <text:p>26608031</text:p>
          </table:table-cell>
          <table:table-cell office:value-type="float" office:value="499678190" calcext:value-type="float">
            <text:p>499678190</text:p>
          </table:table-cell>
          <table:table-cell office:value-type="float" office:value="5934452189" calcext:value-type="float">
            <text:p>5934452189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UnbalancedBST::remove_range()</text:p>
          </table:table-cell>
          <table:table-cell table:style-name="ce8" office:value-type="string" calcext:value-type="string">
            <text:p><text:s text:c="11"/></text:p>
          </table:table-cell>
          <table:table-cell table:style-name="ce8" office:value-type="float" office:value="7285" calcext:value-type="float">
            <text:p>7285</text:p>
          </table:table-cell>
          <table:table-cell table:style-name="ce8" office:value-type="float" office:value="133911" calcext:value-type="float">
            <text:p>133911</text:p>
          </table:table-cell>
          <table:table-cell table:style-name="ce8" office:value-type="float" office:value="1529519" calcext:value-type="float">
            <text:p>1529519</text:p>
          </table:table-cell>
          <table:table-cell table:style-name="ce8" office:value-type="float" office:value="19334354" calcext:value-type="float">
            <text:p>19334354</text:p>
          </table:table-cell>
          <table:table-cell table:style-name="ce8" office:value-type="float" office:value="275757642" calcext:value-type="float">
            <text:p>275757642</text:p>
          </table:table-cell>
          <table:table-cell table:style-name="ce17" office:value-type="float" office:value="3046878658" calcext:value-type="float">
            <text:p>3046878658</text:p>
          </table:table-cell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ce12" office:value-type="string" calcext:value-type="string" table:number-columns-spanned="3" table:number-rows-spanned="1">
            <text:p>Full refill/teardown in bulks of 100 items – ratio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float" office:value="1000000" calcext:value-type="float">
            <text:p>1000000</text:p>
          </table:table-cell>
          <table:table-cell table:style-name="ce14" office:value-type="float" office:value="10000000" calcext:value-type="float">
            <text:p>10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_range() <text:s text:c="8"/></text:p>
          </table:table-cell>
          <table:table-cell table:style-name="ce9"/>
          <table:table-cell table:style-name="ce9" table:formula="of:=[.C32]/[.C32]" office:value-type="float" office:value="1" calcext:value-type="float">
            <text:p>1.00</text:p>
          </table:table-cell>
          <table:table-cell table:style-name="ce9" table:formula="of:=[.D32]/[.D32]" office:value-type="float" office:value="1" calcext:value-type="float">
            <text:p>1.00</text:p>
          </table:table-cell>
          <table:table-cell table:style-name="ce9" table:formula="of:=[.E32]/[.E32]" office:value-type="float" office:value="1" calcext:value-type="float">
            <text:p>1.00</text:p>
          </table:table-cell>
          <table:table-cell table:style-name="ce9" table:formula="of:=[.F32]/[.F32]" office:value-type="float" office:value="1" calcext:value-type="float">
            <text:p>1.00</text:p>
          </table:table-cell>
          <table:table-cell table:style-name="ce9" table:formula="of:=[.G32]/[.G32]" office:value-type="float" office:value="1" calcext:value-type="float">
            <text:p>1.00</text:p>
          </table:table-cell>
          <table:table-cell table:style-name="ce18" table:formula="of:=[.H32]/[.H32]" office:value-type="float" office:value="1" calcext:value-type="float">
            <text:p>1.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Map::delete_range() <text:s text:c="8"/></text:p>
          </table:table-cell>
          <table:table-cell table:style-name="ce10"/>
          <table:table-cell table:style-name="ce10" table:formula="of:=[.C33]/[.C32]" office:value-type="float" office:value="1.11405295315682" calcext:value-type="float">
            <text:p>1.11</text:p>
          </table:table-cell>
          <table:table-cell table:style-name="ce10" table:formula="of:=[.D33]/[.D32]" office:value-type="float" office:value="1.196336996337" calcext:value-type="float">
            <text:p>1.20</text:p>
          </table:table-cell>
          <table:table-cell table:style-name="ce10" table:formula="of:=[.E33]/[.E32]" office:value-type="float" office:value="1.16653808616443" calcext:value-type="float">
            <text:p>1.17</text:p>
          </table:table-cell>
          <table:table-cell table:style-name="ce10" table:formula="of:=[.F33]/[.F32]" office:value-type="float" office:value="1.13919333559727" calcext:value-type="float">
            <text:p>1.14</text:p>
          </table:table-cell>
          <table:table-cell table:style-name="ce10" table:formula="of:=[.G33]/[.G32]" office:value-type="float" office:value="1.37962229122399" calcext:value-type="float">
            <text:p>1.38</text:p>
          </table:table-cell>
          <table:table-cell table:style-name="ce19" table:formula="of:=[.H33]/[.H32]" office:value-type="float" office:value="1.2526874130134" calcext:value-type="float">
            <text:p>1.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filter_range() <text:s text:c="8"/></text:p>
          </table:table-cell>
          <table:table-cell table:style-name="ce10"/>
          <table:table-cell table:style-name="ce10" table:formula="of:=[.C34]/[.C32]" office:value-type="float" office:value="2.52545824847251" calcext:value-type="float">
            <text:p>2.53</text:p>
          </table:table-cell>
          <table:table-cell table:style-name="ce10" table:formula="of:=[.D34]/[.D32]" office:value-type="float" office:value="2.78942961800105" calcext:value-type="float">
            <text:p>2.79</text:p>
          </table:table-cell>
          <table:table-cell table:style-name="ce10" table:formula="of:=[.E34]/[.E32]" office:value-type="float" office:value="2.61041966816935" calcext:value-type="float">
            <text:p>2.61</text:p>
          </table:table-cell>
          <table:table-cell table:style-name="ce10" table:formula="of:=[.F34]/[.F32]" office:value-type="float" office:value="2.02037607474613" calcext:value-type="float">
            <text:p>2.02</text:p>
          </table:table-cell>
          <table:table-cell table:style-name="ce10" table:formula="of:=[.G34]/[.G32]" office:value-type="float" office:value="1.83636036669468" calcext:value-type="float">
            <text:p>1.84</text:p>
          </table:table-cell>
          <table:table-cell table:style-name="ce19" table:formula="of:=[.H34]/[.H32]" office:value-type="float" office:value="1.57965767631706" calcext:value-type="float">
            <text:p>1.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() <text:s text:c="14"/></text:p>
          </table:table-cell>
          <table:table-cell table:style-name="ce10"/>
          <table:table-cell table:style-name="ce10" table:formula="of:=[.C35]/[.C32]" office:value-type="float" office:value="3.44399185336049" calcext:value-type="float">
            <text:p>3.44</text:p>
          </table:table-cell>
          <table:table-cell table:style-name="ce10" table:formula="of:=[.D35]/[.D32]" office:value-type="float" office:value="5.29973835688121" calcext:value-type="float">
            <text:p>5.30</text:p>
          </table:table-cell>
          <table:table-cell table:style-name="ce10" table:formula="of:=[.E35]/[.E32]" office:value-type="float" office:value="10.6608542083004" calcext:value-type="float">
            <text:p>10.66</text:p>
          </table:table-cell>
          <table:table-cell table:style-name="ce10" table:formula="of:=[.F35]/[.F32]" office:value-type="float" office:value="8.41218801934167" calcext:value-type="float">
            <text:p>8.41</text:p>
          </table:table-cell>
          <table:table-cell table:style-name="ce10" table:formula="of:=[.G35]/[.G32]" office:value-type="float" office:value="8.27199520512153" calcext:value-type="float">
            <text:p>8.27</text:p>
          </table:table-cell>
          <table:table-cell table:style-name="ce19" table:formula="of:=[.H35]/[.H32]" office:value-type="float" office:value="7.87391765583485" calcext:value-type="float">
            <text:p>7.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delete_overlap()</text:p>
          </table:table-cell>
          <table:table-cell table:style-name="ce10"/>
          <table:table-cell table:style-name="ce10" table:formula="of:=[.C36]/[.C32]" office:value-type="float" office:value="1.21384928716904" calcext:value-type="float">
            <text:p>1.21</text:p>
          </table:table-cell>
          <table:table-cell table:style-name="ce10" table:formula="of:=[.D36]/[.D32]" office:value-type="float" office:value="2.10015698587127" calcext:value-type="float">
            <text:p>2.10</text:p>
          </table:table-cell>
          <table:table-cell table:style-name="ce10" table:formula="of:=[.E36]/[.E32]" office:value-type="float" office:value="2.36975414788307" calcext:value-type="float">
            <text:p>2.37</text:p>
          </table:table-cell>
          <table:table-cell table:style-name="ce10" table:formula="of:=[.F36]/[.F32]" office:value-type="float" office:value="1.9827181122334" calcext:value-type="float">
            <text:p>1.98</text:p>
          </table:table-cell>
          <table:table-cell table:style-name="ce10" table:formula="of:=[.G36]/[.G32]" office:value-type="float" office:value="2.39560957611452" calcext:value-type="float">
            <text:p>2.40</text:p>
          </table:table-cell>
          <table:table-cell table:style-name="ce19" table:formula="of:=[.H36]/[.H32]" office:value-type="float" office:value="2.09172426432263" calcext:value-type="float">
            <text:p>2.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Map::delete_overlap()</text:p>
          </table:table-cell>
          <table:table-cell table:style-name="ce10"/>
          <table:table-cell table:style-name="ce10" table:formula="of:=[.C37]/[.C32]" office:value-type="float" office:value="1.44399185336049" calcext:value-type="float">
            <text:p>1.44</text:p>
          </table:table-cell>
          <table:table-cell table:style-name="ce10" table:formula="of:=[.D37]/[.D32]" office:value-type="float" office:value="2.36347462061748" calcext:value-type="float">
            <text:p>2.36</text:p>
          </table:table-cell>
          <table:table-cell table:style-name="ce10" table:formula="of:=[.E37]/[.E32]" office:value-type="float" office:value="2.69298694055863" calcext:value-type="float">
            <text:p>2.69</text:p>
          </table:table-cell>
          <table:table-cell table:style-name="ce10" table:formula="of:=[.F37]/[.F32]" office:value-type="float" office:value="2.38229617764528" calcext:value-type="float">
            <text:p>2.38</text:p>
          </table:table-cell>
          <table:table-cell table:style-name="ce10" table:formula="of:=[.G37]/[.G32]" office:value-type="float" office:value="2.73280067506088" calcext:value-type="float">
            <text:p>2.73</text:p>
          </table:table-cell>
          <table:table-cell table:style-name="ce19" table:formula="of:=[.H37]/[.H32]" office:value-type="float" office:value="2.34246456120784" calcext:value-type="float">
            <text:p>2.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filter_overlap()</text:p>
          </table:table-cell>
          <table:table-cell table:style-name="ce10"/>
          <table:table-cell table:style-name="ce10" table:formula="of:=[.C38]/[.C32]" office:value-type="float" office:value="3.5040733197556" calcext:value-type="float">
            <text:p>3.50</text:p>
          </table:table-cell>
          <table:table-cell table:style-name="ce10" table:formula="of:=[.D38]/[.D32]" office:value-type="float" office:value="4.40502354788069" calcext:value-type="float">
            <text:p>4.41</text:p>
          </table:table-cell>
          <table:table-cell table:style-name="ce10" table:formula="of:=[.E38]/[.E32]" office:value-type="float" office:value="4.3856113770507" calcext:value-type="float">
            <text:p>4.39</text:p>
          </table:table-cell>
          <table:table-cell table:style-name="ce10" table:formula="of:=[.F38]/[.F32]" office:value-type="float" office:value="3.24250840713682" calcext:value-type="float">
            <text:p>3.24</text:p>
          </table:table-cell>
          <table:table-cell table:style-name="ce10" table:formula="of:=[.G38]/[.G32]" office:value-type="float" office:value="3.40642786562797" calcext:value-type="float">
            <text:p>3.41</text:p>
          </table:table-cell>
          <table:table-cell table:style-name="ce19" table:formula="of:=[.H38]/[.H32]" office:value-type="float" office:value="2.85795142800844" calcext:value-type="float">
            <text:p>2.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eap::remove_range() <text:s text:c="14"/></text:p>
          </table:table-cell>
          <table:table-cell table:style-name="ce10"/>
          <table:table-cell table:style-name="ce10" table:formula="of:=[.C39]/[.C32]" office:value-type="float" office:value="8.16904276985743" calcext:value-type="float">
            <text:p>8.17</text:p>
          </table:table-cell>
          <table:table-cell table:style-name="ce10" table:formula="of:=[.D39]/[.D32]" office:value-type="float" office:value="17.8154892726321" calcext:value-type="float">
            <text:p>17.82</text:p>
          </table:table-cell>
          <table:table-cell table:style-name="ce10" table:formula="of:=[.E39]/[.E32]" office:value-type="float" office:value="20.9804061904541" calcext:value-type="float">
            <text:p>20.98</text:p>
          </table:table-cell>
          <table:table-cell table:style-name="ce10" table:formula="of:=[.F39]/[.F32]" office:value-type="float" office:value="17.6244872322714" calcext:value-type="float">
            <text:p>17.62</text:p>
          </table:table-cell>
          <table:table-cell table:style-name="ce10" table:formula="of:=[.G39]/[.G32]" office:value-type="float" office:value="25.1529146941417" calcext:value-type="float">
            <text:p>25.15</text:p>
          </table:table-cell>
          <table:table-cell table:style-name="ce19" table:formula="of:=[.H39]/[.H32]" office:value-type="float" office:value="20.6736054041041" calcext:value-type="float">
            <text:p>20.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TreeSet::remove() <text:s text:c="17"/></text:p>
          </table:table-cell>
          <table:table-cell table:style-name="ce10"/>
          <table:table-cell table:style-name="ce10" table:formula="of:=[.C40]/[.C32]" office:value-type="float" office:value="6.14154786150713" calcext:value-type="float">
            <text:p>6.14</text:p>
          </table:table-cell>
          <table:table-cell table:style-name="ce10" table:formula="of:=[.D40]/[.D32]" office:value-type="float" office:value="11.2661433804291" calcext:value-type="float">
            <text:p>11.27</text:p>
          </table:table-cell>
          <table:table-cell table:style-name="ce10" table:formula="of:=[.E40]/[.E32]" office:value-type="float" office:value="17.0310452200586" calcext:value-type="float">
            <text:p>17.03</text:p>
          </table:table-cell>
          <table:table-cell table:style-name="ce10" table:formula="of:=[.F40]/[.F32]" office:value-type="float" office:value="13.2609725532151" calcext:value-type="float">
            <text:p>13.26</text:p>
          </table:table-cell>
          <table:table-cell table:style-name="ce10" table:formula="of:=[.G40]/[.G32]" office:value-type="float" office:value="14.5962748106459" calcext:value-type="float">
            <text:p>14.60</text:p>
          </table:table-cell>
          <table:table-cell table:style-name="ce19" table:formula="of:=[.H40]/[.H32]" office:value-type="float" office:value="11.6678001257954" calcext:value-type="float">
            <text:p>11.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layTree::remove_range() <text:s text:c="10"/></text:p>
          </table:table-cell>
          <table:table-cell table:style-name="ce10"/>
          <table:table-cell table:style-name="ce10" table:formula="of:=[.C41]/[.C32]" office:value-type="float" office:value="7.45213849287169" calcext:value-type="float">
            <text:p>7.45</text:p>
          </table:table-cell>
          <table:table-cell table:style-name="ce10" table:formula="of:=[.D41]/[.D32]" office:value-type="float" office:value="15.2925170068027" calcext:value-type="float">
            <text:p>15.29</text:p>
          </table:table-cell>
          <table:table-cell table:style-name="ce10" table:formula="of:=[.E41]/[.E32]" office:value-type="float" office:value="19.8135056002231" calcext:value-type="float">
            <text:p>19.81</text:p>
          </table:table-cell>
          <table:table-cell table:style-name="ce10" table:formula="of:=[.F41]/[.F32]" office:value-type="float" office:value="15.992661824236" calcext:value-type="float">
            <text:p>15.99</text:p>
          </table:table-cell>
          <table:table-cell table:style-name="ce10" table:formula="of:=[.G41]/[.G32]" office:value-type="float" office:value="23.8350198327755" calcext:value-type="float">
            <text:p>23.84</text:p>
          </table:table-cell>
          <table:table-cell table:style-name="ce19" table:formula="of:=[.H41]/[.H32]" office:value-type="float" office:value="19.4313852775801" calcext:value-type="float">
            <text:p>19.43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UnbalancedBST::remove_range()</text:p>
          </table:table-cell>
          <table:table-cell table:style-name="ce11"/>
          <table:table-cell table:style-name="ce11" table:formula="of:=[.C42]/[.C32]" office:value-type="float" office:value="7.41853360488798" calcext:value-type="float">
            <text:p>7.42</text:p>
          </table:table-cell>
          <table:table-cell table:style-name="ce11" table:formula="of:=[.D42]/[.D32]" office:value-type="float" office:value="14.0147566718995" calcext:value-type="float">
            <text:p>14.01</text:p>
          </table:table-cell>
          <table:table-cell table:style-name="ce11" table:formula="of:=[.E42]/[.E32]" office:value-type="float" office:value="14.2168424966306" calcext:value-type="float">
            <text:p>14.22</text:p>
          </table:table-cell>
          <table:table-cell table:style-name="ce11" table:formula="of:=[.F42]/[.F32]" office:value-type="float" office:value="11.6208442899087" calcext:value-type="float">
            <text:p>11.62</text:p>
          </table:table-cell>
          <table:table-cell table:style-name="ce11" table:formula="of:=[.G42]/[.G32]" office:value-type="float" office:value="13.1538438091713" calcext:value-type="float">
            <text:p>13.15</text:p>
          </table:table-cell>
          <table:table-cell table:style-name="ce20" table:formula="of:=[.H42]/[.H32]" office:value-type="float" office:value="9.97650182562356" calcext:value-type="float">
            <text:p>9.98</text:p>
          </table:table-cell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ce12" office:value-type="string" calcext:value-type="string" table:number-columns-spanned="3" table:number-rows-spanned="1">
            <text:p>Full refill/teardown in bulks of 1000 items (cycles)</text:p>
          </table:table-cell>
          <table:covered-table-cell table:number-columns-repeated="2" table:style-name="ce13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method\N <text:s text:c="28"/>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float" office:value="1000000" calcext:value-type="float">
            <text:p>1000000</text:p>
          </table:table-cell>
          <table:table-cell table:style-name="ce14" office:value-type="float" office:value="10000000" calcext:value-type="float">
            <text:p>10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_range() <text:s text:c="9"/></text:p>
          </table:table-cell>
          <table:table-cell table:number-columns-repeated="2" table:style-name="ce6" office:value-type="string" calcext:value-type="string">
            <text:p><text:s text:c="11"/></text:p>
          </table:table-cell>
          <table:table-cell table:style-name="ce6" office:value-type="float" office:value="8127" calcext:value-type="float">
            <text:p>8127</text:p>
          </table:table-cell>
          <table:table-cell table:style-name="ce6" office:value-type="float" office:value="92397" calcext:value-type="float">
            <text:p>92397</text:p>
          </table:table-cell>
          <table:table-cell table:style-name="ce6" office:value-type="float" office:value="937403" calcext:value-type="float">
            <text:p>937403</text:p>
          </table:table-cell>
          <table:table-cell table:style-name="ce6" office:value-type="float" office:value="11572995" calcext:value-type="float">
            <text:p>11572995</text:p>
          </table:table-cell>
          <table:table-cell table:style-name="ce15" office:value-type="float" office:value="143913559" calcext:value-type="float">
            <text:p>1439135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Map::delete_range() <text:s text:c="9"/></text:p>
          </table:table-cell>
          <table:table-cell table:number-columns-repeated="2" office:value-type="string" calcext:value-type="string">
            <text:p><text:s text:c="11"/></text:p>
          </table:table-cell>
          <table:table-cell office:value-type="float" office:value="10333" calcext:value-type="float">
            <text:p>10333</text:p>
          </table:table-cell>
          <table:table-cell office:value-type="float" office:value="104586" calcext:value-type="float">
            <text:p>104586</text:p>
          </table:table-cell>
          <table:table-cell office:value-type="float" office:value="1110689" calcext:value-type="float">
            <text:p>1110689</text:p>
          </table:table-cell>
          <table:table-cell office:value-type="float" office:value="16299450" calcext:value-type="float">
            <text:p>16299450</text:p>
          </table:table-cell>
          <table:table-cell office:value-type="float" office:value="191003683" calcext:value-type="float">
            <text:p>1910036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filter_range() <text:s text:c="9"/></text:p>
          </table:table-cell>
          <table:table-cell table:number-columns-repeated="2" office:value-type="string" calcext:value-type="string">
            <text:p><text:s text:c="11"/></text:p>
          </table:table-cell>
          <table:table-cell office:value-type="float" office:value="24662" calcext:value-type="float">
            <text:p>24662</text:p>
          </table:table-cell>
          <table:table-cell office:value-type="float" office:value="254720" calcext:value-type="float">
            <text:p>254720</text:p>
          </table:table-cell>
          <table:table-cell office:value-type="float" office:value="2628028" calcext:value-type="float">
            <text:p>2628028</text:p>
          </table:table-cell>
          <table:table-cell office:value-type="float" office:value="28558891" calcext:value-type="float">
            <text:p>28558891</text:p>
          </table:table-cell>
          <table:table-cell office:value-type="float" office:value="312617368" calcext:value-type="float">
            <text:p>3126173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() <text:s text:c="15"/></text:p>
          </table:table-cell>
          <table:table-cell table:number-columns-repeated="2" office:value-type="string" calcext:value-type="string">
            <text:p><text:s text:c="11"/></text:p>
          </table:table-cell>
          <table:table-cell office:value-type="float" office:value="113993" calcext:value-type="float">
            <text:p>113993</text:p>
          </table:table-cell>
          <table:table-cell office:value-type="float" office:value="1489302" calcext:value-type="float">
            <text:p>1489302</text:p>
          </table:table-cell>
          <table:table-cell office:value-type="float" office:value="17151081" calcext:value-type="float">
            <text:p>17151081</text:p>
          </table:table-cell>
          <table:table-cell office:value-type="float" office:value="196412487" calcext:value-type="float">
            <text:p>196412487</text:p>
          </table:table-cell>
          <table:table-cell office:value-type="float" office:value="2615589255" calcext:value-type="float">
            <text:p>26155892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delete_overlap()</text:p>
          </table:table-cell>
          <table:table-cell table:number-columns-repeated="2" office:value-type="string" calcext:value-type="string">
            <text:p><text:s text:c="11"/></text:p>
          </table:table-cell>
          <table:table-cell office:value-type="float" office:value="10950" calcext:value-type="float">
            <text:p>10950</text:p>
          </table:table-cell>
          <table:table-cell office:value-type="float" office:value="132245" calcext:value-type="float">
            <text:p>132245</text:p>
          </table:table-cell>
          <table:table-cell office:value-type="float" office:value="1427958" calcext:value-type="float">
            <text:p>1427958</text:p>
          </table:table-cell>
          <table:table-cell office:value-type="float" office:value="21708677" calcext:value-type="float">
            <text:p>21708677</text:p>
          </table:table-cell>
          <table:table-cell office:value-type="float" office:value="252400299" calcext:value-type="float">
            <text:p>2524002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Map::delete_overlap()</text:p>
          </table:table-cell>
          <table:table-cell table:number-columns-repeated="2" office:value-type="string" calcext:value-type="string">
            <text:p><text:s text:c="11"/></text:p>
          </table:table-cell>
          <table:table-cell office:value-type="float" office:value="15090" calcext:value-type="float">
            <text:p>15090</text:p>
          </table:table-cell>
          <table:table-cell office:value-type="float" office:value="173213" calcext:value-type="float">
            <text:p>173213</text:p>
          </table:table-cell>
          <table:table-cell office:value-type="float" office:value="1876834" calcext:value-type="float">
            <text:p>1876834</text:p>
          </table:table-cell>
          <table:table-cell office:value-type="float" office:value="28510192" calcext:value-type="float">
            <text:p>28510192</text:p>
          </table:table-cell>
          <table:table-cell office:value-type="float" office:value="318650765" calcext:value-type="float">
            <text:p>3186507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filter_overlap()</text:p>
          </table:table-cell>
          <table:table-cell table:number-columns-repeated="2" office:value-type="string" calcext:value-type="string">
            <text:p><text:s text:c="11"/></text:p>
          </table:table-cell>
          <table:table-cell office:value-type="float" office:value="34607" calcext:value-type="float">
            <text:p>34607</text:p>
          </table:table-cell>
          <table:table-cell office:value-type="float" office:value="370079" calcext:value-type="float">
            <text:p>370079</text:p>
          </table:table-cell>
          <table:table-cell office:value-type="float" office:value="3819594" calcext:value-type="float">
            <text:p>3819594</text:p>
          </table:table-cell>
          <table:table-cell office:value-type="float" office:value="44928594" calcext:value-type="float">
            <text:p>44928594</text:p>
          </table:table-cell>
          <table:table-cell office:value-type="float" office:value="501163024" calcext:value-type="float">
            <text:p>5011630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eap::remove_range() <text:s text:c="15"/></text:p>
          </table:table-cell>
          <table:table-cell table:number-columns-repeated="2" office:value-type="string" calcext:value-type="string">
            <text:p><text:s text:c="11"/></text:p>
          </table:table-cell>
          <table:table-cell office:value-type="float" office:value="151300" calcext:value-type="float">
            <text:p>151300</text:p>
          </table:table-cell>
          <table:table-cell office:value-type="float" office:value="1973367" calcext:value-type="float">
            <text:p>1973367</text:p>
          </table:table-cell>
          <table:table-cell office:value-type="float" office:value="25355486" calcext:value-type="float">
            <text:p>25355486</text:p>
          </table:table-cell>
          <table:table-cell office:value-type="float" office:value="463636527" calcext:value-type="float">
            <text:p>463636527</text:p>
          </table:table-cell>
          <table:table-cell office:value-type="float" office:value="5323761233" calcext:value-type="float">
            <text:p>5323761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TreeSet::remove() <text:s text:c="18"/></text:p>
          </table:table-cell>
          <table:table-cell table:number-columns-repeated="2" office:value-type="string" calcext:value-type="string">
            <text:p><text:s text:c="11"/></text:p>
          </table:table-cell>
          <table:table-cell office:value-type="float" office:value="74601" calcext:value-type="float">
            <text:p>74601</text:p>
          </table:table-cell>
          <table:table-cell office:value-type="float" office:value="1396079" calcext:value-type="float">
            <text:p>1396079</text:p>
          </table:table-cell>
          <table:table-cell office:value-type="float" office:value="17469693" calcext:value-type="float">
            <text:p>17469693</text:p>
          </table:table-cell>
          <table:table-cell office:value-type="float" office:value="257983744" calcext:value-type="float">
            <text:p>257983744</text:p>
          </table:table-cell>
          <table:table-cell office:value-type="float" office:value="2986645811" calcext:value-type="float">
            <text:p>2986645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layTree::remove_range() <text:s text:c="11"/></text:p>
          </table:table-cell>
          <table:table-cell table:number-columns-repeated="2" office:value-type="string" calcext:value-type="string">
            <text:p><text:s text:c="11"/></text:p>
          </table:table-cell>
          <table:table-cell office:value-type="float" office:value="146047" calcext:value-type="float">
            <text:p>146047</text:p>
          </table:table-cell>
          <table:table-cell office:value-type="float" office:value="2007966" calcext:value-type="float">
            <text:p>2007966</text:p>
          </table:table-cell>
          <table:table-cell office:value-type="float" office:value="25020369" calcext:value-type="float">
            <text:p>25020369</text:p>
          </table:table-cell>
          <table:table-cell office:value-type="float" office:value="462467433" calcext:value-type="float">
            <text:p>462467433</text:p>
          </table:table-cell>
          <table:table-cell office:value-type="float" office:value="5276187977" calcext:value-type="float">
            <text:p>5276187977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UnbalancedBST::remove_range()</text:p>
          </table:table-cell>
          <table:table-cell table:number-columns-repeated="2" table:style-name="ce8" office:value-type="string" calcext:value-type="string">
            <text:p><text:s text:c="11"/></text:p>
          </table:table-cell>
          <table:table-cell table:style-name="ce8" office:value-type="float" office:value="132906" calcext:value-type="float">
            <text:p>132906</text:p>
          </table:table-cell>
          <table:table-cell table:style-name="ce8" office:value-type="float" office:value="1459579" calcext:value-type="float">
            <text:p>1459579</text:p>
          </table:table-cell>
          <table:table-cell table:style-name="ce8" office:value-type="float" office:value="18257941" calcext:value-type="float">
            <text:p>18257941</text:p>
          </table:table-cell>
          <table:table-cell table:style-name="ce8" office:value-type="float" office:value="240139662" calcext:value-type="float">
            <text:p>240139662</text:p>
          </table:table-cell>
          <table:table-cell table:style-name="ce17" office:value-type="float" office:value="2491016932" calcext:value-type="float">
            <text:p>2491016932</text:p>
          </table:table-cell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ce12" office:value-type="string" calcext:value-type="string" table:number-columns-spanned="3" table:number-rows-spanned="1">
            <text:p>Full refill/teardown in bulks of 1000 items – ratio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5" table:number-columns-repeated="2"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float" office:value="1000000" calcext:value-type="float">
            <text:p>1000000</text:p>
          </table:table-cell>
          <table:table-cell table:style-name="ce14" office:value-type="float" office:value="10000000" calcext:value-type="float">
            <text:p>10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_range() <text:s text:c="8"/></text:p>
          </table:table-cell>
          <table:table-cell table:style-name="ce9" table:number-columns-repeated="2"/>
          <table:table-cell table:style-name="ce9" table:formula="of:=[.D60]/[.D60]" office:value-type="float" office:value="1" calcext:value-type="float">
            <text:p>1.00</text:p>
          </table:table-cell>
          <table:table-cell table:style-name="ce9" table:formula="of:=[.E60]/[.E60]" office:value-type="float" office:value="1" calcext:value-type="float">
            <text:p>1.00</text:p>
          </table:table-cell>
          <table:table-cell table:style-name="ce9" table:formula="of:=[.F60]/[.F60]" office:value-type="float" office:value="1" calcext:value-type="float">
            <text:p>1.00</text:p>
          </table:table-cell>
          <table:table-cell table:style-name="ce9" table:formula="of:=[.G60]/[.G60]" office:value-type="float" office:value="1" calcext:value-type="float">
            <text:p>1.00</text:p>
          </table:table-cell>
          <table:table-cell table:style-name="ce18" table:formula="of:=[.H60]/[.H60]" office:value-type="float" office:value="1" calcext:value-type="float">
            <text:p>1.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Map::delete_range() <text:s text:c="8"/></text:p>
          </table:table-cell>
          <table:table-cell table:style-name="ce10" table:number-columns-repeated="2"/>
          <table:table-cell table:style-name="ce10" table:formula="of:=[.D61]/[.D60]" office:value-type="float" office:value="1.27144087609204" calcext:value-type="float">
            <text:p>1.27</text:p>
          </table:table-cell>
          <table:table-cell table:style-name="ce10" table:formula="of:=[.E61]/[.E60]" office:value-type="float" office:value="1.13191986752817" calcext:value-type="float">
            <text:p>1.13</text:p>
          </table:table-cell>
          <table:table-cell table:style-name="ce10" table:formula="of:=[.F61]/[.F60]" office:value-type="float" office:value="1.18485752659208" calcext:value-type="float">
            <text:p>1.18</text:p>
          </table:table-cell>
          <table:table-cell table:style-name="ce10" table:formula="of:=[.G61]/[.G60]" office:value-type="float" office:value="1.40840378830199" calcext:value-type="float">
            <text:p>1.41</text:p>
          </table:table-cell>
          <table:table-cell table:style-name="ce19" table:formula="of:=[.H61]/[.H60]" office:value-type="float" office:value="1.32721116986621" calcext:value-type="float">
            <text:p>1.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filter_range() <text:s text:c="8"/></text:p>
          </table:table-cell>
          <table:table-cell table:style-name="ce10" table:number-columns-repeated="2"/>
          <table:table-cell table:style-name="ce10" table:formula="of:=[.D62]/[.D60]" office:value-type="float" office:value="3.03457610434355" calcext:value-type="float">
            <text:p>3.03</text:p>
          </table:table-cell>
          <table:table-cell table:style-name="ce10" table:formula="of:=[.E62]/[.E60]" office:value-type="float" office:value="2.75679946318603" calcext:value-type="float">
            <text:p>2.76</text:p>
          </table:table-cell>
          <table:table-cell table:style-name="ce10" table:formula="of:=[.F62]/[.F60]" office:value-type="float" office:value="2.80351993752954" calcext:value-type="float">
            <text:p>2.80</text:p>
          </table:table-cell>
          <table:table-cell table:style-name="ce10" table:formula="of:=[.G62]/[.G60]" office:value-type="float" office:value="2.46771825270814" calcext:value-type="float">
            <text:p>2.47</text:p>
          </table:table-cell>
          <table:table-cell table:style-name="ce19" table:formula="of:=[.H62]/[.H60]" office:value-type="float" office:value="2.17225791768516" calcext:value-type="float">
            <text:p>2.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() <text:s text:c="14"/></text:p>
          </table:table-cell>
          <table:table-cell table:style-name="ce10" table:number-columns-repeated="2"/>
          <table:table-cell table:style-name="ce10" table:formula="of:=[.D63]/[.D60]" office:value-type="float" office:value="14.026455026455" calcext:value-type="float">
            <text:p>14.03</text:p>
          </table:table-cell>
          <table:table-cell table:style-name="ce10" table:formula="of:=[.E63]/[.E60]" office:value-type="float" office:value="16.1185103412448" calcext:value-type="float">
            <text:p>16.12</text:p>
          </table:table-cell>
          <table:table-cell table:style-name="ce10" table:formula="of:=[.F63]/[.F60]" office:value-type="float" office:value="18.2963794653954" calcext:value-type="float">
            <text:p>18.30</text:p>
          </table:table-cell>
          <table:table-cell table:style-name="ce10" table:formula="of:=[.G63]/[.G60]" office:value-type="float" office:value="16.9716211749854" calcext:value-type="float">
            <text:p>16.97</text:p>
          </table:table-cell>
          <table:table-cell table:style-name="ce19" table:formula="of:=[.H63]/[.H60]" office:value-type="float" office:value="18.1747242801493" calcext:value-type="float">
            <text:p>18.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delete_overlap()</text:p>
          </table:table-cell>
          <table:table-cell table:style-name="ce10" table:number-columns-repeated="2"/>
          <table:table-cell table:style-name="ce10" table:formula="of:=[.D64]/[.D60]" office:value-type="float" office:value="1.34736064968623" calcext:value-type="float">
            <text:p>1.35</text:p>
          </table:table-cell>
          <table:table-cell table:style-name="ce10" table:formula="of:=[.E64]/[.E60]" office:value-type="float" office:value="1.4312694135091" calcext:value-type="float">
            <text:p>1.43</text:p>
          </table:table-cell>
          <table:table-cell table:style-name="ce10" table:formula="of:=[.F64]/[.F60]" office:value-type="float" office:value="1.52331281209896" calcext:value-type="float">
            <text:p>1.52</text:p>
          </table:table-cell>
          <table:table-cell table:style-name="ce10" table:formula="of:=[.G64]/[.G60]" office:value-type="float" office:value="1.8758045778124" calcext:value-type="float">
            <text:p>1.88</text:p>
          </table:table-cell>
          <table:table-cell table:style-name="ce19" table:formula="of:=[.H64]/[.H60]" office:value-type="float" office:value="1.75383265311367" calcext:value-type="float">
            <text:p>1.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Map::delete_overlap()</text:p>
          </table:table-cell>
          <table:table-cell table:style-name="ce10" table:number-columns-repeated="2"/>
          <table:table-cell table:style-name="ce10" table:formula="of:=[.D65]/[.D60]" office:value-type="float" office:value="1.85677371723883" calcext:value-type="float">
            <text:p>1.86</text:p>
          </table:table-cell>
          <table:table-cell table:style-name="ce10" table:formula="of:=[.E65]/[.E60]" office:value-type="float" office:value="1.87466043269803" calcext:value-type="float">
            <text:p>1.87</text:p>
          </table:table-cell>
          <table:table-cell table:style-name="ce10" table:formula="of:=[.F65]/[.F60]" office:value-type="float" office:value="2.00216342384225" calcext:value-type="float">
            <text:p>2.00</text:p>
          </table:table-cell>
          <table:table-cell table:style-name="ce10" table:formula="of:=[.G65]/[.G60]" office:value-type="float" office:value="2.46351026678919" calcext:value-type="float">
            <text:p>2.46</text:p>
          </table:table-cell>
          <table:table-cell table:style-name="ce19" table:formula="of:=[.H65]/[.H60]" office:value-type="float" office:value="2.21418167415344" calcext:value-type="float">
            <text:p>2.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filter_overlap()</text:p>
          </table:table-cell>
          <table:table-cell table:style-name="ce10" table:number-columns-repeated="2"/>
          <table:table-cell table:style-name="ce10" table:formula="of:=[.D66]/[.D60]" office:value-type="float" office:value="4.25827488618186" calcext:value-type="float">
            <text:p>4.26</text:p>
          </table:table-cell>
          <table:table-cell table:style-name="ce10" table:formula="of:=[.E66]/[.E60]" office:value-type="float" office:value="4.00531402534714" calcext:value-type="float">
            <text:p>4.01</text:p>
          </table:table-cell>
          <table:table-cell table:style-name="ce10" table:formula="of:=[.F66]/[.F60]" office:value-type="float" office:value="4.07465519099043" calcext:value-type="float">
            <text:p>4.07</text:p>
          </table:table-cell>
          <table:table-cell table:style-name="ce10" table:formula="of:=[.G66]/[.G60]" office:value-type="float" office:value="3.88219246616801" calcext:value-type="float">
            <text:p>3.88</text:p>
          </table:table-cell>
          <table:table-cell table:style-name="ce19" table:formula="of:=[.H66]/[.H60]" office:value-type="float" office:value="3.48238920281306" calcext:value-type="float">
            <text:p>3.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eap::remove_range() <text:s text:c="14"/></text:p>
          </table:table-cell>
          <table:table-cell table:style-name="ce10" table:number-columns-repeated="2"/>
          <table:table-cell table:style-name="ce10" table:formula="of:=[.D67]/[.D60]" office:value-type="float" office:value="18.6169558262582" calcext:value-type="float">
            <text:p>18.62</text:p>
          </table:table-cell>
          <table:table-cell table:style-name="ce10" table:formula="of:=[.E67]/[.E60]" office:value-type="float" office:value="21.3574791389331" calcext:value-type="float">
            <text:p>21.36</text:p>
          </table:table-cell>
          <table:table-cell table:style-name="ce10" table:formula="of:=[.F67]/[.F60]" office:value-type="float" office:value="27.0486503670246" calcext:value-type="float">
            <text:p>27.05</text:p>
          </table:table-cell>
          <table:table-cell table:style-name="ce10" table:formula="of:=[.G67]/[.G60]" office:value-type="float" office:value="40.0619309867498" calcext:value-type="float">
            <text:p>40.06</text:p>
          </table:table-cell>
          <table:table-cell table:style-name="ce19" table:formula="of:=[.H67]/[.H60]" office:value-type="float" office:value="36.9927703129071" calcext:value-type="float">
            <text:p>36.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TreeSet::remove() <text:s text:c="17"/></text:p>
          </table:table-cell>
          <table:table-cell table:style-name="ce10" table:number-columns-repeated="2"/>
          <table:table-cell table:style-name="ce10" table:formula="of:=[.D68]/[.D60]" office:value-type="float" office:value="9.17940199335548" calcext:value-type="float">
            <text:p>9.18</text:p>
          </table:table-cell>
          <table:table-cell table:style-name="ce10" table:formula="of:=[.E68]/[.E60]" office:value-type="float" office:value="15.109570657056" calcext:value-type="float">
            <text:p>15.11</text:p>
          </table:table-cell>
          <table:table-cell table:style-name="ce10" table:formula="of:=[.F68]/[.F60]" office:value-type="float" office:value="18.6362674324703" calcext:value-type="float">
            <text:p>18.64</text:p>
          </table:table-cell>
          <table:table-cell table:style-name="ce10" table:formula="of:=[.G68]/[.G60]" office:value-type="float" office:value="22.2918737975779" calcext:value-type="float">
            <text:p>22.29</text:p>
          </table:table-cell>
          <table:table-cell table:style-name="ce19" table:formula="of:=[.H68]/[.H60]" office:value-type="float" office:value="20.7530536507682" calcext:value-type="float">
            <text:p>20.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layTree::remove_range() <text:s text:c="10"/></text:p>
          </table:table-cell>
          <table:table-cell table:style-name="ce10" table:number-columns-repeated="2"/>
          <table:table-cell table:style-name="ce10" table:formula="of:=[.D69]/[.D60]" office:value-type="float" office:value="17.9705918543128" calcext:value-type="float">
            <text:p>17.97</text:p>
          </table:table-cell>
          <table:table-cell table:style-name="ce10" table:formula="of:=[.E69]/[.E60]" office:value-type="float" office:value="21.7319393486801" calcext:value-type="float">
            <text:p>21.73</text:p>
          </table:table-cell>
          <table:table-cell table:style-name="ce10" table:formula="of:=[.F69]/[.F60]" office:value-type="float" office:value="26.6911552448627" calcext:value-type="float">
            <text:p>26.69</text:p>
          </table:table-cell>
          <table:table-cell table:style-name="ce10" table:formula="of:=[.G69]/[.G60]" office:value-type="float" office:value="39.9609118469333" calcext:value-type="float">
            <text:p>39.96</text:p>
          </table:table-cell>
          <table:table-cell table:style-name="ce19" table:formula="of:=[.H69]/[.H60]" office:value-type="float" office:value="36.6622020444926" calcext:value-type="float">
            <text:p>36.66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UnbalancedBST::remove_range()</text:p>
          </table:table-cell>
          <table:table-cell table:style-name="ce11" table:number-columns-repeated="2"/>
          <table:table-cell table:style-name="ce11" table:formula="of:=[.D70]/[.D60]" office:value-type="float" office:value="16.3536360280546" calcext:value-type="float">
            <text:p>16.35</text:p>
          </table:table-cell>
          <table:table-cell table:style-name="ce11" table:formula="of:=[.E70]/[.E60]" office:value-type="float" office:value="15.7968224076539" calcext:value-type="float">
            <text:p>15.80</text:p>
          </table:table-cell>
          <table:table-cell table:style-name="ce11" table:formula="of:=[.F70]/[.F60]" office:value-type="float" office:value="19.4771523026916" calcext:value-type="float">
            <text:p>19.48</text:p>
          </table:table-cell>
          <table:table-cell table:style-name="ce11" table:formula="of:=[.G70]/[.G60]" office:value-type="float" office:value="20.7500013609269" calcext:value-type="float">
            <text:p>20.75</text:p>
          </table:table-cell>
          <table:table-cell table:style-name="ce20" table:formula="of:=[.H70]/[.H60]" office:value-type="float" office:value="17.3091190941918" calcext:value-type="float">
            <text:p>17.31</text:p>
          </table:table-cell>
          <table:table-cell table:number-columns-repeated="9"/>
        </table:table-row>
        <table:table-row table:style-name="ro1" table:number-rows-repeated="4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ce12" office:value-type="string" calcext:value-type="string" table:number-columns-spanned="3" table:number-rows-spanned="1">
            <text:p>Refill</text:p>
          </table:table-cell>
          <table:covered-table-cell table:number-columns-repeated="2" table:style-name="ce13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method\N <text:s text:c="28"/>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float" office:value="1000000" calcext:value-type="float">
            <text:p>1000000</text:p>
          </table:table-cell>
          <table:table-cell table:style-name="ce14" office:value-type="float" office:value="10000000" calcext:value-type="float">
            <text:p>10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 <text:s text:c="25"/>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737" calcext:value-type="float">
            <text:p>737</text:p>
          </table:table-cell>
          <table:table-cell table:style-name="ce6" office:value-type="float" office:value="8720" calcext:value-type="float">
            <text:p>8720</text:p>
          </table:table-cell>
          <table:table-cell table:style-name="ce6" office:value-type="float" office:value="132423" calcext:value-type="float">
            <text:p>132423</text:p>
          </table:table-cell>
          <table:table-cell table:style-name="ce6" office:value-type="float" office:value="2559257" calcext:value-type="float">
            <text:p>2559257</text:p>
          </table:table-cell>
          <table:table-cell table:style-name="ce15" office:value-type="float" office:value="35440318" calcext:value-type="float">
            <text:p>35440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Map <text:s text:c="25"/></text:p>
          </table:table-cell>
          <table:table-cell office:value-type="float" office:value="53" calcext:value-type="float">
            <text:p>53</text:p>
          </table:table-cell>
          <table:table-cell office:value-type="float" office:value="213" calcext:value-type="float">
            <text:p>213</text:p>
          </table:table-cell>
          <table:table-cell office:value-type="float" office:value="1503" calcext:value-type="float">
            <text:p>1503</text:p>
          </table:table-cell>
          <table:table-cell office:value-type="float" office:value="20829" calcext:value-type="float">
            <text:p>20829</text:p>
          </table:table-cell>
          <table:table-cell office:value-type="float" office:value="233841" calcext:value-type="float">
            <text:p>233841</text:p>
          </table:table-cell>
          <table:table-cell office:value-type="float" office:value="5840689" calcext:value-type="float">
            <text:p>5840689</text:p>
          </table:table-cell>
          <table:table-cell office:value-type="float" office:value="68246727" calcext:value-type="float">
            <text:p>682467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 <text:s text:c="25"/></text:p>
          </table:table-cell>
          <table:table-cell office:value-type="float" office:value="43" calcext:value-type="float">
            <text:p>43</text:p>
          </table:table-cell>
          <table:table-cell office:value-type="float" office:value="130" calcext:value-type="float">
            <text:p>130</text:p>
          </table:table-cell>
          <table:table-cell office:value-type="float" office:value="737" calcext:value-type="float">
            <text:p>737</text:p>
          </table:table-cell>
          <table:table-cell office:value-type="float" office:value="8720" calcext:value-type="float">
            <text:p>8720</text:p>
          </table:table-cell>
          <table:table-cell office:value-type="float" office:value="132423" calcext:value-type="float">
            <text:p>132423</text:p>
          </table:table-cell>
          <table:table-cell office:value-type="float" office:value="2559257" calcext:value-type="float">
            <text:p>2559257</text:p>
          </table:table-cell>
          <table:table-cell office:value-type="float" office:value="35440318" calcext:value-type="float">
            <text:p>35440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 <text:s text:c="25"/></text:p>
          </table:table-cell>
          <table:table-cell office:value-type="float" office:value="43" calcext:value-type="float">
            <text:p>43</text:p>
          </table:table-cell>
          <table:table-cell office:value-type="float" office:value="130" calcext:value-type="float">
            <text:p>130</text:p>
          </table:table-cell>
          <table:table-cell office:value-type="float" office:value="737" calcext:value-type="float">
            <text:p>737</text:p>
          </table:table-cell>
          <table:table-cell office:value-type="float" office:value="8720" calcext:value-type="float">
            <text:p>8720</text:p>
          </table:table-cell>
          <table:table-cell office:value-type="float" office:value="132423" calcext:value-type="float">
            <text:p>132423</text:p>
          </table:table-cell>
          <table:table-cell office:value-type="float" office:value="2559257" calcext:value-type="float">
            <text:p>2559257</text:p>
          </table:table-cell>
          <table:table-cell office:value-type="float" office:value="35440318" calcext:value-type="float">
            <text:p>35440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 <text:s text:c="17"/></text:p>
          </table:table-cell>
          <table:table-cell office:value-type="float" office:value="39" calcext:value-type="float">
            <text:p>39</text:p>
          </table:table-cell>
          <table:table-cell office:value-type="float" office:value="187" calcext:value-type="float">
            <text:p>187</text:p>
          </table:table-cell>
          <table:table-cell office:value-type="float" office:value="2745" calcext:value-type="float">
            <text:p>2745</text:p>
          </table:table-cell>
          <table:table-cell office:value-type="float" office:value="34648" calcext:value-type="float">
            <text:p>34648</text:p>
          </table:table-cell>
          <table:table-cell office:value-type="float" office:value="357252" calcext:value-type="float">
            <text:p>357252</text:p>
          </table:table-cell>
          <table:table-cell office:value-type="float" office:value="9111490" calcext:value-type="float">
            <text:p>9111490</text:p>
          </table:table-cell>
          <table:table-cell office:value-type="float" office:value="99558223" calcext:value-type="float">
            <text:p>99558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Map <text:s text:c="17"/></text:p>
          </table:table-cell>
          <table:table-cell office:value-type="float" office:value="42" calcext:value-type="float">
            <text:p>42</text:p>
          </table:table-cell>
          <table:table-cell office:value-type="float" office:value="249" calcext:value-type="float">
            <text:p>249</text:p>
          </table:table-cell>
          <table:table-cell office:value-type="float" office:value="3211" calcext:value-type="float">
            <text:p>3211</text:p>
          </table:table-cell>
          <table:table-cell office:value-type="float" office:value="46673" calcext:value-type="float">
            <text:p>46673</text:p>
          </table:table-cell>
          <table:table-cell office:value-type="float" office:value="505719" calcext:value-type="float">
            <text:p>505719</text:p>
          </table:table-cell>
          <table:table-cell office:value-type="float" office:value="12402476" calcext:value-type="float">
            <text:p>12402476</text:p>
          </table:table-cell>
          <table:table-cell office:value-type="float" office:value="131778045" calcext:value-type="float">
            <text:p>1317780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 <text:s text:c="17"/></text:p>
          </table:table-cell>
          <table:table-cell office:value-type="float" office:value="39" calcext:value-type="float">
            <text:p>39</text:p>
          </table:table-cell>
          <table:table-cell office:value-type="float" office:value="187" calcext:value-type="float">
            <text:p>187</text:p>
          </table:table-cell>
          <table:table-cell office:value-type="float" office:value="2745" calcext:value-type="float">
            <text:p>2745</text:p>
          </table:table-cell>
          <table:table-cell office:value-type="float" office:value="34648" calcext:value-type="float">
            <text:p>34648</text:p>
          </table:table-cell>
          <table:table-cell office:value-type="float" office:value="357252" calcext:value-type="float">
            <text:p>357252</text:p>
          </table:table-cell>
          <table:table-cell office:value-type="float" office:value="9111490" calcext:value-type="float">
            <text:p>9111490</text:p>
          </table:table-cell>
          <table:table-cell office:value-type="float" office:value="99558223" calcext:value-type="float">
            <text:p>99558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eap <text:s text:c="31"/></text:p>
          </table:table-cell>
          <table:table-cell office:value-type="float" office:value="359" calcext:value-type="float">
            <text:p>359</text:p>
          </table:table-cell>
          <table:table-cell office:value-type="float" office:value="3511" calcext:value-type="float">
            <text:p>3511</text:p>
          </table:table-cell>
          <table:table-cell office:value-type="float" office:value="62060" calcext:value-type="float">
            <text:p>62060</text:p>
          </table:table-cell>
          <table:table-cell office:value-type="float" office:value="937188" calcext:value-type="float">
            <text:p>937188</text:p>
          </table:table-cell>
          <table:table-cell office:value-type="float" office:value="13034660" calcext:value-type="float">
            <text:p>13034660</text:p>
          </table:table-cell>
          <table:table-cell office:value-type="float" office:value="321550012" calcext:value-type="float">
            <text:p>321550012</text:p>
          </table:table-cell>
          <table:table-cell office:value-type="float" office:value="3652419927" calcext:value-type="float">
            <text:p>3652419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TreeSet <text:s text:c="28"/></text:p>
          </table:table-cell>
          <table:table-cell office:value-type="float" office:value="154" calcext:value-type="float">
            <text:p>154</text:p>
          </table:table-cell>
          <table:table-cell office:value-type="float" office:value="1090" calcext:value-type="float">
            <text:p>1090</text:p>
          </table:table-cell>
          <table:table-cell office:value-type="float" office:value="10631" calcext:value-type="float">
            <text:p>10631</text:p>
          </table:table-cell>
          <table:table-cell office:value-type="float" office:value="156441" calcext:value-type="float">
            <text:p>156441</text:p>
          </table:table-cell>
          <table:table-cell office:value-type="float" office:value="1918045" calcext:value-type="float">
            <text:p>1918045</text:p>
          </table:table-cell>
          <table:table-cell office:value-type="float" office:value="72434256" calcext:value-type="float">
            <text:p>72434256</text:p>
          </table:table-cell>
          <table:table-cell office:value-type="float" office:value="804453708" calcext:value-type="float">
            <text:p>8044537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layTree <text:s text:c="27"/></text:p>
          </table:table-cell>
          <table:table-cell office:value-type="float" office:value="360" calcext:value-type="float">
            <text:p>360</text:p>
          </table:table-cell>
          <table:table-cell office:value-type="float" office:value="3497" calcext:value-type="float">
            <text:p>3497</text:p>
          </table:table-cell>
          <table:table-cell office:value-type="float" office:value="70935" calcext:value-type="float">
            <text:p>70935</text:p>
          </table:table-cell>
          <table:table-cell office:value-type="float" office:value="1034796" calcext:value-type="float">
            <text:p>1034796</text:p>
          </table:table-cell>
          <table:table-cell office:value-type="float" office:value="14604458" calcext:value-type="float">
            <text:p>14604458</text:p>
          </table:table-cell>
          <table:table-cell office:value-type="float" office:value="352314076" calcext:value-type="float">
            <text:p>352314076</text:p>
          </table:table-cell>
          <table:table-cell office:value-type="float" office:value="3934427741" calcext:value-type="float">
            <text:p>3934427741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UnbalancedBST</text:p>
          </table:table-cell>
          <table:table-cell table:style-name="ce8" office:value-type="float" office:value="351" calcext:value-type="float">
            <text:p>351</text:p>
          </table:table-cell>
          <table:table-cell table:style-name="ce8" office:value-type="float" office:value="3231" calcext:value-type="float">
            <text:p>3231</text:p>
          </table:table-cell>
          <table:table-cell table:style-name="ce8" office:value-type="float" office:value="61025" calcext:value-type="float">
            <text:p>61025</text:p>
          </table:table-cell>
          <table:table-cell table:style-name="ce8" office:value-type="float" office:value="666877" calcext:value-type="float">
            <text:p>666877</text:p>
          </table:table-cell>
          <table:table-cell table:style-name="ce8" office:value-type="float" office:value="9892298" calcext:value-type="float">
            <text:p>9892298</text:p>
          </table:table-cell>
          <table:table-cell table:style-name="ce8" office:value-type="float" office:value="142272060" calcext:value-type="float">
            <text:p>142272060</text:p>
          </table:table-cell>
          <table:table-cell table:style-name="ce17" office:value-type="float" office:value="1366825251" calcext:value-type="float">
            <text:p>1366825251</text:p>
          </table:table-cell>
          <table:table-cell table:number-columns-repeated="9"/>
        </table:table-row>
        <table:table-row table:style-name="ro1" table:number-rows-repeated="4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ce12" office:value-type="string" calcext:value-type="string" table:number-columns-spanned="3" table:number-rows-spanned="1">
            <text:p>Teardown in bulks of 10 items (cycles)</text:p>
          </table:table-cell>
          <table:covered-table-cell table:number-columns-repeated="2" table:style-name="ce13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method\N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float" office:value="1000000" calcext:value-type="float">
            <text:p>1000000</text:p>
          </table:table-cell>
          <table:table-cell table:style-name="ce14" office:value-type="float" office:value="10000000" calcext:value-type="float">
            <text:p>10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_range() <text:s text:c="8"/></text:p>
          </table:table-cell>
          <table:table-cell table:style-name="ce6" table:formula="of:=[.B4]-[.B91]" office:value-type="float" office:value="139" calcext:value-type="float">
            <text:p>139</text:p>
          </table:table-cell>
          <table:table-cell table:style-name="ce6" table:formula="of:=[.C4]-[.C91]" office:value-type="float" office:value="1949" calcext:value-type="float">
            <text:p>1949</text:p>
          </table:table-cell>
          <table:table-cell table:style-name="ce6" table:formula="of:=[.D4]-[.D91]" office:value-type="float" office:value="20947" calcext:value-type="float">
            <text:p>20947</text:p>
          </table:table-cell>
          <table:table-cell table:style-name="ce6" table:formula="of:=[.E4]-[.E91]" office:value-type="float" office:value="569371" calcext:value-type="float">
            <text:p>569371</text:p>
          </table:table-cell>
          <table:table-cell table:style-name="ce6" table:formula="of:=[.F4]-[.F91]" office:value-type="float" office:value="6806744" calcext:value-type="float">
            <text:p>6806744</text:p>
          </table:table-cell>
          <table:table-cell table:style-name="ce6" table:formula="of:=[.G4]-[.G91]" office:value-type="float" office:value="86550248" calcext:value-type="float">
            <text:p>86550248</text:p>
          </table:table-cell>
          <table:table-cell table:style-name="ce15" table:formula="of:=[.H4]-[.H91]" office:value-type="float" office:value="1447485348" calcext:value-type="float">
            <text:p>1447485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Map::delete_range() <text:s text:c="8"/></text:p>
          </table:table-cell>
          <table:table-cell table:formula="of:=[.B5]-[.B92]" office:value-type="float" office:value="148" calcext:value-type="float">
            <text:p>148</text:p>
          </table:table-cell>
          <table:table-cell table:formula="of:=[.C5]-[.C92]" office:value-type="float" office:value="2001" calcext:value-type="float">
            <text:p>2001</text:p>
          </table:table-cell>
          <table:table-cell table:formula="of:=[.D5]-[.D92]" office:value-type="float" office:value="24393" calcext:value-type="float">
            <text:p>24393</text:p>
          </table:table-cell>
          <table:table-cell table:formula="of:=[.E5]-[.E92]" office:value-type="float" office:value="605341" calcext:value-type="float">
            <text:p>605341</text:p>
          </table:table-cell>
          <table:table-cell table:formula="of:=[.F5]-[.F92]" office:value-type="float" office:value="7313300" calcext:value-type="float">
            <text:p>7313300</text:p>
          </table:table-cell>
          <table:table-cell table:formula="of:=[.G5]-[.G92]" office:value-type="float" office:value="109405898" calcext:value-type="float">
            <text:p>109405898</text:p>
          </table:table-cell>
          <table:table-cell table:formula="of:=[.H5]-[.H92]" office:value-type="float" office:value="1631308707" calcext:value-type="float">
            <text:p>16313087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filter_range() <text:s text:c="8"/></text:p>
          </table:table-cell>
          <table:table-cell table:formula="of:=[.B6]-[.B93]" office:value-type="float" office:value="233" calcext:value-type="float">
            <text:p>233</text:p>
          </table:table-cell>
          <table:table-cell table:formula="of:=[.C6]-[.C93]" office:value-type="float" office:value="3200" calcext:value-type="float">
            <text:p>3200</text:p>
          </table:table-cell>
          <table:table-cell table:formula="of:=[.D6]-[.D93]" office:value-type="float" office:value="38829" calcext:value-type="float">
            <text:p>38829</text:p>
          </table:table-cell>
          <table:table-cell table:formula="of:=[.E6]-[.E93]" office:value-type="float" office:value="748042" calcext:value-type="float">
            <text:p>748042</text:p>
          </table:table-cell>
          <table:table-cell table:formula="of:=[.F6]-[.F93]" office:value-type="float" office:value="8186280" calcext:value-type="float">
            <text:p>8186280</text:p>
          </table:table-cell>
          <table:table-cell table:formula="of:=[.G6]-[.G93]" office:value-type="float" office:value="104998361" calcext:value-type="float">
            <text:p>104998361</text:p>
          </table:table-cell>
          <table:table-cell table:formula="of:=[.H6]-[.H93]" office:value-type="float" office:value="1619480708" calcext:value-type="float">
            <text:p>16194807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() <text:s text:c="14"/></text:p>
          </table:table-cell>
          <table:table-cell table:formula="of:=[.B7]-[.B94]" office:value-type="float" office:value="169" calcext:value-type="float">
            <text:p>169</text:p>
          </table:table-cell>
          <table:table-cell table:formula="of:=[.C7]-[.C94]" office:value-type="float" office:value="3532" calcext:value-type="float">
            <text:p>3532</text:p>
          </table:table-cell>
          <table:table-cell table:formula="of:=[.D7]-[.D94]" office:value-type="float" office:value="59574" calcext:value-type="float">
            <text:p>59574</text:p>
          </table:table-cell>
          <table:table-cell table:formula="of:=[.E7]-[.E94]" office:value-type="float" office:value="1211327" calcext:value-type="float">
            <text:p>1211327</text:p>
          </table:table-cell>
          <table:table-cell table:formula="of:=[.F7]-[.F94]" office:value-type="float" office:value="15710197" calcext:value-type="float">
            <text:p>15710197</text:p>
          </table:table-cell>
          <table:table-cell table:formula="of:=[.G7]-[.G94]" office:value-type="float" office:value="226641581" calcext:value-type="float">
            <text:p>226641581</text:p>
          </table:table-cell>
          <table:table-cell table:formula="of:=[.H7]-[.H94]" office:value-type="float" office:value="4017798587" calcext:value-type="float">
            <text:p>4017798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delete_overlap()</text:p>
          </table:table-cell>
          <table:table-cell table:formula="of:=[.B8]-[.B95]" office:value-type="float" office:value="221" calcext:value-type="float">
            <text:p>221</text:p>
          </table:table-cell>
          <table:table-cell table:formula="of:=[.C8]-[.C95]" office:value-type="float" office:value="5398" calcext:value-type="float">
            <text:p>5398</text:p>
          </table:table-cell>
          <table:table-cell table:formula="of:=[.D8]-[.D95]" office:value-type="float" office:value="78756" calcext:value-type="float">
            <text:p>78756</text:p>
          </table:table-cell>
          <table:table-cell table:formula="of:=[.E8]-[.E95]" office:value-type="float" office:value="1339565" calcext:value-type="float">
            <text:p>1339565</text:p>
          </table:table-cell>
          <table:table-cell table:formula="of:=[.F8]-[.F95]" office:value-type="float" office:value="16685670" calcext:value-type="float">
            <text:p>16685670</text:p>
          </table:table-cell>
          <table:table-cell table:formula="of:=[.G8]-[.G95]" office:value-type="float" office:value="247642226" calcext:value-type="float">
            <text:p>247642226</text:p>
          </table:table-cell>
          <table:table-cell table:formula="of:=[.H8]-[.H95]" office:value-type="float" office:value="3491897962" calcext:value-type="float">
            <text:p>34918979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Map::delete_overlap()</text:p>
          </table:table-cell>
          <table:table-cell table:formula="of:=[.B9]-[.B96]" office:value-type="float" office:value="246" calcext:value-type="float">
            <text:p>246</text:p>
          </table:table-cell>
          <table:table-cell table:formula="of:=[.C9]-[.C96]" office:value-type="float" office:value="5539" calcext:value-type="float">
            <text:p>5539</text:p>
          </table:table-cell>
          <table:table-cell table:formula="of:=[.D9]-[.D96]" office:value-type="float" office:value="81706" calcext:value-type="float">
            <text:p>81706</text:p>
          </table:table-cell>
          <table:table-cell table:formula="of:=[.E9]-[.E96]" office:value-type="float" office:value="1385545" calcext:value-type="float">
            <text:p>1385545</text:p>
          </table:table-cell>
          <table:table-cell table:formula="of:=[.F9]-[.F96]" office:value-type="float" office:value="17361292" calcext:value-type="float">
            <text:p>17361292</text:p>
          </table:table-cell>
          <table:table-cell table:formula="of:=[.G9]-[.G96]" office:value-type="float" office:value="262682959" calcext:value-type="float">
            <text:p>262682959</text:p>
          </table:table-cell>
          <table:table-cell table:formula="of:=[.H9]-[.H96]" office:value-type="float" office:value="3737648304" calcext:value-type="float">
            <text:p>3737648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filter_overlap()</text:p>
          </table:table-cell>
          <table:table-cell table:formula="of:=[.B10]-[.B97]" office:value-type="float" office:value="353" calcext:value-type="float">
            <text:p>353</text:p>
          </table:table-cell>
          <table:table-cell table:formula="of:=[.C10]-[.C97]" office:value-type="float" office:value="6172" calcext:value-type="float">
            <text:p>6172</text:p>
          </table:table-cell>
          <table:table-cell table:formula="of:=[.D10]-[.D97]" office:value-type="float" office:value="92596" calcext:value-type="float">
            <text:p>92596</text:p>
          </table:table-cell>
          <table:table-cell table:formula="of:=[.E10]-[.E97]" office:value-type="float" office:value="1441521" calcext:value-type="float">
            <text:p>1441521</text:p>
          </table:table-cell>
          <table:table-cell table:formula="of:=[.F10]-[.F97]" office:value-type="float" office:value="17728213" calcext:value-type="float">
            <text:p>17728213</text:p>
          </table:table-cell>
          <table:table-cell table:formula="of:=[.G10]-[.G97]" office:value-type="float" office:value="263506312" calcext:value-type="float">
            <text:p>263506312</text:p>
          </table:table-cell>
          <table:table-cell table:formula="of:=[.H10]-[.H97]" office:value-type="float" office:value="3722191734" calcext:value-type="float">
            <text:p>37221917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eap::remove_range() <text:s text:c="14"/></text:p>
          </table:table-cell>
          <table:table-cell table:formula="of:=[.B11]-[.B98]" office:value-type="float" office:value="938" calcext:value-type="float">
            <text:p>938</text:p>
          </table:table-cell>
          <table:table-cell table:formula="of:=[.C11]-[.C98]" office:value-type="float" office:value="13807" calcext:value-type="float">
            <text:p>13807</text:p>
          </table:table-cell>
          <table:table-cell table:formula="of:=[.D11]-[.D98]" office:value-type="float" office:value="275510" calcext:value-type="float">
            <text:p>275510</text:p>
          </table:table-cell>
          <table:table-cell table:formula="of:=[.E11]-[.E98]" office:value-type="float" office:value="3658016" calcext:value-type="float">
            <text:p>3658016</text:p>
          </table:table-cell>
          <table:table-cell table:formula="of:=[.F11]-[.F98]" office:value-type="float" office:value="47763810" calcext:value-type="float">
            <text:p>47763810</text:p>
          </table:table-cell>
          <table:table-cell table:formula="of:=[.G11]-[.G98]" office:value-type="float" office:value="673036470" calcext:value-type="float">
            <text:p>673036470</text:p>
          </table:table-cell>
          <table:table-cell table:formula="of:=[.H11]-[.H98]" office:value-type="float" office:value="9773665212" calcext:value-type="float">
            <text:p>97736652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TreeSet::remove() <text:s text:c="17"/></text:p>
          </table:table-cell>
          <table:table-cell table:formula="of:=[.B12]-[.B99]" office:value-type="float" office:value="253" calcext:value-type="float">
            <text:p>253</text:p>
          </table:table-cell>
          <table:table-cell table:formula="of:=[.C12]-[.C99]" office:value-type="float" office:value="6198" calcext:value-type="float">
            <text:p>6198</text:p>
          </table:table-cell>
          <table:table-cell table:formula="of:=[.D12]-[.D99]" office:value-type="float" office:value="162449" calcext:value-type="float">
            <text:p>162449</text:p>
          </table:table-cell>
          <table:table-cell table:formula="of:=[.E12]-[.E99]" office:value-type="float" office:value="2372398" calcext:value-type="float">
            <text:p>2372398</text:p>
          </table:table-cell>
          <table:table-cell table:formula="of:=[.F12]-[.F99]" office:value-type="float" office:value="29726389" calcext:value-type="float">
            <text:p>29726389</text:p>
          </table:table-cell>
          <table:table-cell table:formula="of:=[.G12]-[.G99]" office:value-type="float" office:value="364373117" calcext:value-type="float">
            <text:p>364373117</text:p>
          </table:table-cell>
          <table:table-cell table:formula="of:=[.H12]-[.H99]" office:value-type="float" office:value="4946623357" calcext:value-type="float">
            <text:p>4946623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layTree::remove_range() <text:s text:c="10"/></text:p>
          </table:table-cell>
          <table:table-cell table:formula="of:=[.B13]-[.B100]" office:value-type="float" office:value="607" calcext:value-type="float">
            <text:p>607</text:p>
          </table:table-cell>
          <table:table-cell table:formula="of:=[.C13]-[.C100]" office:value-type="float" office:value="5659" calcext:value-type="float">
            <text:p>5659</text:p>
          </table:table-cell>
          <table:table-cell table:formula="of:=[.D13]-[.D100]" office:value-type="float" office:value="116838" calcext:value-type="float">
            <text:p>116838</text:p>
          </table:table-cell>
          <table:table-cell table:formula="of:=[.E13]-[.E100]" office:value-type="float" office:value="1825513" calcext:value-type="float">
            <text:p>1825513</text:p>
          </table:table-cell>
          <table:table-cell table:formula="of:=[.F13]-[.F100]" office:value-type="float" office:value="24496585" calcext:value-type="float">
            <text:p>24496585</text:p>
          </table:table-cell>
          <table:table-cell table:formula="of:=[.G13]-[.G100]" office:value-type="float" office:value="376163090" calcext:value-type="float">
            <text:p>376163090</text:p>
          </table:table-cell>
          <table:table-cell table:formula="of:=[.H13]-[.H100]" office:value-type="float" office:value="6280857029" calcext:value-type="float">
            <text:p>6280857029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UnbalancedBST::remove_range()</text:p>
          </table:table-cell>
          <table:table-cell table:style-name="ce8" table:formula="of:=[.B14]-[.B101]" office:value-type="float" office:value="567" calcext:value-type="float">
            <text:p>567</text:p>
          </table:table-cell>
          <table:table-cell table:style-name="ce8" table:formula="of:=[.C14]-[.C101]" office:value-type="float" office:value="5384" calcext:value-type="float">
            <text:p>5384</text:p>
          </table:table-cell>
          <table:table-cell table:style-name="ce8" table:formula="of:=[.D14]-[.D101]" office:value-type="float" office:value="96467" calcext:value-type="float">
            <text:p>96467</text:p>
          </table:table-cell>
          <table:table-cell table:style-name="ce8" table:formula="of:=[.E14]-[.E101]" office:value-type="float" office:value="1328316" calcext:value-type="float">
            <text:p>1328316</text:p>
          </table:table-cell>
          <table:table-cell table:style-name="ce8" table:formula="of:=[.F14]-[.F101]" office:value-type="float" office:value="16796228" calcext:value-type="float">
            <text:p>16796228</text:p>
          </table:table-cell>
          <table:table-cell table:style-name="ce8" table:formula="of:=[.G14]-[.G101]" office:value-type="float" office:value="286451628" calcext:value-type="float">
            <text:p>286451628</text:p>
          </table:table-cell>
          <table:table-cell table:style-name="ce17" table:formula="of:=[.H14]-[.H101]" office:value-type="float" office:value="4620811404" calcext:value-type="float">
            <text:p>4620811404</text:p>
          </table:table-cell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ce12" office:value-type="string" calcext:value-type="string" table:number-columns-spanned="3" table:number-rows-spanned="1">
            <text:p>Teardown in bulks of 10 items – ratio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float" office:value="1000000" calcext:value-type="float">
            <text:p>1000000</text:p>
          </table:table-cell>
          <table:table-cell table:style-name="ce14" office:value-type="float" office:value="10000000" calcext:value-type="float">
            <text:p>10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_range() <text:s text:c="8"/></text:p>
          </table:table-cell>
          <table:table-cell table:style-name="ce9" table:formula="of:=[.B108]/[.B108]" office:value-type="float" office:value="1" calcext:value-type="float">
            <text:p>1.00</text:p>
          </table:table-cell>
          <table:table-cell table:style-name="ce9" table:formula="of:=[.C108]/[.C108]" office:value-type="float" office:value="1" calcext:value-type="float">
            <text:p>1.00</text:p>
          </table:table-cell>
          <table:table-cell table:style-name="ce9" table:formula="of:=[.D108]/[.D108]" office:value-type="float" office:value="1" calcext:value-type="float">
            <text:p>1.00</text:p>
          </table:table-cell>
          <table:table-cell table:style-name="ce9" table:formula="of:=[.E108]/[.E108]" office:value-type="float" office:value="1" calcext:value-type="float">
            <text:p>1.00</text:p>
          </table:table-cell>
          <table:table-cell table:style-name="ce9" table:formula="of:=[.F108]/[.F108]" office:value-type="float" office:value="1" calcext:value-type="float">
            <text:p>1.00</text:p>
          </table:table-cell>
          <table:table-cell table:style-name="ce9" table:formula="of:=[.G108]/[.G108]" office:value-type="float" office:value="1" calcext:value-type="float">
            <text:p>1.00</text:p>
          </table:table-cell>
          <table:table-cell table:style-name="ce18" table:formula="of:=[.H108]/[.H108]" office:value-type="float" office:value="1" calcext:value-type="float">
            <text:p>1.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Map::delete_range() <text:s text:c="8"/></text:p>
          </table:table-cell>
          <table:table-cell table:style-name="ce10" table:formula="of:=[.B109]/[.B108]" office:value-type="float" office:value="1.06474820143885" calcext:value-type="float">
            <text:p>1.06</text:p>
          </table:table-cell>
          <table:table-cell table:style-name="ce10" table:formula="of:=[.C109]/[.C108]" office:value-type="float" office:value="1.02668034889687" calcext:value-type="float">
            <text:p>1.03</text:p>
          </table:table-cell>
          <table:table-cell table:style-name="ce10" table:formula="of:=[.D109]/[.D108]" office:value-type="float" office:value="1.16451043108798" calcext:value-type="float">
            <text:p>1.16</text:p>
          </table:table-cell>
          <table:table-cell table:style-name="ce10" table:formula="of:=[.E109]/[.E108]" office:value-type="float" office:value="1.06317497729951" calcext:value-type="float">
            <text:p>1.06</text:p>
          </table:table-cell>
          <table:table-cell table:style-name="ce10" table:formula="of:=[.F109]/[.F108]" office:value-type="float" office:value="1.07441972255751" calcext:value-type="float">
            <text:p>1.07</text:p>
          </table:table-cell>
          <table:table-cell table:style-name="ce10" table:formula="of:=[.G109]/[.G108]" office:value-type="float" office:value="1.26407376672104" calcext:value-type="float">
            <text:p>1.26</text:p>
          </table:table-cell>
          <table:table-cell table:style-name="ce19" table:formula="of:=[.H109]/[.H108]" office:value-type="float" office:value="1.12699497045272" calcext:value-type="float">
            <text:p>1.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filter_range() <text:s text:c="8"/></text:p>
          </table:table-cell>
          <table:table-cell table:style-name="ce10" table:formula="of:=[.B110]/[.B108]" office:value-type="float" office:value="1.67625899280576" calcext:value-type="float">
            <text:p>1.68</text:p>
          </table:table-cell>
          <table:table-cell table:style-name="ce10" table:formula="of:=[.C110]/[.C108]" office:value-type="float" office:value="1.64186762442278" calcext:value-type="float">
            <text:p>1.64</text:p>
          </table:table-cell>
          <table:table-cell table:style-name="ce10" table:formula="of:=[.D110]/[.D108]" office:value-type="float" office:value="1.85367833102592" calcext:value-type="float">
            <text:p>1.85</text:p>
          </table:table-cell>
          <table:table-cell table:style-name="ce10" table:formula="of:=[.E110]/[.E108]" office:value-type="float" office:value="1.31380418040258" calcext:value-type="float">
            <text:p>1.31</text:p>
          </table:table-cell>
          <table:table-cell table:style-name="ce10" table:formula="of:=[.F110]/[.F108]" office:value-type="float" office:value="1.20267193830119" calcext:value-type="float">
            <text:p>1.20</text:p>
          </table:table-cell>
          <table:table-cell table:style-name="ce10" table:formula="of:=[.G110]/[.G108]" office:value-type="float" office:value="1.21314916394" calcext:value-type="float">
            <text:p>1.21</text:p>
          </table:table-cell>
          <table:table-cell table:style-name="ce19" table:formula="of:=[.H110]/[.H108]" office:value-type="float" office:value="1.11882355855114" calcext:value-type="float">
            <text:p>1.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() <text:s text:c="14"/></text:p>
          </table:table-cell>
          <table:table-cell table:style-name="ce10" table:formula="of:=[.B111]/[.B108]" office:value-type="float" office:value="1.2158273381295" calcext:value-type="float">
            <text:p>1.22</text:p>
          </table:table-cell>
          <table:table-cell table:style-name="ce10" table:formula="of:=[.C111]/[.C108]" office:value-type="float" office:value="1.81221139045664" calcext:value-type="float">
            <text:p>1.81</text:p>
          </table:table-cell>
          <table:table-cell table:style-name="ce10" table:formula="of:=[.D111]/[.D108]" office:value-type="float" office:value="2.84403494533823" calcext:value-type="float">
            <text:p>2.84</text:p>
          </table:table-cell>
          <table:table-cell table:style-name="ce10" table:formula="of:=[.E111]/[.E108]" office:value-type="float" office:value="2.12748278363317" calcext:value-type="float">
            <text:p>2.13</text:p>
          </table:table-cell>
          <table:table-cell table:style-name="ce10" table:formula="of:=[.F111]/[.F108]" office:value-type="float" office:value="2.30803406151311" calcext:value-type="float">
            <text:p>2.31</text:p>
          </table:table-cell>
          <table:table-cell table:style-name="ce10" table:formula="of:=[.G111]/[.G108]" office:value-type="float" office:value="2.61861272771858" calcext:value-type="float">
            <text:p>2.62</text:p>
          </table:table-cell>
          <table:table-cell table:style-name="ce19" table:formula="of:=[.H111]/[.H108]" office:value-type="float" office:value="2.77570933104879" calcext:value-type="float">
            <text:p>2.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delete_overlap()</text:p>
          </table:table-cell>
          <table:table-cell table:style-name="ce10" table:formula="of:=[.B112]/[.B108]" office:value-type="float" office:value="1.58992805755396" calcext:value-type="float">
            <text:p>1.59</text:p>
          </table:table-cell>
          <table:table-cell table:style-name="ce10" table:formula="of:=[.C112]/[.C108]" office:value-type="float" office:value="2.76962544894818" calcext:value-type="float">
            <text:p>2.77</text:p>
          </table:table-cell>
          <table:table-cell table:style-name="ce10" table:formula="of:=[.D112]/[.D108]" office:value-type="float" office:value="3.75977466940373" calcext:value-type="float">
            <text:p>3.76</text:p>
          </table:table-cell>
          <table:table-cell table:style-name="ce10" table:formula="of:=[.E112]/[.E108]" office:value-type="float" office:value="2.35271027151014" calcext:value-type="float">
            <text:p>2.35</text:p>
          </table:table-cell>
          <table:table-cell table:style-name="ce10" table:formula="of:=[.F112]/[.F108]" office:value-type="float" office:value="2.45134384369384" calcext:value-type="float">
            <text:p>2.45</text:p>
          </table:table-cell>
          <table:table-cell table:style-name="ce10" table:formula="of:=[.G112]/[.G108]" office:value-type="float" office:value="2.86125380022019" calcext:value-type="float">
            <text:p>2.86</text:p>
          </table:table-cell>
          <table:table-cell table:style-name="ce19" table:formula="of:=[.H112]/[.H108]" office:value-type="float" office:value="2.41238915946526" calcext:value-type="float">
            <text:p>2.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Map::delete_overlap()</text:p>
          </table:table-cell>
          <table:table-cell table:style-name="ce10" table:formula="of:=[.B113]/[.B108]" office:value-type="float" office:value="1.76978417266187" calcext:value-type="float">
            <text:p>1.77</text:p>
          </table:table-cell>
          <table:table-cell table:style-name="ce10" table:formula="of:=[.C113]/[.C108]" office:value-type="float" office:value="2.84197024114931" calcext:value-type="float">
            <text:p>2.84</text:p>
          </table:table-cell>
          <table:table-cell table:style-name="ce10" table:formula="of:=[.D113]/[.D108]" office:value-type="float" office:value="3.90060629207046" calcext:value-type="float">
            <text:p>3.90</text:p>
          </table:table-cell>
          <table:table-cell table:style-name="ce10" table:formula="of:=[.E113]/[.E108]" office:value-type="float" office:value="2.43346605288994" calcext:value-type="float">
            <text:p>2.43</text:p>
          </table:table-cell>
          <table:table-cell table:style-name="ce10" table:formula="of:=[.F113]/[.F108]" office:value-type="float" office:value="2.55060157984493" calcext:value-type="float">
            <text:p>2.55</text:p>
          </table:table-cell>
          <table:table-cell table:style-name="ce10" table:formula="of:=[.G113]/[.G108]" office:value-type="float" office:value="3.03503415726781" calcext:value-type="float">
            <text:p>3.04</text:p>
          </table:table-cell>
          <table:table-cell table:style-name="ce19" table:formula="of:=[.H113]/[.H108]" office:value-type="float" office:value="2.58216658922616" calcext:value-type="float">
            <text:p>2.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filter_overlap()</text:p>
          </table:table-cell>
          <table:table-cell table:style-name="ce10" table:formula="of:=[.B114]/[.B108]" office:value-type="float" office:value="2.53956834532374" calcext:value-type="float">
            <text:p>2.54</text:p>
          </table:table-cell>
          <table:table-cell table:style-name="ce10" table:formula="of:=[.C114]/[.C108]" office:value-type="float" office:value="3.16675218060544" calcext:value-type="float">
            <text:p>3.17</text:p>
          </table:table-cell>
          <table:table-cell table:style-name="ce10" table:formula="of:=[.D114]/[.D108]" office:value-type="float" office:value="4.42048980760968" calcext:value-type="float">
            <text:p>4.42</text:p>
          </table:table-cell>
          <table:table-cell table:style-name="ce10" table:formula="of:=[.E114]/[.E108]" office:value-type="float" office:value="2.53177804981286" calcext:value-type="float">
            <text:p>2.53</text:p>
          </table:table-cell>
          <table:table-cell table:style-name="ce10" table:formula="of:=[.F114]/[.F108]" office:value-type="float" office:value="2.60450708885188" calcext:value-type="float">
            <text:p>2.60</text:p>
          </table:table-cell>
          <table:table-cell table:style-name="ce10" table:formula="of:=[.G114]/[.G108]" office:value-type="float" office:value="3.04454716293823" calcext:value-type="float">
            <text:p>3.04</text:p>
          </table:table-cell>
          <table:table-cell table:style-name="ce19" table:formula="of:=[.H114]/[.H108]" office:value-type="float" office:value="2.57148836714857" calcext:value-type="float">
            <text:p>2.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eap::remove_range() <text:s text:c="14"/></text:p>
          </table:table-cell>
          <table:table-cell table:style-name="ce10" table:formula="of:=[.B115]/[.B108]" office:value-type="float" office:value="6.74820143884892" calcext:value-type="float">
            <text:p>6.75</text:p>
          </table:table-cell>
          <table:table-cell table:style-name="ce10" table:formula="of:=[.C115]/[.C108]" office:value-type="float" office:value="7.08414571575167" calcext:value-type="float">
            <text:p>7.08</text:p>
          </table:table-cell>
          <table:table-cell table:style-name="ce10" table:formula="of:=[.D115]/[.D108]" office:value-type="float" office:value="13.1527187664105" calcext:value-type="float">
            <text:p>13.15</text:p>
          </table:table-cell>
          <table:table-cell table:style-name="ce10" table:formula="of:=[.E115]/[.E108]" office:value-type="float" office:value="6.42466160025713" calcext:value-type="float">
            <text:p>6.42</text:p>
          </table:table-cell>
          <table:table-cell table:style-name="ce10" table:formula="of:=[.F115]/[.F108]" office:value-type="float" office:value="7.01713036365111" calcext:value-type="float">
            <text:p>7.02</text:p>
          </table:table-cell>
          <table:table-cell table:style-name="ce10" table:formula="of:=[.G115]/[.G108]" office:value-type="float" office:value="7.77625120149858" calcext:value-type="float">
            <text:p>7.78</text:p>
          </table:table-cell>
          <table:table-cell table:style-name="ce19" table:formula="of:=[.H115]/[.H108]" office:value-type="float" office:value="6.75216866651143" calcext:value-type="float">
            <text:p>6.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TreeSet::remove() <text:s text:c="17"/></text:p>
          </table:table-cell>
          <table:table-cell table:style-name="ce10" table:formula="of:=[.B116]/[.B108]" office:value-type="float" office:value="1.82014388489209" calcext:value-type="float">
            <text:p>1.82</text:p>
          </table:table-cell>
          <table:table-cell table:style-name="ce10" table:formula="of:=[.C116]/[.C108]" office:value-type="float" office:value="3.18009235505387" calcext:value-type="float">
            <text:p>3.18</text:p>
          </table:table-cell>
          <table:table-cell table:style-name="ce10" table:formula="of:=[.D116]/[.D108]" office:value-type="float" office:value="7.75523941375853" calcext:value-type="float">
            <text:p>7.76</text:p>
          </table:table-cell>
          <table:table-cell table:style-name="ce10" table:formula="of:=[.E116]/[.E108]" office:value-type="float" office:value="4.16669974410358" calcext:value-type="float">
            <text:p>4.17</text:p>
          </table:table-cell>
          <table:table-cell table:style-name="ce10" table:formula="of:=[.F116]/[.F108]" office:value-type="float" office:value="4.36719656270311" calcext:value-type="float">
            <text:p>4.37</text:p>
          </table:table-cell>
          <table:table-cell table:style-name="ce10" table:formula="of:=[.G116]/[.G108]" office:value-type="float" office:value="4.20996040357966" calcext:value-type="float">
            <text:p>4.21</text:p>
          </table:table-cell>
          <table:table-cell table:style-name="ce19" table:formula="of:=[.H116]/[.H108]" office:value-type="float" office:value="3.41739096968048" calcext:value-type="float">
            <text:p>3.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layTree::remove_range() <text:s text:c="10"/></text:p>
          </table:table-cell>
          <table:table-cell table:style-name="ce10" table:formula="of:=[.B117]/[.B108]" office:value-type="float" office:value="4.36690647482014" calcext:value-type="float">
            <text:p>4.37</text:p>
          </table:table-cell>
          <table:table-cell table:style-name="ce10" table:formula="of:=[.C117]/[.C108]" office:value-type="float" office:value="2.90354027706516" calcext:value-type="float">
            <text:p>2.90</text:p>
          </table:table-cell>
          <table:table-cell table:style-name="ce10" table:formula="of:=[.D117]/[.D108]" office:value-type="float" office:value="5.57779156919845" calcext:value-type="float">
            <text:p>5.58</text:p>
          </table:table-cell>
          <table:table-cell table:style-name="ce10" table:formula="of:=[.E117]/[.E108]" office:value-type="float" office:value="3.20619244745517" calcext:value-type="float">
            <text:p>3.21</text:p>
          </table:table-cell>
          <table:table-cell table:style-name="ce10" table:formula="of:=[.F117]/[.F108]" office:value-type="float" office:value="3.59886973860042" calcext:value-type="float">
            <text:p>3.60</text:p>
          </table:table-cell>
          <table:table-cell table:style-name="ce10" table:formula="of:=[.G117]/[.G108]" office:value-type="float" office:value="4.34618153838219" calcext:value-type="float">
            <text:p>4.35</text:p>
          </table:table-cell>
          <table:table-cell table:style-name="ce19" table:formula="of:=[.H117]/[.H108]" office:value-type="float" office:value="4.33915067788306" calcext:value-type="float">
            <text:p>4.34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UnbalancedBST::remove_range()</text:p>
          </table:table-cell>
          <table:table-cell table:style-name="ce11" table:formula="of:=[.B118]/[.B109]" office:value-type="float" office:value="3.83108108108108" calcext:value-type="float">
            <text:p>3.83</text:p>
          </table:table-cell>
          <table:table-cell table:style-name="ce11" table:formula="of:=[.C118]/[.C109]" office:value-type="float" office:value="2.69065467266367" calcext:value-type="float">
            <text:p>2.69</text:p>
          </table:table-cell>
          <table:table-cell table:style-name="ce11" table:formula="of:=[.D118]/[.D109]" office:value-type="float" office:value="3.95470011888657" calcext:value-type="float">
            <text:p>3.95</text:p>
          </table:table-cell>
          <table:table-cell table:style-name="ce11" table:formula="of:=[.E118]/[.E109]" office:value-type="float" office:value="2.19432683396631" calcext:value-type="float">
            <text:p>2.19</text:p>
          </table:table-cell>
          <table:table-cell table:style-name="ce11" table:formula="of:=[.F118]/[.F109]" office:value-type="float" office:value="2.29666880888245" calcext:value-type="float">
            <text:p>2.30</text:p>
          </table:table-cell>
          <table:table-cell table:style-name="ce11" table:formula="of:=[.G118]/[.G109]" office:value-type="float" office:value="2.61824666893187" calcext:value-type="float">
            <text:p>2.62</text:p>
          </table:table-cell>
          <table:table-cell table:style-name="ce20" table:formula="of:=[.H118]/[.H109]" office:value-type="float" office:value="2.83257937885818" calcext:value-type="float">
            <text:p>2.83</text:p>
          </table:table-cell>
          <table:table-cell table:number-columns-repeated="9"/>
        </table:table-row>
        <table:table-row table:style-name="ro1" table:number-rows-repeated="2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ce12" office:value-type="string" calcext:value-type="string" table:number-columns-spanned="3" table:number-rows-spanned="1">
            <text:p>Teardown in bulks of 100 items (cycles)</text:p>
          </table:table-cell>
          <table:covered-table-cell table:number-columns-repeated="2" table:style-name="ce13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method\N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float" office:value="1000000" calcext:value-type="float">
            <text:p>1000000</text:p>
          </table:table-cell>
          <table:table-cell table:style-name="ce14" office:value-type="float" office:value="10000000" calcext:value-type="float">
            <text:p>10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_range() <text:s text:c="8"/></text:p>
          </table:table-cell>
          <table:table-cell table:style-name="ce6"/>
          <table:table-cell table:style-name="ce6" table:formula="of:=[.C32]-[.C91]" office:value-type="float" office:value="852" calcext:value-type="float">
            <text:p>852</text:p>
          </table:table-cell>
          <table:table-cell table:style-name="ce6" table:formula="of:=[.D32]-[.D91]" office:value-type="float" office:value="8818" calcext:value-type="float">
            <text:p>8818</text:p>
          </table:table-cell>
          <table:table-cell table:style-name="ce6" table:formula="of:=[.E32]-[.E91]" office:value-type="float" office:value="98865" calcext:value-type="float">
            <text:p>98865</text:p>
          </table:table-cell>
          <table:table-cell table:style-name="ce6" table:formula="of:=[.F32]-[.F91]" office:value-type="float" office:value="1531342" calcext:value-type="float">
            <text:p>1531342</text:p>
          </table:table-cell>
          <table:table-cell table:style-name="ce6" table:formula="of:=[.G32]-[.G91]" office:value-type="float" office:value="18404778" calcext:value-type="float">
            <text:p>18404778</text:p>
          </table:table-cell>
          <table:table-cell table:style-name="ce15" table:formula="of:=[.H32]-[.H91]" office:value-type="float" office:value="269965195" calcext:value-type="float">
            <text:p>2699651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Map::delete_range() <text:s text:c="8"/></text:p>
          </table:table-cell>
          <table:table-cell/>
          <table:table-cell table:formula="of:=[.C33]-[.C92]" office:value-type="float" office:value="881" calcext:value-type="float">
            <text:p>881</text:p>
          </table:table-cell>
          <table:table-cell table:formula="of:=[.D33]-[.D92]" office:value-type="float" office:value="9928" calcext:value-type="float">
            <text:p>9928</text:p>
          </table:table-cell>
          <table:table-cell table:formula="of:=[.E33]-[.E92]" office:value-type="float" office:value="104673" calcext:value-type="float">
            <text:p>104673</text:p>
          </table:table-cell>
          <table:table-cell table:formula="of:=[.F33]-[.F92]" office:value-type="float" office:value="1661509" calcext:value-type="float">
            <text:p>1661509</text:p>
          </table:table-cell>
          <table:table-cell table:formula="of:=[.G33]-[.G92]" office:value-type="float" office:value="23081761" calcext:value-type="float">
            <text:p>23081761</text:p>
          </table:table-cell>
          <table:table-cell table:formula="of:=[.H33]-[.H92]" office:value-type="float" office:value="314330915" calcext:value-type="float">
            <text:p>3143309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filter_range() <text:s text:c="8"/></text:p>
          </table:table-cell>
          <table:table-cell/>
          <table:table-cell table:formula="of:=[.C34]-[.C93]" office:value-type="float" office:value="2350" calcext:value-type="float">
            <text:p>2350</text:p>
          </table:table-cell>
          <table:table-cell table:formula="of:=[.D34]-[.D93]" office:value-type="float" office:value="25916" calcext:value-type="float">
            <text:p>25916</text:p>
          </table:table-cell>
          <table:table-cell table:formula="of:=[.E34]-[.E93]" office:value-type="float" office:value="272122" calcext:value-type="float">
            <text:p>272122</text:p>
          </table:table-cell>
          <table:table-cell table:formula="of:=[.F34]-[.F93]" office:value-type="float" office:value="3229008" calcext:value-type="float">
            <text:p>3229008</text:p>
          </table:table-cell>
          <table:table-cell table:formula="of:=[.G34]-[.G93]" office:value-type="float" office:value="35938266" calcext:value-type="float">
            <text:p>35938266</text:p>
          </table:table-cell>
          <table:table-cell table:formula="of:=[.H34]-[.H93]" office:value-type="float" office:value="446995845" calcext:value-type="float">
            <text:p>4469958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() <text:s text:c="14"/></text:p>
          </table:table-cell>
          <table:table-cell/>
          <table:table-cell table:formula="of:=[.C35]-[.C94]" office:value-type="float" office:value="3252" calcext:value-type="float">
            <text:p>3252</text:p>
          </table:table-cell>
          <table:table-cell table:formula="of:=[.D35]-[.D94]" office:value-type="float" office:value="49902" calcext:value-type="float">
            <text:p>49902</text:p>
          </table:table-cell>
          <table:table-cell table:formula="of:=[.E35]-[.E94]" office:value-type="float" office:value="1138228" calcext:value-type="float">
            <text:p>1138228</text:p>
          </table:table-cell>
          <table:table-cell table:formula="of:=[.F35]-[.F94]" office:value-type="float" office:value="13863481" calcext:value-type="float">
            <text:p>13863481</text:p>
          </table:table-cell>
          <table:table-cell table:formula="of:=[.G35]-[.G94]" office:value-type="float" office:value="170855140" calcext:value-type="float">
            <text:p>170855140</text:p>
          </table:table-cell>
          <table:table-cell table:formula="of:=[.H35]-[.H94]" office:value-type="float" office:value="2369297543" calcext:value-type="float">
            <text:p>23692975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delete_overlap()</text:p>
          </table:table-cell>
          <table:table-cell/>
          <table:table-cell table:formula="of:=[.C36]-[.C95]" office:value-type="float" office:value="1005" calcext:value-type="float">
            <text:p>1005</text:p>
          </table:table-cell>
          <table:table-cell table:formula="of:=[.D36]-[.D95]" office:value-type="float" office:value="17322" calcext:value-type="float">
            <text:p>17322</text:p>
          </table:table-cell>
          <table:table-cell table:formula="of:=[.E36]-[.E95]" office:value-type="float" office:value="220302" calcext:value-type="float">
            <text:p>220302</text:p>
          </table:table-cell>
          <table:table-cell table:formula="of:=[.F36]-[.F95]" office:value-type="float" office:value="2941525" calcext:value-type="float">
            <text:p>2941525</text:p>
          </table:table-cell>
          <table:table-cell table:formula="of:=[.G36]-[.G95]" office:value-type="float" office:value="41110153" calcext:value-type="float">
            <text:p>41110153</text:p>
          </table:table-cell>
          <table:table-cell table:formula="of:=[.H36]-[.H95]" office:value-type="float" office:value="539265899" calcext:value-type="float">
            <text:p>5392658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Map::delete_overlap()</text:p>
          </table:table-cell>
          <table:table-cell/>
          <table:table-cell table:formula="of:=[.C37]-[.C96]" office:value-type="float" office:value="1169" calcext:value-type="float">
            <text:p>1169</text:p>
          </table:table-cell>
          <table:table-cell table:formula="of:=[.D37]-[.D96]" office:value-type="float" office:value="19372" calcext:value-type="float">
            <text:p>19372</text:p>
          </table:table-cell>
          <table:table-cell table:formula="of:=[.E37]-[.E96]" office:value-type="float" office:value="243052" calcext:value-type="float">
            <text:p>243052</text:p>
          </table:table-cell>
          <table:table-cell table:formula="of:=[.F37]-[.F96]" office:value-type="float" office:value="3457862" calcext:value-type="float">
            <text:p>3457862</text:p>
          </table:table-cell>
          <table:table-cell table:formula="of:=[.G37]-[.G96]" office:value-type="float" office:value="44888053" calcext:value-type="float">
            <text:p>44888053</text:p>
          </table:table-cell>
          <table:table-cell table:formula="of:=[.H37]-[.H96]" office:value-type="float" office:value="583623546" calcext:value-type="float">
            <text:p>5836235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filter_overlap()</text:p>
          </table:table-cell>
          <table:table-cell/>
          <table:table-cell table:formula="of:=[.C38]-[.C97]" office:value-type="float" office:value="3254" calcext:value-type="float">
            <text:p>3254</text:p>
          </table:table-cell>
          <table:table-cell table:formula="of:=[.D38]-[.D97]" office:value-type="float" office:value="39345" calcext:value-type="float">
            <text:p>39345</text:p>
          </table:table-cell>
          <table:table-cell table:formula="of:=[.E38]-[.E97]" office:value-type="float" office:value="437178" calcext:value-type="float">
            <text:p>437178</text:p>
          </table:table-cell>
          <table:table-cell table:formula="of:=[.F38]-[.F97]" office:value-type="float" office:value="5037520" calcext:value-type="float">
            <text:p>5037520</text:p>
          </table:table-cell>
          <table:table-cell table:formula="of:=[.G38]-[.G97]" office:value-type="float" office:value="62300983" calcext:value-type="float">
            <text:p>62300983</text:p>
          </table:table-cell>
          <table:table-cell table:formula="of:=[.H38]-[.H97]" office:value-type="float" office:value="773275899" calcext:value-type="float">
            <text:p>7732758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eap::remove_range() <text:s text:c="14"/></text:p>
          </table:table-cell>
          <table:table-cell/>
          <table:table-cell table:formula="of:=[.C39]-[.C98]" office:value-type="float" office:value="4511" calcext:value-type="float">
            <text:p>4511</text:p>
          </table:table-cell>
          <table:table-cell table:formula="of:=[.D39]-[.D98]" office:value-type="float" office:value="108167" calcext:value-type="float">
            <text:p>108167</text:p>
          </table:table-cell>
          <table:table-cell table:formula="of:=[.E39]-[.E98]" office:value-type="float" office:value="1319989" calcext:value-type="float">
            <text:p>1319989</text:p>
          </table:table-cell>
          <table:table-cell table:formula="of:=[.F39]-[.F98]" office:value-type="float" office:value="16288345" calcext:value-type="float">
            <text:p>16288345</text:p>
          </table:table-cell>
          <table:table-cell table:formula="of:=[.G39]-[.G98]" office:value-type="float" office:value="205756572" calcext:value-type="float">
            <text:p>205756572</text:p>
          </table:table-cell>
          <table:table-cell table:formula="of:=[.H39]-[.H98]" office:value-type="float" office:value="2661413137" calcext:value-type="float">
            <text:p>26614131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TreeSet::remove() <text:s text:c="17"/></text:p>
          </table:table-cell>
          <table:table-cell/>
          <table:table-cell table:formula="of:=[.C40]-[.C99]" office:value-type="float" office:value="4941" calcext:value-type="float">
            <text:p>4941</text:p>
          </table:table-cell>
          <table:table-cell table:formula="of:=[.D40]-[.D99]" office:value-type="float" office:value="97017" calcext:value-type="float">
            <text:p>97017</text:p>
          </table:table-cell>
          <table:table-cell table:formula="of:=[.E40]-[.E99]" office:value-type="float" office:value="1675844" calcext:value-type="float">
            <text:p>1675844</text:p>
          </table:table-cell>
          <table:table-cell table:formula="of:=[.F40]-[.F99]" office:value-type="float" office:value="20145097" calcext:value-type="float">
            <text:p>20145097</text:p>
          </table:table-cell>
          <table:table-cell table:formula="of:=[.G40]-[.G99]" office:value-type="float" office:value="233562560" calcext:value-type="float">
            <text:p>233562560</text:p>
          </table:table-cell>
          <table:table-cell table:formula="of:=[.H40]-[.H99]" office:value-type="float" office:value="2758956775" calcext:value-type="float">
            <text:p>2758956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layTree::remove_range() <text:s text:c="10"/></text:p>
          </table:table-cell>
          <table:table-cell/>
          <table:table-cell table:formula="of:=[.C41]-[.C100]" office:value-type="float" office:value="3821" calcext:value-type="float">
            <text:p>3821</text:p>
          </table:table-cell>
          <table:table-cell table:formula="of:=[.D41]-[.D100]" office:value-type="float" office:value="75185" calcext:value-type="float">
            <text:p>75185</text:p>
          </table:table-cell>
          <table:table-cell table:formula="of:=[.E41]-[.E100]" office:value-type="float" office:value="1096840" calcext:value-type="float">
            <text:p>1096840</text:p>
          </table:table-cell>
          <table:table-cell table:formula="of:=[.F41]-[.F100]" office:value-type="float" office:value="12003573" calcext:value-type="float">
            <text:p>12003573</text:p>
          </table:table-cell>
          <table:table-cell table:formula="of:=[.G41]-[.G100]" office:value-type="float" office:value="147364114" calcext:value-type="float">
            <text:p>147364114</text:p>
          </table:table-cell>
          <table:table-cell table:formula="of:=[.H41]-[.H100]" office:value-type="float" office:value="2000024448" calcext:value-type="float">
            <text:p>2000024448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UnbalancedBST::remove_range()</text:p>
          </table:table-cell>
          <table:table-cell table:style-name="ce8"/>
          <table:table-cell table:style-name="ce8" table:formula="of:=[.C42]-[.C101]" office:value-type="float" office:value="4054" calcext:value-type="float">
            <text:p>4054</text:p>
          </table:table-cell>
          <table:table-cell table:style-name="ce8" table:formula="of:=[.D42]-[.D101]" office:value-type="float" office:value="72886" calcext:value-type="float">
            <text:p>72886</text:p>
          </table:table-cell>
          <table:table-cell table:style-name="ce8" table:formula="of:=[.E42]-[.E101]" office:value-type="float" office:value="862642" calcext:value-type="float">
            <text:p>862642</text:p>
          </table:table-cell>
          <table:table-cell table:style-name="ce8" table:formula="of:=[.F42]-[.F101]" office:value-type="float" office:value="9442056" calcext:value-type="float">
            <text:p>9442056</text:p>
          </table:table-cell>
          <table:table-cell table:style-name="ce8" table:formula="of:=[.G42]-[.G101]" office:value-type="float" office:value="133485582" calcext:value-type="float">
            <text:p>133485582</text:p>
          </table:table-cell>
          <table:table-cell table:style-name="ce17" table:formula="of:=[.H42]-[.H101]" office:value-type="float" office:value="1680053407" calcext:value-type="float">
            <text:p>1680053407</text:p>
          </table:table-cell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ce12" office:value-type="string" calcext:value-type="string" table:number-columns-spanned="3" table:number-rows-spanned="1">
            <text:p>Teardown in bulks of 100 items – ratio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float" office:value="1000000" calcext:value-type="float">
            <text:p>1000000</text:p>
          </table:table-cell>
          <table:table-cell table:style-name="ce14" office:value-type="float" office:value="10000000" calcext:value-type="float">
            <text:p>10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_range() <text:s text:c="8"/></text:p>
          </table:table-cell>
          <table:table-cell table:style-name="ce9"/>
          <table:table-cell table:style-name="ce9" table:formula="of:=[.C137]/[.C137]" office:value-type="float" office:value="1" calcext:value-type="float">
            <text:p>1.00</text:p>
          </table:table-cell>
          <table:table-cell table:style-name="ce9" table:formula="of:=[.D137]/[.D137]" office:value-type="float" office:value="1" calcext:value-type="float">
            <text:p>1.00</text:p>
          </table:table-cell>
          <table:table-cell table:style-name="ce9" table:formula="of:=[.E137]/[.E137]" office:value-type="float" office:value="1" calcext:value-type="float">
            <text:p>1.00</text:p>
          </table:table-cell>
          <table:table-cell table:style-name="ce9" table:formula="of:=[.F137]/[.F137]" office:value-type="float" office:value="1" calcext:value-type="float">
            <text:p>1.00</text:p>
          </table:table-cell>
          <table:table-cell table:style-name="ce9" table:formula="of:=[.G137]/[.G137]" office:value-type="float" office:value="1" calcext:value-type="float">
            <text:p>1.00</text:p>
          </table:table-cell>
          <table:table-cell table:style-name="ce18" table:formula="of:=[.H137]/[.H137]" office:value-type="float" office:value="1" calcext:value-type="float">
            <text:p>1.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Map::delete_range() <text:s text:c="8"/></text:p>
          </table:table-cell>
          <table:table-cell table:style-name="ce10"/>
          <table:table-cell table:style-name="ce10" table:formula="of:=[.C138]/[.C137]" office:value-type="float" office:value="1.03403755868545" calcext:value-type="float">
            <text:p>1.03</text:p>
          </table:table-cell>
          <table:table-cell table:style-name="ce10" table:formula="of:=[.D138]/[.D137]" office:value-type="float" office:value="1.1258788841007" calcext:value-type="float">
            <text:p>1.13</text:p>
          </table:table-cell>
          <table:table-cell table:style-name="ce10" table:formula="of:=[.E138]/[.E137]" office:value-type="float" office:value="1.05874677590654" calcext:value-type="float">
            <text:p>1.06</text:p>
          </table:table-cell>
          <table:table-cell table:style-name="ce10" table:formula="of:=[.F138]/[.F137]" office:value-type="float" office:value="1.08500191335443" calcext:value-type="float">
            <text:p>1.09</text:p>
          </table:table-cell>
          <table:table-cell table:style-name="ce10" table:formula="of:=[.G138]/[.G137]" office:value-type="float" office:value="1.25411787091374" calcext:value-type="float">
            <text:p>1.25</text:p>
          </table:table-cell>
          <table:table-cell table:style-name="ce19" table:formula="of:=[.H138]/[.H137]" office:value-type="float" office:value="1.16433866595285" calcext:value-type="float">
            <text:p>1.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filter_range() <text:s text:c="8"/></text:p>
          </table:table-cell>
          <table:table-cell table:style-name="ce10"/>
          <table:table-cell table:style-name="ce10" table:formula="of:=[.C139]/[.C137]" office:value-type="float" office:value="2.75821596244131" calcext:value-type="float">
            <text:p>2.76</text:p>
          </table:table-cell>
          <table:table-cell table:style-name="ce10" table:formula="of:=[.D139]/[.D137]" office:value-type="float" office:value="2.93898843275119" calcext:value-type="float">
            <text:p>2.94</text:p>
          </table:table-cell>
          <table:table-cell table:style-name="ce10" table:formula="of:=[.E139]/[.E137]" office:value-type="float" office:value="2.75246042583321" calcext:value-type="float">
            <text:p>2.75</text:p>
          </table:table-cell>
          <table:table-cell table:style-name="ce10" table:formula="of:=[.F139]/[.F137]" office:value-type="float" office:value="2.10861322944189" calcext:value-type="float">
            <text:p>2.11</text:p>
          </table:table-cell>
          <table:table-cell table:style-name="ce10" table:formula="of:=[.G139]/[.G137]" office:value-type="float" office:value="1.95265957568192" calcext:value-type="float">
            <text:p>1.95</text:p>
          </table:table-cell>
          <table:table-cell table:style-name="ce19" table:formula="of:=[.H139]/[.H137]" office:value-type="float" office:value="1.65575360557127" calcext:value-type="float">
            <text:p>1.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() <text:s text:c="14"/></text:p>
          </table:table-cell>
          <table:table-cell table:style-name="ce10"/>
          <table:table-cell table:style-name="ce10" table:formula="of:=[.C140]/[.C137]" office:value-type="float" office:value="3.8169014084507" calcext:value-type="float">
            <text:p>3.82</text:p>
          </table:table-cell>
          <table:table-cell table:style-name="ce10" table:formula="of:=[.D140]/[.D137]" office:value-type="float" office:value="5.65910637332729" calcext:value-type="float">
            <text:p>5.66</text:p>
          </table:table-cell>
          <table:table-cell table:style-name="ce10" table:formula="of:=[.E140]/[.E137]" office:value-type="float" office:value="11.5129520052597" calcext:value-type="float">
            <text:p>11.51</text:p>
          </table:table-cell>
          <table:table-cell table:style-name="ce10" table:formula="of:=[.F140]/[.F137]" office:value-type="float" office:value="9.05315794904078" calcext:value-type="float">
            <text:p>9.05</text:p>
          </table:table-cell>
          <table:table-cell table:style-name="ce10" table:formula="of:=[.G140]/[.G137]" office:value-type="float" office:value="9.28319483125523" calcext:value-type="float">
            <text:p>9.28</text:p>
          </table:table-cell>
          <table:table-cell table:style-name="ce19" table:formula="of:=[.H140]/[.H137]" office:value-type="float" office:value="8.77630741622082" calcext:value-type="float">
            <text:p>8.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delete_overlap()</text:p>
          </table:table-cell>
          <table:table-cell table:style-name="ce10"/>
          <table:table-cell table:style-name="ce10" table:formula="of:=[.C141]/[.C137]" office:value-type="float" office:value="1.17957746478873" calcext:value-type="float">
            <text:p>1.18</text:p>
          </table:table-cell>
          <table:table-cell table:style-name="ce10" table:formula="of:=[.D141]/[.D137]" office:value-type="float" office:value="1.96439101837151" calcext:value-type="float">
            <text:p>1.96</text:p>
          </table:table-cell>
          <table:table-cell table:style-name="ce10" table:formula="of:=[.E141]/[.E137]" office:value-type="float" office:value="2.22831133363678" calcext:value-type="float">
            <text:p>2.23</text:p>
          </table:table-cell>
          <table:table-cell table:style-name="ce10" table:formula="of:=[.F141]/[.F137]" office:value-type="float" office:value="1.92088050873025" calcext:value-type="float">
            <text:p>1.92</text:p>
          </table:table-cell>
          <table:table-cell table:style-name="ce10" table:formula="of:=[.G141]/[.G137]" office:value-type="float" office:value="2.23366742049266" calcext:value-type="float">
            <text:p>2.23</text:p>
          </table:table-cell>
          <table:table-cell table:style-name="ce19" table:formula="of:=[.H141]/[.H137]" office:value-type="float" office:value="1.99753860493017" calcext:value-type="float">
            <text:p>2.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Map::delete_overlap()</text:p>
          </table:table-cell>
          <table:table-cell table:style-name="ce10"/>
          <table:table-cell table:style-name="ce10" table:formula="of:=[.C142]/[.C137]" office:value-type="float" office:value="1.37206572769953" calcext:value-type="float">
            <text:p>1.37</text:p>
          </table:table-cell>
          <table:table-cell table:style-name="ce10" table:formula="of:=[.D142]/[.D137]" office:value-type="float" office:value="2.1968700385575" calcext:value-type="float">
            <text:p>2.20</text:p>
          </table:table-cell>
          <table:table-cell table:style-name="ce10" table:formula="of:=[.E142]/[.E137]" office:value-type="float" office:value="2.45842310221008" calcext:value-type="float">
            <text:p>2.46</text:p>
          </table:table-cell>
          <table:table-cell table:style-name="ce10" table:formula="of:=[.F142]/[.F137]" office:value-type="float" office:value="2.25805992390988" calcext:value-type="float">
            <text:p>2.26</text:p>
          </table:table-cell>
          <table:table-cell table:style-name="ce10" table:formula="of:=[.G142]/[.G137]" office:value-type="float" office:value="2.43893477009068" calcext:value-type="float">
            <text:p>2.44</text:p>
          </table:table-cell>
          <table:table-cell table:style-name="ce19" table:formula="of:=[.H142]/[.H137]" office:value-type="float" office:value="2.16184736702818" calcext:value-type="float">
            <text:p>2.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filter_overlap()</text:p>
          </table:table-cell>
          <table:table-cell table:style-name="ce10"/>
          <table:table-cell table:style-name="ce10" table:formula="of:=[.C143]/[.C137]" office:value-type="float" office:value="3.81924882629108" calcext:value-type="float">
            <text:p>3.82</text:p>
          </table:table-cell>
          <table:table-cell table:style-name="ce10" table:formula="of:=[.D143]/[.D137]" office:value-type="float" office:value="4.46189612156952" calcext:value-type="float">
            <text:p>4.46</text:p>
          </table:table-cell>
          <table:table-cell table:style-name="ce10" table:formula="of:=[.E143]/[.E137]" office:value-type="float" office:value="4.42196935214687" calcext:value-type="float">
            <text:p>4.42</text:p>
          </table:table-cell>
          <table:table-cell table:style-name="ce10" table:formula="of:=[.F143]/[.F137]" office:value-type="float" office:value="3.28961133437207" calcext:value-type="float">
            <text:p>3.29</text:p>
          </table:table-cell>
          <table:table-cell table:style-name="ce10" table:formula="of:=[.G143]/[.G137]" office:value-type="float" office:value="3.38504398151393" calcext:value-type="float">
            <text:p>3.39</text:p>
          </table:table-cell>
          <table:table-cell table:style-name="ce19" table:formula="of:=[.H143]/[.H137]" office:value-type="float" office:value="2.86435404756528" calcext:value-type="float">
            <text:p>2.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eap::remove_range() <text:s text:c="14"/></text:p>
          </table:table-cell>
          <table:table-cell table:style-name="ce10"/>
          <table:table-cell table:style-name="ce10" table:formula="of:=[.C144]/[.C137]" office:value-type="float" office:value="5.29460093896714" calcext:value-type="float">
            <text:p>5.29</text:p>
          </table:table-cell>
          <table:table-cell table:style-name="ce10" table:formula="of:=[.D144]/[.D137]" office:value-type="float" office:value="12.2666137446133" calcext:value-type="float">
            <text:p>12.27</text:p>
          </table:table-cell>
          <table:table-cell table:style-name="ce10" table:formula="of:=[.E144]/[.E137]" office:value-type="float" office:value="13.3514287159258" calcext:value-type="float">
            <text:p>13.35</text:p>
          </table:table-cell>
          <table:table-cell table:style-name="ce10" table:formula="of:=[.F144]/[.F137]" office:value-type="float" office:value="10.6366474634667" calcext:value-type="float">
            <text:p>10.64</text:p>
          </table:table-cell>
          <table:table-cell table:style-name="ce10" table:formula="of:=[.G144]/[.G137]" office:value-type="float" office:value="11.1795193617657" calcext:value-type="float">
            <text:p>11.18</text:p>
          </table:table-cell>
          <table:table-cell table:style-name="ce19" table:formula="of:=[.H144]/[.H137]" office:value-type="float" office:value="9.85835650777131" calcext:value-type="float">
            <text:p>9.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TreeSet::remove() <text:s text:c="17"/></text:p>
          </table:table-cell>
          <table:table-cell table:style-name="ce10"/>
          <table:table-cell table:style-name="ce10" table:formula="of:=[.C145]/[.C137]" office:value-type="float" office:value="5.79929577464789" calcext:value-type="float">
            <text:p>5.80</text:p>
          </table:table-cell>
          <table:table-cell table:style-name="ce10" table:formula="of:=[.D145]/[.D137]" office:value-type="float" office:value="11.0021546836017" calcext:value-type="float">
            <text:p>11.00</text:p>
          </table:table-cell>
          <table:table-cell table:style-name="ce10" table:formula="of:=[.E145]/[.E137]" office:value-type="float" office:value="16.9508319425479" calcext:value-type="float">
            <text:p>16.95</text:p>
          </table:table-cell>
          <table:table-cell table:style-name="ce10" table:formula="of:=[.F145]/[.F137]" office:value-type="float" office:value="13.1551913289128" calcext:value-type="float">
            <text:p>13.16</text:p>
          </table:table-cell>
          <table:table-cell table:style-name="ce10" table:formula="of:=[.G145]/[.G137]" office:value-type="float" office:value="12.690322045721" calcext:value-type="float">
            <text:p>12.69</text:p>
          </table:table-cell>
          <table:table-cell table:style-name="ce19" table:formula="of:=[.H145]/[.H137]" office:value-type="float" office:value="10.2196758178401" calcext:value-type="float">
            <text:p>10.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layTree::remove_range() <text:s text:c="10"/></text:p>
          </table:table-cell>
          <table:table-cell table:style-name="ce10"/>
          <table:table-cell table:style-name="ce10" table:formula="of:=[.C146]/[.C137]" office:value-type="float" office:value="4.48474178403756" calcext:value-type="float">
            <text:p>4.48</text:p>
          </table:table-cell>
          <table:table-cell table:style-name="ce10" table:formula="of:=[.D146]/[.D137]" office:value-type="float" office:value="8.52630982082105" calcext:value-type="float">
            <text:p>8.53</text:p>
          </table:table-cell>
          <table:table-cell table:style-name="ce10" table:formula="of:=[.E146]/[.E137]" office:value-type="float" office:value="11.0943205381075" calcext:value-type="float">
            <text:p>11.09</text:p>
          </table:table-cell>
          <table:table-cell table:style-name="ce10" table:formula="of:=[.F146]/[.F137]" office:value-type="float" office:value="7.83859712591962" calcext:value-type="float">
            <text:p>7.84</text:p>
          </table:table-cell>
          <table:table-cell table:style-name="ce10" table:formula="of:=[.G146]/[.G137]" office:value-type="float" office:value="8.00684007163792" calcext:value-type="float">
            <text:p>8.01</text:p>
          </table:table-cell>
          <table:table-cell table:style-name="ce19" table:formula="of:=[.H146]/[.H137]" office:value-type="float" office:value="7.40845296001953" calcext:value-type="float">
            <text:p>7.41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UnbalancedBST::remove_range()</text:p>
          </table:table-cell>
          <table:table-cell table:style-name="ce11"/>
          <table:table-cell table:style-name="ce11" table:formula="of:=[.C147]/[.C138]" office:value-type="float" office:value="4.60158910329171" calcext:value-type="float">
            <text:p>4.60</text:p>
          </table:table-cell>
          <table:table-cell table:style-name="ce11" table:formula="of:=[.D147]/[.D138]" office:value-type="float" office:value="7.3414585012087" calcext:value-type="float">
            <text:p>7.34</text:p>
          </table:table-cell>
          <table:table-cell table:style-name="ce11" table:formula="of:=[.E147]/[.E138]" office:value-type="float" office:value="8.24130387014798" calcext:value-type="float">
            <text:p>8.24</text:p>
          </table:table-cell>
          <table:table-cell table:style-name="ce11" table:formula="of:=[.F147]/[.F138]" office:value-type="float" office:value="5.68281965370034" calcext:value-type="float">
            <text:p>5.68</text:p>
          </table:table-cell>
          <table:table-cell table:style-name="ce11" table:formula="of:=[.G147]/[.G138]" office:value-type="float" office:value="5.78316281846953" calcext:value-type="float">
            <text:p>5.78</text:p>
          </table:table-cell>
          <table:table-cell table:style-name="ce20" table:formula="of:=[.H147]/[.H138]" office:value-type="float" office:value="5.34485577723082" calcext:value-type="float">
            <text:p>5.34</text:p>
          </table:table-cell>
          <table:table-cell table:number-columns-repeated="9"/>
        </table:table-row>
        <table:table-row table:style-name="ro1" table:number-rows-repeated="2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ce12" office:value-type="string" calcext:value-type="string" table:number-columns-spanned="3" table:number-rows-spanned="1">
            <text:p>Teardown in bulks of 1000 items (cycles)</text:p>
          </table:table-cell>
          <table:covered-table-cell table:number-columns-repeated="2" table:style-name="ce13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method\N</text:p>
          </table:table-cell>
          <table:table-cell table:style-name="ce5" table:number-columns-repeated="2"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float" office:value="1000000" calcext:value-type="float">
            <text:p>1000000</text:p>
          </table:table-cell>
          <table:table-cell table:style-name="ce14" office:value-type="float" office:value="10000000" calcext:value-type="float">
            <text:p>10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_range() <text:s text:c="8"/></text:p>
          </table:table-cell>
          <table:table-cell table:style-name="ce6" table:number-columns-repeated="2"/>
          <table:table-cell table:style-name="ce6" table:formula="of:=[.D60]-[.D91]" office:value-type="float" office:value="7390" calcext:value-type="float">
            <text:p>7390</text:p>
          </table:table-cell>
          <table:table-cell table:style-name="ce6" table:formula="of:=[.E60]-[.E91]" office:value-type="float" office:value="83677" calcext:value-type="float">
            <text:p>83677</text:p>
          </table:table-cell>
          <table:table-cell table:style-name="ce6" table:formula="of:=[.F60]-[.F91]" office:value-type="float" office:value="804980" calcext:value-type="float">
            <text:p>804980</text:p>
          </table:table-cell>
          <table:table-cell table:style-name="ce6" table:formula="of:=[.G60]-[.G91]" office:value-type="float" office:value="9013738" calcext:value-type="float">
            <text:p>9013738</text:p>
          </table:table-cell>
          <table:table-cell table:style-name="ce15" table:formula="of:=[.H60]-[.H91]" office:value-type="float" office:value="108473241" calcext:value-type="float">
            <text:p>1084732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Map::delete_range() <text:s text:c="8"/></text:p>
          </table:table-cell>
          <table:table-cell table:number-columns-repeated="2"/>
          <table:table-cell table:formula="of:=[.D61]-[.D92]" office:value-type="float" office:value="8830" calcext:value-type="float">
            <text:p>8830</text:p>
          </table:table-cell>
          <table:table-cell table:formula="of:=[.E61]-[.E92]" office:value-type="float" office:value="83757" calcext:value-type="float">
            <text:p>83757</text:p>
          </table:table-cell>
          <table:table-cell table:formula="of:=[.F61]-[.F92]" office:value-type="float" office:value="876848" calcext:value-type="float">
            <text:p>876848</text:p>
          </table:table-cell>
          <table:table-cell table:formula="of:=[.G61]-[.G92]" office:value-type="float" office:value="10458761" calcext:value-type="float">
            <text:p>10458761</text:p>
          </table:table-cell>
          <table:table-cell table:formula="of:=[.H61]-[.H92]" office:value-type="float" office:value="122756956" calcext:value-type="float">
            <text:p>1227569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filter_range() <text:s text:c="8"/></text:p>
          </table:table-cell>
          <table:table-cell table:number-columns-repeated="2"/>
          <table:table-cell table:formula="of:=[.D62]-[.D93]" office:value-type="float" office:value="23925" calcext:value-type="float">
            <text:p>23925</text:p>
          </table:table-cell>
          <table:table-cell table:formula="of:=[.E62]-[.E93]" office:value-type="float" office:value="246000" calcext:value-type="float">
            <text:p>246000</text:p>
          </table:table-cell>
          <table:table-cell table:formula="of:=[.F62]-[.F93]" office:value-type="float" office:value="2495605" calcext:value-type="float">
            <text:p>2495605</text:p>
          </table:table-cell>
          <table:table-cell table:formula="of:=[.G62]-[.G93]" office:value-type="float" office:value="25999634" calcext:value-type="float">
            <text:p>25999634</text:p>
          </table:table-cell>
          <table:table-cell table:formula="of:=[.H62]-[.H93]" office:value-type="float" office:value="277177050" calcext:value-type="float">
            <text:p>2771770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() <text:s text:c="14"/></text:p>
          </table:table-cell>
          <table:table-cell table:number-columns-repeated="2"/>
          <table:table-cell table:formula="of:=[.D63]-[.D94]" office:value-type="float" office:value="113256" calcext:value-type="float">
            <text:p>113256</text:p>
          </table:table-cell>
          <table:table-cell table:formula="of:=[.E63]-[.E94]" office:value-type="float" office:value="1480582" calcext:value-type="float">
            <text:p>1480582</text:p>
          </table:table-cell>
          <table:table-cell table:formula="of:=[.F63]-[.F94]" office:value-type="float" office:value="17018658" calcext:value-type="float">
            <text:p>17018658</text:p>
          </table:table-cell>
          <table:table-cell table:formula="of:=[.G63]-[.G94]" office:value-type="float" office:value="193853230" calcext:value-type="float">
            <text:p>193853230</text:p>
          </table:table-cell>
          <table:table-cell table:formula="of:=[.H63]-[.H94]" office:value-type="float" office:value="2580148937" calcext:value-type="float">
            <text:p>25801489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delete_overlap()</text:p>
          </table:table-cell>
          <table:table-cell table:number-columns-repeated="2"/>
          <table:table-cell table:formula="of:=[.D64]-[.D95]" office:value-type="float" office:value="8205" calcext:value-type="float">
            <text:p>8205</text:p>
          </table:table-cell>
          <table:table-cell table:formula="of:=[.E64]-[.E95]" office:value-type="float" office:value="97597" calcext:value-type="float">
            <text:p>97597</text:p>
          </table:table-cell>
          <table:table-cell table:formula="of:=[.F64]-[.F95]" office:value-type="float" office:value="1070706" calcext:value-type="float">
            <text:p>1070706</text:p>
          </table:table-cell>
          <table:table-cell table:formula="of:=[.G64]-[.G95]" office:value-type="float" office:value="12597187" calcext:value-type="float">
            <text:p>12597187</text:p>
          </table:table-cell>
          <table:table-cell table:formula="of:=[.H64]-[.H95]" office:value-type="float" office:value="152842076" calcext:value-type="float">
            <text:p>1528420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Map::delete_overlap()</text:p>
          </table:table-cell>
          <table:table-cell table:number-columns-repeated="2"/>
          <table:table-cell table:formula="of:=[.D65]-[.D96]" office:value-type="float" office:value="11879" calcext:value-type="float">
            <text:p>11879</text:p>
          </table:table-cell>
          <table:table-cell table:formula="of:=[.E65]-[.E96]" office:value-type="float" office:value="126540" calcext:value-type="float">
            <text:p>126540</text:p>
          </table:table-cell>
          <table:table-cell table:formula="of:=[.F65]-[.F96]" office:value-type="float" office:value="1371115" calcext:value-type="float">
            <text:p>1371115</text:p>
          </table:table-cell>
          <table:table-cell table:formula="of:=[.G65]-[.G96]" office:value-type="float" office:value="16107716" calcext:value-type="float">
            <text:p>16107716</text:p>
          </table:table-cell>
          <table:table-cell table:formula="of:=[.H65]-[.H96]" office:value-type="float" office:value="186872720" calcext:value-type="float">
            <text:p>186872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filter_overlap()</text:p>
          </table:table-cell>
          <table:table-cell table:number-columns-repeated="2"/>
          <table:table-cell table:formula="of:=[.D66]-[.D97]" office:value-type="float" office:value="31862" calcext:value-type="float">
            <text:p>31862</text:p>
          </table:table-cell>
          <table:table-cell table:formula="of:=[.E66]-[.E97]" office:value-type="float" office:value="335431" calcext:value-type="float">
            <text:p>335431</text:p>
          </table:table-cell>
          <table:table-cell table:formula="of:=[.F66]-[.F97]" office:value-type="float" office:value="3462342" calcext:value-type="float">
            <text:p>3462342</text:p>
          </table:table-cell>
          <table:table-cell table:formula="of:=[.G66]-[.G97]" office:value-type="float" office:value="35817104" calcext:value-type="float">
            <text:p>35817104</text:p>
          </table:table-cell>
          <table:table-cell table:formula="of:=[.H66]-[.H97]" office:value-type="float" office:value="401604801" calcext:value-type="float">
            <text:p>4016048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eap::remove_range() <text:s text:c="14"/></text:p>
          </table:table-cell>
          <table:table-cell table:number-columns-repeated="2"/>
          <table:table-cell table:formula="of:=[.D67]-[.D98]" office:value-type="float" office:value="89240" calcext:value-type="float">
            <text:p>89240</text:p>
          </table:table-cell>
          <table:table-cell table:formula="of:=[.E67]-[.E98]" office:value-type="float" office:value="1036179" calcext:value-type="float">
            <text:p>1036179</text:p>
          </table:table-cell>
          <table:table-cell table:formula="of:=[.F67]-[.F98]" office:value-type="float" office:value="12320826" calcext:value-type="float">
            <text:p>12320826</text:p>
          </table:table-cell>
          <table:table-cell table:formula="of:=[.G67]-[.G98]" office:value-type="float" office:value="142086515" calcext:value-type="float">
            <text:p>142086515</text:p>
          </table:table-cell>
          <table:table-cell table:formula="of:=[.H67]-[.H98]" office:value-type="float" office:value="1671341306" calcext:value-type="float">
            <text:p>16713413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TreeSet::remove() <text:s text:c="17"/></text:p>
          </table:table-cell>
          <table:table-cell table:number-columns-repeated="2"/>
          <table:table-cell table:formula="of:=[.D68]-[.D99]" office:value-type="float" office:value="63970" calcext:value-type="float">
            <text:p>63970</text:p>
          </table:table-cell>
          <table:table-cell table:formula="of:=[.E68]-[.E99]" office:value-type="float" office:value="1239638" calcext:value-type="float">
            <text:p>1239638</text:p>
          </table:table-cell>
          <table:table-cell table:formula="of:=[.F68]-[.F99]" office:value-type="float" office:value="15551648" calcext:value-type="float">
            <text:p>15551648</text:p>
          </table:table-cell>
          <table:table-cell table:formula="of:=[.G68]-[.G99]" office:value-type="float" office:value="185549488" calcext:value-type="float">
            <text:p>185549488</text:p>
          </table:table-cell>
          <table:table-cell table:formula="of:=[.H68]-[.H99]" office:value-type="float" office:value="2182192103" calcext:value-type="float">
            <text:p>21821921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layTree::remove_range() <text:s text:c="10"/></text:p>
          </table:table-cell>
          <table:table-cell table:number-columns-repeated="2"/>
          <table:table-cell table:formula="of:=[.D69]-[.D100]" office:value-type="float" office:value="75112" calcext:value-type="float">
            <text:p>75112</text:p>
          </table:table-cell>
          <table:table-cell table:formula="of:=[.E69]-[.E100]" office:value-type="float" office:value="973170" calcext:value-type="float">
            <text:p>973170</text:p>
          </table:table-cell>
          <table:table-cell table:formula="of:=[.F69]-[.F100]" office:value-type="float" office:value="10415911" calcext:value-type="float">
            <text:p>10415911</text:p>
          </table:table-cell>
          <table:table-cell table:formula="of:=[.G69]-[.G100]" office:value-type="float" office:value="110153357" calcext:value-type="float">
            <text:p>110153357</text:p>
          </table:table-cell>
          <table:table-cell table:formula="of:=[.H69]-[.H100]" office:value-type="float" office:value="1341760236" calcext:value-type="float">
            <text:p>1341760236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UnbalancedBST::remove_range()</text:p>
          </table:table-cell>
          <table:table-cell table:style-name="ce8" table:number-columns-repeated="2"/>
          <table:table-cell table:style-name="ce8" table:formula="of:=[.D70]-[.D101]" office:value-type="float" office:value="71881" calcext:value-type="float">
            <text:p>71881</text:p>
          </table:table-cell>
          <table:table-cell table:style-name="ce8" table:formula="of:=[.E70]-[.E101]" office:value-type="float" office:value="792702" calcext:value-type="float">
            <text:p>792702</text:p>
          </table:table-cell>
          <table:table-cell table:style-name="ce8" table:formula="of:=[.F70]-[.F101]" office:value-type="float" office:value="8365643" calcext:value-type="float">
            <text:p>8365643</text:p>
          </table:table-cell>
          <table:table-cell table:style-name="ce8" table:formula="of:=[.G70]-[.G101]" office:value-type="float" office:value="97867602" calcext:value-type="float">
            <text:p>97867602</text:p>
          </table:table-cell>
          <table:table-cell table:style-name="ce17" table:formula="of:=[.H70]-[.H101]" office:value-type="float" office:value="1124191681" calcext:value-type="float">
            <text:p>1124191681</text:p>
          </table:table-cell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ce12" office:value-type="string" calcext:value-type="string" table:number-columns-spanned="3" table:number-rows-spanned="1">
            <text:p>Teardown in bulks of 1000 items – ratio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5" table:number-columns-repeated="2"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float" office:value="1000000" calcext:value-type="float">
            <text:p>1000000</text:p>
          </table:table-cell>
          <table:table-cell table:style-name="ce14" office:value-type="float" office:value="10000000" calcext:value-type="float">
            <text:p>10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_range() <text:s text:c="8"/></text:p>
          </table:table-cell>
          <table:table-cell table:style-name="ce9" table:number-columns-repeated="2"/>
          <table:table-cell table:style-name="ce9" table:formula="of:=[.D166]/[.D166]" office:value-type="float" office:value="1" calcext:value-type="float">
            <text:p>1.00</text:p>
          </table:table-cell>
          <table:table-cell table:style-name="ce9" table:formula="of:=[.E166]/[.E166]" office:value-type="float" office:value="1" calcext:value-type="float">
            <text:p>1.00</text:p>
          </table:table-cell>
          <table:table-cell table:style-name="ce9" table:formula="of:=[.F166]/[.F166]" office:value-type="float" office:value="1" calcext:value-type="float">
            <text:p>1.00</text:p>
          </table:table-cell>
          <table:table-cell table:style-name="ce9" table:formula="of:=[.G166]/[.G166]" office:value-type="float" office:value="1" calcext:value-type="float">
            <text:p>1.00</text:p>
          </table:table-cell>
          <table:table-cell table:style-name="ce18" table:formula="of:=[.H166]/[.H166]" office:value-type="float" office:value="1" calcext:value-type="float">
            <text:p>1.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Map::delete_range() <text:s text:c="8"/></text:p>
          </table:table-cell>
          <table:table-cell table:style-name="ce10" table:number-columns-repeated="2"/>
          <table:table-cell table:style-name="ce10" table:formula="of:=[.D167]/[.D166]" office:value-type="float" office:value="1.19485791610284" calcext:value-type="float">
            <text:p>1.19</text:p>
          </table:table-cell>
          <table:table-cell table:style-name="ce10" table:formula="of:=[.E167]/[.E166]" office:value-type="float" office:value="1.00095605722002" calcext:value-type="float">
            <text:p>1.00</text:p>
          </table:table-cell>
          <table:table-cell table:style-name="ce10" table:formula="of:=[.F167]/[.F166]" office:value-type="float" office:value="1.08927923675122" calcext:value-type="float">
            <text:p>1.09</text:p>
          </table:table-cell>
          <table:table-cell table:style-name="ce10" table:formula="of:=[.G167]/[.G166]" office:value-type="float" office:value="1.16031340160985" calcext:value-type="float">
            <text:p>1.16</text:p>
          </table:table-cell>
          <table:table-cell table:style-name="ce19" table:formula="of:=[.H167]/[.H166]" office:value-type="float" office:value="1.13167961857063" calcext:value-type="float">
            <text:p>1.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filter_range() <text:s text:c="8"/></text:p>
          </table:table-cell>
          <table:table-cell table:style-name="ce10" table:number-columns-repeated="2"/>
          <table:table-cell table:style-name="ce10" table:formula="of:=[.D168]/[.D166]" office:value-type="float" office:value="3.23748308525034" calcext:value-type="float">
            <text:p>3.24</text:p>
          </table:table-cell>
          <table:table-cell table:style-name="ce10" table:formula="of:=[.E168]/[.E166]" office:value-type="float" office:value="2.9398759515757" calcext:value-type="float">
            <text:p>2.94</text:p>
          </table:table-cell>
          <table:table-cell table:style-name="ce10" table:formula="of:=[.F168]/[.F166]" office:value-type="float" office:value="3.1002074585704" calcext:value-type="float">
            <text:p>3.10</text:p>
          </table:table-cell>
          <table:table-cell table:style-name="ce10" table:formula="of:=[.G168]/[.G166]" office:value-type="float" office:value="2.88444527675422" calcext:value-type="float">
            <text:p>2.88</text:p>
          </table:table-cell>
          <table:table-cell table:style-name="ce19" table:formula="of:=[.H168]/[.H166]" office:value-type="float" office:value="2.55525738370812" calcext:value-type="float">
            <text:p>2.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() <text:s text:c="14"/></text:p>
          </table:table-cell>
          <table:table-cell table:style-name="ce10" table:number-columns-repeated="2"/>
          <table:table-cell table:style-name="ce10" table:formula="of:=[.D169]/[.D166]" office:value-type="float" office:value="15.3255751014885" calcext:value-type="float">
            <text:p>15.33</text:p>
          </table:table-cell>
          <table:table-cell table:style-name="ce10" table:formula="of:=[.E169]/[.E166]" office:value-type="float" office:value="17.6940138867311" calcext:value-type="float">
            <text:p>17.69</text:p>
          </table:table-cell>
          <table:table-cell table:style-name="ce10" table:formula="of:=[.F169]/[.F166]" office:value-type="float" office:value="21.1417153221198" calcext:value-type="float">
            <text:p>21.14</text:p>
          </table:table-cell>
          <table:table-cell table:style-name="ce10" table:formula="of:=[.G169]/[.G166]" office:value-type="float" office:value="21.5064194233291" calcext:value-type="float">
            <text:p>21.51</text:p>
          </table:table-cell>
          <table:table-cell table:style-name="ce19" table:formula="of:=[.H169]/[.H166]" office:value-type="float" office:value="23.7860408079814" calcext:value-type="float">
            <text:p>23.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delete_overlap()</text:p>
          </table:table-cell>
          <table:table-cell table:style-name="ce10" table:number-columns-repeated="2"/>
          <table:table-cell table:style-name="ce10" table:formula="of:=[.D170]/[.D166]" office:value-type="float" office:value="1.11028416779432" calcext:value-type="float">
            <text:p>1.11</text:p>
          </table:table-cell>
          <table:table-cell table:style-name="ce10" table:formula="of:=[.E170]/[.E166]" office:value-type="float" office:value="1.16635395628428" calcext:value-type="float">
            <text:p>1.17</text:p>
          </table:table-cell>
          <table:table-cell table:style-name="ce10" table:formula="of:=[.F170]/[.F166]" office:value-type="float" office:value="1.330102611245" calcext:value-type="float">
            <text:p>1.33</text:p>
          </table:table-cell>
          <table:table-cell table:style-name="ce10" table:formula="of:=[.G170]/[.G166]" office:value-type="float" office:value="1.39755415566772" calcext:value-type="float">
            <text:p>1.40</text:p>
          </table:table-cell>
          <table:table-cell table:style-name="ce19" table:formula="of:=[.H170]/[.H166]" office:value-type="float" office:value="1.40903023262668" calcext:value-type="float">
            <text:p>1.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Map::delete_overlap()</text:p>
          </table:table-cell>
          <table:table-cell table:style-name="ce10" table:number-columns-repeated="2"/>
          <table:table-cell table:style-name="ce10" table:formula="of:=[.D171]/[.D166]" office:value-type="float" office:value="1.60744248985115" calcext:value-type="float">
            <text:p>1.61</text:p>
          </table:table-cell>
          <table:table-cell table:style-name="ce10" table:formula="of:=[.E171]/[.E166]" office:value-type="float" office:value="1.51224350777394" calcext:value-type="float">
            <text:p>1.51</text:p>
          </table:table-cell>
          <table:table-cell table:style-name="ce10" table:formula="of:=[.F171]/[.F166]" office:value-type="float" office:value="1.70329076498795" calcext:value-type="float">
            <text:p>1.70</text:p>
          </table:table-cell>
          <table:table-cell table:style-name="ce10" table:formula="of:=[.G171]/[.G166]" office:value-type="float" office:value="1.78701843785564" calcext:value-type="float">
            <text:p>1.79</text:p>
          </table:table-cell>
          <table:table-cell table:style-name="ce19" table:formula="of:=[.H171]/[.H166]" office:value-type="float" office:value="1.72275409379535" calcext:value-type="float">
            <text:p>1.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filter_overlap()</text:p>
          </table:table-cell>
          <table:table-cell table:style-name="ce10" table:number-columns-repeated="2"/>
          <table:table-cell table:style-name="ce10" table:formula="of:=[.D172]/[.D166]" office:value-type="float" office:value="4.31150202976996" calcext:value-type="float">
            <text:p>4.31</text:p>
          </table:table-cell>
          <table:table-cell table:style-name="ce10" table:formula="of:=[.E172]/[.E166]" office:value-type="float" office:value="4.00864036712597" calcext:value-type="float">
            <text:p>4.01</text:p>
          </table:table-cell>
          <table:table-cell table:style-name="ce10" table:formula="of:=[.F172]/[.F166]" office:value-type="float" office:value="4.30115282367264" calcext:value-type="float">
            <text:p>4.30</text:p>
          </table:table-cell>
          <table:table-cell table:style-name="ce10" table:formula="of:=[.G172]/[.G166]" office:value-type="float" office:value="3.97361272315659" calcext:value-type="float">
            <text:p>3.97</text:p>
          </table:table-cell>
          <table:table-cell table:style-name="ce19" table:formula="of:=[.H172]/[.H166]" office:value-type="float" office:value="3.70233983328663" calcext:value-type="float">
            <text:p>3.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eap::remove_range() <text:s text:c="14"/></text:p>
          </table:table-cell>
          <table:table-cell table:style-name="ce10" table:number-columns-repeated="2"/>
          <table:table-cell table:style-name="ce10" table:formula="of:=[.D173]/[.D166]" office:value-type="float" office:value="12.0757780784844" calcext:value-type="float">
            <text:p>12.08</text:p>
          </table:table-cell>
          <table:table-cell table:style-name="ce10" table:formula="of:=[.E173]/[.E166]" office:value-type="float" office:value="12.3830801773486" calcext:value-type="float">
            <text:p>12.38</text:p>
          </table:table-cell>
          <table:table-cell table:style-name="ce10" table:formula="of:=[.F173]/[.F166]" office:value-type="float" office:value="15.3057541802281" calcext:value-type="float">
            <text:p>15.31</text:p>
          </table:table-cell>
          <table:table-cell table:style-name="ce10" table:formula="of:=[.G173]/[.G166]" office:value-type="float" office:value="15.7633287100202" calcext:value-type="float">
            <text:p>15.76</text:p>
          </table:table-cell>
          <table:table-cell table:style-name="ce19" table:formula="of:=[.H173]/[.H166]" office:value-type="float" office:value="15.4078673283119" calcext:value-type="float">
            <text:p>15.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TreeSet::remove() <text:s text:c="17"/></text:p>
          </table:table-cell>
          <table:table-cell table:style-name="ce10" table:number-columns-repeated="2"/>
          <table:table-cell table:style-name="ce10" table:formula="of:=[.D174]/[.D166]" office:value-type="float" office:value="8.65629228687415" calcext:value-type="float">
            <text:p>8.66</text:p>
          </table:table-cell>
          <table:table-cell table:style-name="ce10" table:formula="of:=[.E174]/[.E166]" office:value-type="float" office:value="14.814560751461" calcext:value-type="float">
            <text:p>14.81</text:p>
          </table:table-cell>
          <table:table-cell table:style-name="ce10" table:formula="of:=[.F174]/[.F166]" office:value-type="float" office:value="19.3192973738478" calcext:value-type="float">
            <text:p>19.32</text:p>
          </table:table-cell>
          <table:table-cell table:style-name="ce10" table:formula="of:=[.G174]/[.G166]" office:value-type="float" office:value="20.5851876324783" calcext:value-type="float">
            <text:p>20.59</text:p>
          </table:table-cell>
          <table:table-cell table:style-name="ce19" table:formula="of:=[.H174]/[.H166]" office:value-type="float" office:value="20.1173310844469" calcext:value-type="float">
            <text:p>20.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layTree::remove_range() <text:s text:c="10"/></text:p>
          </table:table-cell>
          <table:table-cell table:style-name="ce10" table:number-columns-repeated="2"/>
          <table:table-cell table:style-name="ce10" table:formula="of:=[.D175]/[.D166]" office:value-type="float" office:value="10.1640054127199" calcext:value-type="float">
            <text:p>10.16</text:p>
          </table:table-cell>
          <table:table-cell table:style-name="ce10" table:formula="of:=[.E175]/[.E166]" office:value-type="float" office:value="11.630077560142" calcext:value-type="float">
            <text:p>11.63</text:p>
          </table:table-cell>
          <table:table-cell table:style-name="ce10" table:formula="of:=[.F175]/[.F166]" office:value-type="float" office:value="12.9393413500957" calcext:value-type="float">
            <text:p>12.94</text:p>
          </table:table-cell>
          <table:table-cell table:style-name="ce10" table:formula="of:=[.G175]/[.G166]" office:value-type="float" office:value="12.2206078099896" calcext:value-type="float">
            <text:p>12.22</text:p>
          </table:table-cell>
          <table:table-cell table:style-name="ce19" table:formula="of:=[.H175]/[.H166]" office:value-type="float" office:value="12.3695044384264" calcext:value-type="float">
            <text:p>12.37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UnbalancedBST::remove_range()</text:p>
          </table:table-cell>
          <table:table-cell table:style-name="ce11" table:number-columns-repeated="2"/>
          <table:table-cell table:style-name="ce11" table:formula="of:=[.D176]/[.D167]" office:value-type="float" office:value="8.140543601359" calcext:value-type="float">
            <text:p>8.14</text:p>
          </table:table-cell>
          <table:table-cell table:style-name="ce11" table:formula="of:=[.E176]/[.E167]" office:value-type="float" office:value="9.46430746086894" calcext:value-type="float">
            <text:p>9.46</text:p>
          </table:table-cell>
          <table:table-cell table:style-name="ce11" table:formula="of:=[.F176]/[.F167]" office:value-type="float" office:value="9.54058514132438" calcext:value-type="float">
            <text:p>9.54</text:p>
          </table:table-cell>
          <table:table-cell table:style-name="ce11" table:formula="of:=[.G176]/[.G167]" office:value-type="float" office:value="9.35747570864274" calcext:value-type="float">
            <text:p>9.36</text:p>
          </table:table-cell>
          <table:table-cell table:style-name="ce20" table:formula="of:=[.H176]/[.H167]" office:value-type="float" office:value="9.15786540845799" calcext:value-type="float">
            <text:p>9.16</text:p>
          </table:table-cell>
          <table:table-cell table:number-columns-repeated="9"/>
        </table:table-row>
      </table:table>
      <table:table table:name="vari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e" style:country-complex="IL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 Unicode" style:font-family-complex="'Lucida Sans Unicode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 style:data-style-name="N2" text:time-value="13:23:45.0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creation-date>2016-12-10T16:20:42.476000000</meta:creation-date>
    <meta:editing-duration>P1DT3H38M47S</meta:editing-duration>
    <meta:editing-cycles>62</meta:editing-cycles>
    <meta:generator>LibreOffice/5.2.3.3$Windows_x86 LibreOffice_project/d54a8868f08a7b39642414cf2c8ef2f228f780cf</meta:generator>
    <dc:date>2017-03-09T13:32:46.443000000</dc:date>
    <meta:document-statistic meta:table-count="2" meta:cell-count="1153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family="'Segoe UI'" style:font-style-name="Regular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hourglass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star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4.784cm" svg:height="9.475cm" xlink:href=".." xlink:type="simple" chart:class="chart:line" chart:style-name="ch1">
        <chart:title svg:x="2.798cm" svg:y="0.325cm" chart:style-name="ch2">
          <text:p>Full refill/teardown in bulks of 1000 items</text:p>
        </chart:title>
        <chart:legend chart:legend-position="bottom" svg:x="0.768cm" svg:y="7.696cm" style:legend-expansion="wide" chart:style-name="ch3"/>
        <chart:plot-area chart:style-name="ch4" table:cell-range-address="'data structures'.D73:'data structures'.H74 'data structures'.A73:'data structures'.C74 'data structures'.A81:'data structures'.H83 'data structures'.A77:'data structures'.A77 'data structures'.D77:'data structures'.H77 'data structures'.A84:'data structures'.A84 'data structures'.D84:'data structures'.H84" chart:data-source-has-labels="both" svg:x="1.333cm" svg:y="1.399cm" svg:width="13.156cm" svg:height="5.1cm">
          <chartooo:coordinate-region svg:x="1.954cm" svg:y="1.598cm" svg:width="11.792cm" svg:height="4.254cm"/>
          <chart:axis chart:dimension="x" chart:name="primary-x" chart:style-name="ch5" chartooo:axis-type="auto">
            <chartooo:date-scale/>
            <chart:title svg:x="7.735cm" svg:y="6.689cm" chart:style-name="ch6">
              <text:p>N</text:p>
            </chart:title>
            <chart:categories table:cell-range-address="'data structures'.D73:'data structures'.H73"/>
          </chart:axis>
          <chart:axis chart:dimension="y" chart:name="primary-y" chart:style-name="ch7">
            <chart:title svg:x="0.451cm" svg:y="4.972cm" chart:style-name="ch8">
              <text:p>Times slower</text:p>
            </chart:title>
            <chart:grid chart:style-name="ch9" chart:class="major"/>
          </chart:axis>
          <chart:series chart:style-name="ch10" chart:values-cell-range-address="'data structures'.D74:'data structures'.H74" chart:label-cell-address="'data structures'.A74:'data structures'.C74" chart:class="chart:line">
            <chart:data-point chart:repeated="5"/>
          </chart:series>
          <chart:series chart:style-name="ch11" chart:values-cell-range-address="'data structures'.D81:'data structures'.H81" chart:label-cell-address="'data structures'.A81:'data structures'.C81" chart:class="chart:line">
            <chart:data-point chart:repeated="5"/>
          </chart:series>
          <chart:series chart:style-name="ch12" chart:values-cell-range-address="'data structures'.D82:'data structures'.H82" chart:label-cell-address="'data structures'.A82:'data structures'.C82" chart:class="chart:line">
            <chart:data-point chart:repeated="5"/>
          </chart:series>
          <chart:series chart:style-name="ch13" chart:values-cell-range-address="'data structures'.D83:'data structures'.H83" chart:label-cell-address="'data structures'.A83:'data structures'.C83" chart:class="chart:line">
            <chart:data-point chart:repeated="5"/>
          </chart:series>
          <chart:series chart:style-name="ch14" chart:values-cell-range-address="'data structures'.D77:'data structures'.H77" chart:label-cell-address="'data structures'.A77:'data structures'.A77" chart:class="chart:line">
            <chart:data-point chart:repeated="5"/>
          </chart:series>
          <chart:series chart:style-name="ch15" chart:values-cell-range-address="'data structures'.D84:'data structures'.H84" chart:label-cell-address="'data structures'.A84:'data structures'.A84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'data structures'.D73:'data structures'.H73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TeardownSet::delete_range()         </text:p>
                <text:list>
                  <text:list-item>
                    <text:p>TeardownSet::delete_range()         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data structures'.A74:'data structures'.C74</svg:desc>
                </draw:g>
              </table:table-cell>
              <table:table-cell office:value-type="float" office:value="1">
                <text:p>1</text:p>
                <draw:g>
                  <svg:desc>'data structures'.D74:'data structures'.H7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reap::remove_range()               </text:p>
                <text:list>
                  <text:list-item>
                    <text:p>Treap::remove_range()               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data structures'.A81:'data structures'.C81</svg:desc>
                </draw:g>
              </table:table-cell>
              <table:table-cell office:value-type="float" office:value="18.6169558262582">
                <text:p>18.6169558262582</text:p>
                <draw:g>
                  <svg:desc>'data structures'.D81:'data structures'.H81</svg:desc>
                </draw:g>
              </table:table-cell>
              <table:table-cell office:value-type="float" office:value="21.3574791389331">
                <text:p>21.3574791389331</text:p>
              </table:table-cell>
              <table:table-cell office:value-type="float" office:value="27.0486503670246">
                <text:p>27.0486503670246</text:p>
              </table:table-cell>
              <table:table-cell office:value-type="float" office:value="40.0619309867498">
                <text:p>40.0619309867498</text:p>
              </table:table-cell>
              <table:table-cell office:value-type="float" office:value="36.9927703129071">
                <text:p>36.9927703129071</text:p>
              </table:table-cell>
            </table:table-row>
            <table:table-row>
              <table:table-cell office:value-type="string">
                <text:p>BTreeSet::remove()                  </text:p>
                <text:list>
                  <text:list-item>
                    <text:p>BTreeSet::remove()                  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data structures'.A82:'data structures'.C82</svg:desc>
                </draw:g>
              </table:table-cell>
              <table:table-cell office:value-type="float" office:value="9.17940199335548">
                <text:p>9.17940199335548</text:p>
                <draw:g>
                  <svg:desc>'data structures'.D82:'data structures'.H82</svg:desc>
                </draw:g>
              </table:table-cell>
              <table:table-cell office:value-type="float" office:value="15.109570657056">
                <text:p>15.109570657056</text:p>
              </table:table-cell>
              <table:table-cell office:value-type="float" office:value="18.6362674324703">
                <text:p>18.6362674324703</text:p>
              </table:table-cell>
              <table:table-cell office:value-type="float" office:value="22.2918737975779">
                <text:p>22.2918737975779</text:p>
              </table:table-cell>
              <table:table-cell office:value-type="float" office:value="20.7530536507682">
                <text:p>20.7530536507682</text:p>
              </table:table-cell>
            </table:table-row>
            <table:table-row>
              <table:table-cell office:value-type="string">
                <text:p>SplayTree::remove_range()           </text:p>
                <text:list>
                  <text:list-item>
                    <text:p>SplayTree::remove_range()           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data structures'.A83:'data structures'.C83</svg:desc>
                </draw:g>
              </table:table-cell>
              <table:table-cell office:value-type="float" office:value="17.9705918543128">
                <text:p>17.9705918543128</text:p>
                <draw:g>
                  <svg:desc>'data structures'.D83:'data structures'.H83</svg:desc>
                </draw:g>
              </table:table-cell>
              <table:table-cell office:value-type="float" office:value="21.7319393486801">
                <text:p>21.7319393486801</text:p>
              </table:table-cell>
              <table:table-cell office:value-type="float" office:value="26.6911552448627">
                <text:p>26.6911552448627</text:p>
              </table:table-cell>
              <table:table-cell office:value-type="float" office:value="39.9609118469333">
                <text:p>39.9609118469333</text:p>
              </table:table-cell>
              <table:table-cell office:value-type="float" office:value="36.6622020444926">
                <text:p>36.6622020444926</text:p>
              </table:table-cell>
            </table:table-row>
            <table:table-row>
              <table:table-cell office:value-type="string">
                <text:p>TeardownSet::delete()               </text:p>
                <draw:g>
                  <svg:desc>'data structures'.A77:'data structures'.A77</svg:desc>
                </draw:g>
              </table:table-cell>
              <table:table-cell office:value-type="float" office:value="14.026455026455">
                <text:p>14.026455026455</text:p>
                <draw:g>
                  <svg:desc>'data structures'.D77:'data structures'.H77</svg:desc>
                </draw:g>
              </table:table-cell>
              <table:table-cell office:value-type="float" office:value="16.1185103412448">
                <text:p>16.1185103412448</text:p>
              </table:table-cell>
              <table:table-cell office:value-type="float" office:value="18.2963794653954">
                <text:p>18.2963794653954</text:p>
              </table:table-cell>
              <table:table-cell office:value-type="float" office:value="16.9716211749854">
                <text:p>16.9716211749854</text:p>
              </table:table-cell>
              <table:table-cell office:value-type="float" office:value="18.1747242801493">
                <text:p>18.1747242801493</text:p>
              </table:table-cell>
            </table:table-row>
            <table:table-row>
              <table:table-cell office:value-type="string">
                <text:p>UnbalancedBST::remove_range()</text:p>
                <draw:g>
                  <svg:desc>'data structures'.A84:'data structures'.A84</svg:desc>
                </draw:g>
              </table:table-cell>
              <table:table-cell office:value-type="float" office:value="16.3536360280546">
                <text:p>16.3536360280546</text:p>
                <draw:g>
                  <svg:desc>'data structures'.D84:'data structures'.H84</svg:desc>
                </draw:g>
              </table:table-cell>
              <table:table-cell office:value-type="float" office:value="15.7968224076539">
                <text:p>15.7968224076539</text:p>
              </table:table-cell>
              <table:table-cell office:value-type="float" office:value="19.4771523026916">
                <text:p>19.4771523026916</text:p>
              </table:table-cell>
              <table:table-cell office:value-type="float" office:value="20.7500013609269">
                <text:p>20.7500013609269</text:p>
              </table:table-cell>
              <table:table-cell office:value-type="float" office:value="17.3091190941918">
                <text:p>17.30911909419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5.2.3.3$Windows_x86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family="'Segoe UI'" style:font-style-name="Regular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4.784cm" svg:height="9.475cm" xlink:href=".." xlink:type="simple" chart:class="chart:line" chart:style-name="ch1">
        <chart:title svg:x="4.081cm" svg:y="0.325cm" chart:style-name="ch2">
          <text:p>Teardown in bulks of 10 items</text:p>
        </chart:title>
        <chart:legend chart:legend-position="bottom" svg:x="0.556cm" svg:y="7.696cm" style:legend-expansion="wide" chart:style-name="ch3"/>
        <chart:plot-area chart:style-name="ch4" table:cell-range-address="variations.B118:variations.H118 'data structures'.A74:'data structures'.C74 'data structures'.B122:'data structures'.H124 'data structures'.A75:'data structures'.A76 'data structures'.A78:'data structures'.A80 'data structures'.B126:'data structures'.H128" chart:data-source-has-labels="both" svg:x="1.333cm" svg:y="1.399cm" svg:width="13.156cm" svg:height="5.1cm">
          <chartooo:coordinate-region svg:x="2.245cm" svg:y="1.598cm" svg:width="12.244cm" svg:height="4.702cm"/>
          <chart:axis chart:dimension="x" chart:name="primary-x" chart:style-name="ch5" chartooo:axis-type="auto">
            <chartooo:date-scale/>
            <chart:title svg:x="7.735cm" svg:y="6.689cm" chart:style-name="ch6">
              <text:p>N</text:p>
            </chart:title>
            <chart:categories table:cell-range-address="variations.B118:variations.H118"/>
          </chart:axis>
          <chart:axis chart:dimension="y" chart:name="primary-y" chart:style-name="ch7">
            <chart:title svg:x="0.451cm" svg:y="4.972cm" chart:style-name="ch8">
              <text:p>Times slower</text:p>
            </chart:title>
            <chart:grid chart:style-name="ch9" chart:class="major"/>
          </chart:axis>
          <chart:series chart:style-name="ch10" chart:values-cell-range-address="'data structures'.B122:'data structures'.H122" chart:label-cell-address="'data structures'.A74:'data structures'.C74" chart:class="chart:line">
            <chart:data-point chart:repeated="7"/>
          </chart:series>
          <chart:series chart:style-name="ch11" chart:values-cell-range-address="'data structures'.B123:'data structures'.H123" chart:label-cell-address="'data structures'.A75:'data structures'.A75" chart:class="chart:line">
            <chart:data-point chart:repeated="7"/>
          </chart:series>
          <chart:series chart:style-name="ch12" chart:values-cell-range-address="'data structures'.B124:'data structures'.H124" chart:label-cell-address="'data structures'.A76:'data structures'.A76" chart:class="chart:line">
            <chart:data-point chart:repeated="7"/>
          </chart:series>
          <chart:series chart:style-name="ch13" chart:values-cell-range-address="'data structures'.B126:'data structures'.H126" chart:label-cell-address="'data structures'.A78:'data structures'.A78" chart:class="chart:line">
            <chart:data-point chart:repeated="7"/>
          </chart:series>
          <chart:series chart:style-name="ch14" chart:values-cell-range-address="'data structures'.B127:'data structures'.H127" chart:label-cell-address="'data structures'.A79:'data structures'.A79" chart:class="chart:line">
            <chart:data-point chart:repeated="7"/>
          </chart:series>
          <chart:series chart:style-name="ch15" chart:values-cell-range-address="'data structures'.B128:'data structures'.H128" chart:label-cell-address="'data structures'.A80:'data structures'.A80" chart:class="chart:line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variations.B118:variations.H118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TeardownSet::delete_range()         </text:p>
                <text:list>
                  <text:list-item>
                    <text:p>TeardownSet::delete_range()         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data structures'.A74:'data structures'.C74</svg:desc>
                </draw:g>
              </table:table-cell>
              <table:table-cell office:value-type="float" office:value="1">
                <text:p>1</text:p>
                <draw:g>
                  <svg:desc>'data structures'.B122:'data structures'.H12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ardownMap::delete_range()         </text:p>
                <draw:g>
                  <svg:desc>'data structures'.A75:'data structures'.A75</svg:desc>
                </draw:g>
              </table:table-cell>
              <table:table-cell office:value-type="float" office:value="1.06474820143885">
                <text:p>1.06474820143885</text:p>
                <draw:g>
                  <svg:desc>'data structures'.B123:'data structures'.H123</svg:desc>
                </draw:g>
              </table:table-cell>
              <table:table-cell office:value-type="float" office:value="1.02668034889687">
                <text:p>1.02668034889687</text:p>
              </table:table-cell>
              <table:table-cell office:value-type="float" office:value="1.16451043108798">
                <text:p>1.16451043108798</text:p>
              </table:table-cell>
              <table:table-cell office:value-type="float" office:value="1.06317497729951">
                <text:p>1.06317497729951</text:p>
              </table:table-cell>
              <table:table-cell office:value-type="float" office:value="1.07441972255751">
                <text:p>1.07441972255751</text:p>
              </table:table-cell>
              <table:table-cell office:value-type="float" office:value="1.26407376672104">
                <text:p>1.26407376672104</text:p>
              </table:table-cell>
              <table:table-cell office:value-type="float" office:value="1.12699497045272">
                <text:p>1.12699497045272</text:p>
              </table:table-cell>
            </table:table-row>
            <table:table-row>
              <table:table-cell office:value-type="string">
                <text:p>TeardownSet::filter_range()         </text:p>
                <draw:g>
                  <svg:desc>'data structures'.A76:'data structures'.A76</svg:desc>
                </draw:g>
              </table:table-cell>
              <table:table-cell office:value-type="float" office:value="1.67625899280576">
                <text:p>1.67625899280576</text:p>
                <draw:g>
                  <svg:desc>'data structures'.B124:'data structures'.H124</svg:desc>
                </draw:g>
              </table:table-cell>
              <table:table-cell office:value-type="float" office:value="1.64186762442278">
                <text:p>1.64186762442278</text:p>
              </table:table-cell>
              <table:table-cell office:value-type="float" office:value="1.85367833102592">
                <text:p>1.85367833102592</text:p>
              </table:table-cell>
              <table:table-cell office:value-type="float" office:value="1.31380418040258">
                <text:p>1.31380418040258</text:p>
              </table:table-cell>
              <table:table-cell office:value-type="float" office:value="1.20267193830119">
                <text:p>1.20267193830119</text:p>
              </table:table-cell>
              <table:table-cell office:value-type="float" office:value="1.21314916394">
                <text:p>1.21314916394</text:p>
              </table:table-cell>
              <table:table-cell office:value-type="float" office:value="1.11882355855114">
                <text:p>1.11882355855114</text:p>
              </table:table-cell>
            </table:table-row>
            <table:table-row>
              <table:table-cell office:value-type="string">
                <text:p>IntervalTeardownSet::delete_overlap()</text:p>
                <draw:g>
                  <svg:desc>'data structures'.A78:'data structures'.A78</svg:desc>
                </draw:g>
              </table:table-cell>
              <table:table-cell office:value-type="float" office:value="1.58992805755396">
                <text:p>1.58992805755396</text:p>
                <draw:g>
                  <svg:desc>'data structures'.B126:'data structures'.H126</svg:desc>
                </draw:g>
              </table:table-cell>
              <table:table-cell office:value-type="float" office:value="2.76962544894818">
                <text:p>2.76962544894818</text:p>
              </table:table-cell>
              <table:table-cell office:value-type="float" office:value="3.75977466940373">
                <text:p>3.75977466940373</text:p>
              </table:table-cell>
              <table:table-cell office:value-type="float" office:value="2.35271027151014">
                <text:p>2.35271027151014</text:p>
              </table:table-cell>
              <table:table-cell office:value-type="float" office:value="2.45134384369384">
                <text:p>2.45134384369384</text:p>
              </table:table-cell>
              <table:table-cell office:value-type="float" office:value="2.86125380022019">
                <text:p>2.86125380022019</text:p>
              </table:table-cell>
              <table:table-cell office:value-type="float" office:value="2.41238915946526">
                <text:p>2.41238915946526</text:p>
              </table:table-cell>
            </table:table-row>
            <table:table-row>
              <table:table-cell office:value-type="string">
                <text:p>IntervalTeardownMap::delete_overlap()</text:p>
                <draw:g>
                  <svg:desc>'data structures'.A79:'data structures'.A79</svg:desc>
                </draw:g>
              </table:table-cell>
              <table:table-cell office:value-type="float" office:value="1.76978417266187">
                <text:p>1.76978417266187</text:p>
                <draw:g>
                  <svg:desc>'data structures'.B127:'data structures'.H127</svg:desc>
                </draw:g>
              </table:table-cell>
              <table:table-cell office:value-type="float" office:value="2.84197024114931">
                <text:p>2.84197024114931</text:p>
              </table:table-cell>
              <table:table-cell office:value-type="float" office:value="3.90060629207046">
                <text:p>3.90060629207046</text:p>
              </table:table-cell>
              <table:table-cell office:value-type="float" office:value="2.43346605288994">
                <text:p>2.43346605288994</text:p>
              </table:table-cell>
              <table:table-cell office:value-type="float" office:value="2.55060157984493">
                <text:p>2.55060157984493</text:p>
              </table:table-cell>
              <table:table-cell office:value-type="float" office:value="3.03503415726781">
                <text:p>3.03503415726781</text:p>
              </table:table-cell>
              <table:table-cell office:value-type="float" office:value="2.58216658922616">
                <text:p>2.58216658922616</text:p>
              </table:table-cell>
            </table:table-row>
            <table:table-row>
              <table:table-cell office:value-type="string">
                <text:p>IntervalTeardownSet::filter_overlap()</text:p>
                <draw:g>
                  <svg:desc>'data structures'.A80:'data structures'.A80</svg:desc>
                </draw:g>
              </table:table-cell>
              <table:table-cell office:value-type="float" office:value="2.53956834532374">
                <text:p>2.53956834532374</text:p>
                <draw:g>
                  <svg:desc>'data structures'.B128:'data structures'.H128</svg:desc>
                </draw:g>
              </table:table-cell>
              <table:table-cell office:value-type="float" office:value="3.16675218060544">
                <text:p>3.16675218060544</text:p>
              </table:table-cell>
              <table:table-cell office:value-type="float" office:value="4.42048980760968">
                <text:p>4.42048980760968</text:p>
              </table:table-cell>
              <table:table-cell office:value-type="float" office:value="2.53177804981286">
                <text:p>2.53177804981286</text:p>
              </table:table-cell>
              <table:table-cell office:value-type="float" office:value="2.60450708885188">
                <text:p>2.60450708885188</text:p>
              </table:table-cell>
              <table:table-cell office:value-type="float" office:value="3.04454716293823">
                <text:p>3.04454716293823</text:p>
              </table:table-cell>
              <table:table-cell office:value-type="float" office:value="2.57148836714857">
                <text:p>2.5714883671485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5.2.3.3$Windows_x86 LibreOffice_project/d54a8868f08a7b39642414cf2c8ef2f228f780cf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family="'Segoe UI'" style:font-style-name="Regular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4.784cm" svg:height="9.475cm" xlink:href=".." xlink:type="simple" chart:class="chart:line" chart:style-name="ch1">
        <chart:title svg:x="3.949cm" svg:y="0.325cm" chart:style-name="ch2">
          <text:p>Teardown in bulks of 100 items</text:p>
        </chart:title>
        <chart:legend chart:legend-position="bottom" svg:x="0.556cm" svg:y="7.696cm" style:legend-expansion="wide" chart:style-name="ch3"/>
        <chart:plot-area chart:style-name="ch4" table:cell-range-address="variations.C45:variations.H45 'data structures'.A46:'data structures'.A48 'data structures'.C151:'data structures'.H153 'data structures'.A50:'data structures'.A52 'data structures'.C155:'data structures'.H157" chart:data-source-has-labels="both" svg:x="1.333cm" svg:y="1.399cm" svg:width="13.156cm" svg:height="5.1cm">
          <chartooo:coordinate-region svg:x="2.245cm" svg:y="1.598cm" svg:width="12.244cm" svg:height="4.702cm"/>
          <chart:axis chart:dimension="x" chart:name="primary-x" chart:style-name="ch5" chartooo:axis-type="auto">
            <chartooo:date-scale/>
            <chart:title svg:x="7.735cm" svg:y="6.689cm" chart:style-name="ch6">
              <text:p>N</text:p>
            </chart:title>
            <chart:categories table:cell-range-address="variations.C45:variations.H45"/>
          </chart:axis>
          <chart:axis chart:dimension="y" chart:name="primary-y" chart:style-name="ch7">
            <chart:title svg:x="0.451cm" svg:y="4.972cm" chart:style-name="ch8">
              <text:p>Times slower</text:p>
            </chart:title>
            <chart:grid chart:style-name="ch9" chart:class="major"/>
          </chart:axis>
          <chart:series chart:style-name="ch10" chart:values-cell-range-address="'data structures'.C151:'data structures'.H151" chart:label-cell-address="'data structures'.A46:'data structures'.A46" chart:class="chart:line">
            <chart:data-point chart:repeated="6"/>
          </chart:series>
          <chart:series chart:style-name="ch11" chart:values-cell-range-address="'data structures'.C152:'data structures'.H152" chart:label-cell-address="'data structures'.A47:'data structures'.A47" chart:class="chart:line">
            <chart:data-point chart:repeated="6"/>
          </chart:series>
          <chart:series chart:style-name="ch12" chart:values-cell-range-address="'data structures'.C153:'data structures'.H153" chart:label-cell-address="'data structures'.A48:'data structures'.A48" chart:class="chart:line">
            <chart:data-point chart:repeated="6"/>
          </chart:series>
          <chart:series chart:style-name="ch13" chart:values-cell-range-address="'data structures'.C155:'data structures'.H155" chart:label-cell-address="'data structures'.A50:'data structures'.A50" chart:class="chart:line">
            <chart:data-point chart:repeated="6"/>
          </chart:series>
          <chart:series chart:style-name="ch14" chart:values-cell-range-address="'data structures'.C156:'data structures'.H156" chart:label-cell-address="'data structures'.A51:'data structures'.A51" chart:class="chart:line">
            <chart:data-point chart:repeated="6"/>
          </chart:series>
          <chart:series chart:style-name="ch15" chart:values-cell-range-address="'data structures'.C157:'data structures'.H157" chart:label-cell-address="'data structures'.A52:'data structures'.A52" chart:class="chart:line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variations.C45:variations.H45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TeardownSet::delete_range()         </text:p>
                <draw:g>
                  <svg:desc>'data structures'.A46:'data structures'.A46</svg:desc>
                </draw:g>
              </table:table-cell>
              <table:table-cell office:value-type="float" office:value="1">
                <text:p>1</text:p>
                <draw:g>
                  <svg:desc>'data structures'.C151:'data structures'.H15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ardownMap::delete_range()         </text:p>
                <draw:g>
                  <svg:desc>'data structures'.A47:'data structures'.A47</svg:desc>
                </draw:g>
              </table:table-cell>
              <table:table-cell office:value-type="float" office:value="1.03403755868545">
                <text:p>1.03403755868545</text:p>
                <draw:g>
                  <svg:desc>'data structures'.C152:'data structures'.H152</svg:desc>
                </draw:g>
              </table:table-cell>
              <table:table-cell office:value-type="float" office:value="1.1258788841007">
                <text:p>1.1258788841007</text:p>
              </table:table-cell>
              <table:table-cell office:value-type="float" office:value="1.05874677590654">
                <text:p>1.05874677590654</text:p>
              </table:table-cell>
              <table:table-cell office:value-type="float" office:value="1.08500191335443">
                <text:p>1.08500191335443</text:p>
              </table:table-cell>
              <table:table-cell office:value-type="float" office:value="1.25411787091374">
                <text:p>1.25411787091374</text:p>
              </table:table-cell>
              <table:table-cell office:value-type="float" office:value="1.16433866595285">
                <text:p>1.16433866595285</text:p>
              </table:table-cell>
            </table:table-row>
            <table:table-row>
              <table:table-cell office:value-type="string">
                <text:p>TeardownSet::filter_range()         </text:p>
                <draw:g>
                  <svg:desc>'data structures'.A48:'data structures'.A48</svg:desc>
                </draw:g>
              </table:table-cell>
              <table:table-cell office:value-type="float" office:value="2.75821596244131">
                <text:p>2.75821596244131</text:p>
                <draw:g>
                  <svg:desc>'data structures'.C153:'data structures'.H153</svg:desc>
                </draw:g>
              </table:table-cell>
              <table:table-cell office:value-type="float" office:value="2.93898843275119">
                <text:p>2.93898843275119</text:p>
              </table:table-cell>
              <table:table-cell office:value-type="float" office:value="2.75246042583321">
                <text:p>2.75246042583321</text:p>
              </table:table-cell>
              <table:table-cell office:value-type="float" office:value="2.10861322944189">
                <text:p>2.10861322944189</text:p>
              </table:table-cell>
              <table:table-cell office:value-type="float" office:value="1.95265957568192">
                <text:p>1.95265957568192</text:p>
              </table:table-cell>
              <table:table-cell office:value-type="float" office:value="1.65575360557127">
                <text:p>1.65575360557127</text:p>
              </table:table-cell>
            </table:table-row>
            <table:table-row>
              <table:table-cell office:value-type="string">
                <text:p>IntervalTeardownSet::delete_overlap()</text:p>
                <draw:g>
                  <svg:desc>'data structures'.A50:'data structures'.A50</svg:desc>
                </draw:g>
              </table:table-cell>
              <table:table-cell office:value-type="float" office:value="1.17957746478873">
                <text:p>1.17957746478873</text:p>
                <draw:g>
                  <svg:desc>'data structures'.C155:'data structures'.H155</svg:desc>
                </draw:g>
              </table:table-cell>
              <table:table-cell office:value-type="float" office:value="1.96439101837151">
                <text:p>1.96439101837151</text:p>
              </table:table-cell>
              <table:table-cell office:value-type="float" office:value="2.22831133363678">
                <text:p>2.22831133363678</text:p>
              </table:table-cell>
              <table:table-cell office:value-type="float" office:value="1.92088050873025">
                <text:p>1.92088050873025</text:p>
              </table:table-cell>
              <table:table-cell office:value-type="float" office:value="2.23366742049266">
                <text:p>2.23366742049266</text:p>
              </table:table-cell>
              <table:table-cell office:value-type="float" office:value="1.99753860493017">
                <text:p>1.99753860493017</text:p>
              </table:table-cell>
            </table:table-row>
            <table:table-row>
              <table:table-cell office:value-type="string">
                <text:p>IntervalTeardownMap::delete_overlap()</text:p>
                <draw:g>
                  <svg:desc>'data structures'.A51:'data structures'.A51</svg:desc>
                </draw:g>
              </table:table-cell>
              <table:table-cell office:value-type="float" office:value="1.37206572769953">
                <text:p>1.37206572769953</text:p>
                <draw:g>
                  <svg:desc>'data structures'.C156:'data structures'.H156</svg:desc>
                </draw:g>
              </table:table-cell>
              <table:table-cell office:value-type="float" office:value="2.1968700385575">
                <text:p>2.1968700385575</text:p>
              </table:table-cell>
              <table:table-cell office:value-type="float" office:value="2.45842310221008">
                <text:p>2.45842310221008</text:p>
              </table:table-cell>
              <table:table-cell office:value-type="float" office:value="2.25805992390988">
                <text:p>2.25805992390988</text:p>
              </table:table-cell>
              <table:table-cell office:value-type="float" office:value="2.43893477009068">
                <text:p>2.43893477009068</text:p>
              </table:table-cell>
              <table:table-cell office:value-type="float" office:value="2.16184736702818">
                <text:p>2.16184736702818</text:p>
              </table:table-cell>
            </table:table-row>
            <table:table-row>
              <table:table-cell office:value-type="string">
                <text:p>IntervalTeardownSet::filter_overlap()</text:p>
                <draw:g>
                  <svg:desc>'data structures'.A52:'data structures'.A52</svg:desc>
                </draw:g>
              </table:table-cell>
              <table:table-cell office:value-type="float" office:value="3.81924882629108">
                <text:p>3.81924882629108</text:p>
                <draw:g>
                  <svg:desc>'data structures'.C157:'data structures'.H157</svg:desc>
                </draw:g>
              </table:table-cell>
              <table:table-cell office:value-type="float" office:value="4.46189612156952">
                <text:p>4.46189612156952</text:p>
              </table:table-cell>
              <table:table-cell office:value-type="float" office:value="4.42196935214687">
                <text:p>4.42196935214687</text:p>
              </table:table-cell>
              <table:table-cell office:value-type="float" office:value="3.28961133437207">
                <text:p>3.28961133437207</text:p>
              </table:table-cell>
              <table:table-cell office:value-type="float" office:value="3.38504398151393">
                <text:p>3.38504398151393</text:p>
              </table:table-cell>
              <table:table-cell office:value-type="float" office:value="2.86435404756528">
                <text:p>2.8643540475652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5.2.3.3$Windows_x86 LibreOffice_project/d54a8868f08a7b39642414cf2c8ef2f228f780cf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family="'Segoe UI'" style:font-style-name="Regular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4.784cm" svg:height="9.475cm" xlink:href=".." xlink:type="simple" chart:class="chart:line" chart:style-name="ch1">
        <chart:title svg:x="3.816cm" svg:y="0.325cm" chart:style-name="ch2">
          <text:p>Teardown in bulks of 1000 items</text:p>
        </chart:title>
        <chart:legend chart:legend-position="bottom" svg:x="0.556cm" svg:y="7.696cm" style:legend-expansion="wide" chart:style-name="ch3"/>
        <chart:plot-area chart:style-name="ch4" table:cell-range-address="variations.D73:variations.H73 'data structures'.A74:'data structures'.C74 'data structures'.D180:'data structures'.H182 'data structures'.A75:'data structures'.A76 'data structures'.A78:'data structures'.A80 'data structures'.D184:'data structures'.H186" chart:data-source-has-labels="both" svg:x="1.333cm" svg:y="1.399cm" svg:width="13.156cm" svg:height="5.1cm">
          <chartooo:coordinate-region svg:x="2.245cm" svg:y="1.598cm" svg:width="12.244cm" svg:height="4.702cm"/>
          <chart:axis chart:dimension="x" chart:name="primary-x" chart:style-name="ch5" chartooo:axis-type="auto">
            <chartooo:date-scale/>
            <chart:title svg:x="7.735cm" svg:y="6.689cm" chart:style-name="ch6">
              <text:p>N</text:p>
            </chart:title>
            <chart:categories table:cell-range-address="variations.D73:variations.H73"/>
          </chart:axis>
          <chart:axis chart:dimension="y" chart:name="primary-y" chart:style-name="ch7">
            <chart:title svg:x="0.451cm" svg:y="4.972cm" chart:style-name="ch8">
              <text:p>Times slower</text:p>
            </chart:title>
            <chart:grid chart:style-name="ch9" chart:class="major"/>
          </chart:axis>
          <chart:series chart:style-name="ch10" chart:values-cell-range-address="'data structures'.D180:'data structures'.H180" chart:label-cell-address="'data structures'.A74:'data structures'.C74" chart:class="chart:line">
            <chart:data-point chart:repeated="5"/>
          </chart:series>
          <chart:series chart:style-name="ch11" chart:values-cell-range-address="'data structures'.D181:'data structures'.H181" chart:label-cell-address="'data structures'.A75:'data structures'.A75" chart:class="chart:line">
            <chart:data-point chart:repeated="5"/>
          </chart:series>
          <chart:series chart:style-name="ch12" chart:values-cell-range-address="'data structures'.D182:'data structures'.H182" chart:label-cell-address="'data structures'.A76:'data structures'.A76" chart:class="chart:line">
            <chart:data-point chart:repeated="5"/>
          </chart:series>
          <chart:series chart:style-name="ch13" chart:values-cell-range-address="'data structures'.D184:'data structures'.H184" chart:label-cell-address="'data structures'.A78:'data structures'.A78" chart:class="chart:line">
            <chart:data-point chart:repeated="5"/>
          </chart:series>
          <chart:series chart:style-name="ch14" chart:values-cell-range-address="'data structures'.D185:'data structures'.H185" chart:label-cell-address="'data structures'.A79:'data structures'.A79" chart:class="chart:line">
            <chart:data-point chart:repeated="5"/>
          </chart:series>
          <chart:series chart:style-name="ch15" chart:values-cell-range-address="'data structures'.D186:'data structures'.H186" chart:label-cell-address="'data structures'.A80:'data structures'.A80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variations.D73:variations.H73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TeardownSet::delete_range()         </text:p>
                <text:list>
                  <text:list-item>
                    <text:p>TeardownSet::delete_range()         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data structures'.A74:'data structures'.C74</svg:desc>
                </draw:g>
              </table:table-cell>
              <table:table-cell office:value-type="float" office:value="1">
                <text:p>1</text:p>
                <draw:g>
                  <svg:desc>'data structures'.D180:'data structures'.H18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ardownMap::delete_range()         </text:p>
                <draw:g>
                  <svg:desc>'data structures'.A75:'data structures'.A75</svg:desc>
                </draw:g>
              </table:table-cell>
              <table:table-cell office:value-type="float" office:value="1.19485791610284">
                <text:p>1.19485791610284</text:p>
                <draw:g>
                  <svg:desc>'data structures'.D181:'data structures'.H181</svg:desc>
                </draw:g>
              </table:table-cell>
              <table:table-cell office:value-type="float" office:value="1.00095605722002">
                <text:p>1.00095605722002</text:p>
              </table:table-cell>
              <table:table-cell office:value-type="float" office:value="1.08927923675122">
                <text:p>1.08927923675122</text:p>
              </table:table-cell>
              <table:table-cell office:value-type="float" office:value="1.16031340160985">
                <text:p>1.16031340160985</text:p>
              </table:table-cell>
              <table:table-cell office:value-type="float" office:value="1.13167961857063">
                <text:p>1.13167961857063</text:p>
              </table:table-cell>
            </table:table-row>
            <table:table-row>
              <table:table-cell office:value-type="string">
                <text:p>TeardownSet::filter_range()         </text:p>
                <draw:g>
                  <svg:desc>'data structures'.A76:'data structures'.A76</svg:desc>
                </draw:g>
              </table:table-cell>
              <table:table-cell office:value-type="float" office:value="3.23748308525034">
                <text:p>3.23748308525034</text:p>
                <draw:g>
                  <svg:desc>'data structures'.D182:'data structures'.H182</svg:desc>
                </draw:g>
              </table:table-cell>
              <table:table-cell office:value-type="float" office:value="2.9398759515757">
                <text:p>2.9398759515757</text:p>
              </table:table-cell>
              <table:table-cell office:value-type="float" office:value="3.1002074585704">
                <text:p>3.1002074585704</text:p>
              </table:table-cell>
              <table:table-cell office:value-type="float" office:value="2.88444527675422">
                <text:p>2.88444527675422</text:p>
              </table:table-cell>
              <table:table-cell office:value-type="float" office:value="2.55525738370812">
                <text:p>2.55525738370812</text:p>
              </table:table-cell>
            </table:table-row>
            <table:table-row>
              <table:table-cell office:value-type="string">
                <text:p>IntervalTeardownSet::delete_overlap()</text:p>
                <draw:g>
                  <svg:desc>'data structures'.A78:'data structures'.A78</svg:desc>
                </draw:g>
              </table:table-cell>
              <table:table-cell office:value-type="float" office:value="1.11028416779432">
                <text:p>1.11028416779432</text:p>
                <draw:g>
                  <svg:desc>'data structures'.D184:'data structures'.H184</svg:desc>
                </draw:g>
              </table:table-cell>
              <table:table-cell office:value-type="float" office:value="1.16635395628428">
                <text:p>1.16635395628428</text:p>
              </table:table-cell>
              <table:table-cell office:value-type="float" office:value="1.330102611245">
                <text:p>1.330102611245</text:p>
              </table:table-cell>
              <table:table-cell office:value-type="float" office:value="1.39755415566772">
                <text:p>1.39755415566772</text:p>
              </table:table-cell>
              <table:table-cell office:value-type="float" office:value="1.40903023262668">
                <text:p>1.40903023262668</text:p>
              </table:table-cell>
            </table:table-row>
            <table:table-row>
              <table:table-cell office:value-type="string">
                <text:p>IntervalTeardownMap::delete_overlap()</text:p>
                <draw:g>
                  <svg:desc>'data structures'.A79:'data structures'.A79</svg:desc>
                </draw:g>
              </table:table-cell>
              <table:table-cell office:value-type="float" office:value="1.60744248985115">
                <text:p>1.60744248985115</text:p>
                <draw:g>
                  <svg:desc>'data structures'.D185:'data structures'.H185</svg:desc>
                </draw:g>
              </table:table-cell>
              <table:table-cell office:value-type="float" office:value="1.51224350777394">
                <text:p>1.51224350777394</text:p>
              </table:table-cell>
              <table:table-cell office:value-type="float" office:value="1.70329076498795">
                <text:p>1.70329076498795</text:p>
              </table:table-cell>
              <table:table-cell office:value-type="float" office:value="1.78701843785564">
                <text:p>1.78701843785564</text:p>
              </table:table-cell>
              <table:table-cell office:value-type="float" office:value="1.72275409379535">
                <text:p>1.72275409379535</text:p>
              </table:table-cell>
            </table:table-row>
            <table:table-row>
              <table:table-cell office:value-type="string">
                <text:p>IntervalTeardownSet::filter_overlap()</text:p>
                <draw:g>
                  <svg:desc>'data structures'.A80:'data structures'.A80</svg:desc>
                </draw:g>
              </table:table-cell>
              <table:table-cell office:value-type="float" office:value="4.31150202976996">
                <text:p>4.31150202976996</text:p>
                <draw:g>
                  <svg:desc>'data structures'.D186:'data structures'.H186</svg:desc>
                </draw:g>
              </table:table-cell>
              <table:table-cell office:value-type="float" office:value="4.00864036712597">
                <text:p>4.00864036712597</text:p>
              </table:table-cell>
              <table:table-cell office:value-type="float" office:value="4.30115282367264">
                <text:p>4.30115282367264</text:p>
              </table:table-cell>
              <table:table-cell office:value-type="float" office:value="3.97361272315659">
                <text:p>3.97361272315659</text:p>
              </table:table-cell>
              <table:table-cell office:value-type="float" office:value="3.70233983328663">
                <text:p>3.7023398332866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5.2.3.3$Windows_x86 LibreOffice_project/d54a8868f08a7b39642414cf2c8ef2f228f780cf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family="'Segoe UI'" style:font-style-name="Regular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hourglass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star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4.784cm" svg:height="9.475cm" xlink:href=".." xlink:type="simple" chart:class="chart:line" chart:row-mapping="0 2 3 4 1 5" chart:style-name="ch1">
        <chart:title svg:x="2.93cm" svg:y="0.325cm" chart:style-name="ch2">
          <text:p>Full refill/teardown in bulks of 100 items</text:p>
        </chart:title>
        <chart:legend chart:legend-position="bottom" svg:x="0.979cm" svg:y="7.696cm" style:legend-expansion="wide" chart:style-name="ch3"/>
        <chart:plot-area chart:style-name="ch4" table:cell-range-address="'data structures'.C45:'data structures'.H46 'data structures'.A46:'data structures'.A46 'data structures'.A53:'data structures'.A56 'data structures'.C53:'data structures'.H56 'data structures'.A49:'data structures'.A49 'data structures'.C49:'data structures'.H49" chart:data-source-has-labels="both" svg:x="1.333cm" svg:y="1.399cm" svg:width="13.156cm" svg:height="5.1cm">
          <chartooo:coordinate-region svg:x="1.954cm" svg:y="1.598cm" svg:width="11.792cm" svg:height="4.254cm"/>
          <chart:axis chart:dimension="x" chart:name="primary-x" chart:style-name="ch5" chartooo:axis-type="auto">
            <chartooo:date-scale/>
            <chart:title svg:x="7.735cm" svg:y="6.689cm" chart:style-name="ch6">
              <text:p>N</text:p>
            </chart:title>
            <chart:categories table:cell-range-address="'data structures'.C45:'data structures'.H45"/>
          </chart:axis>
          <chart:axis chart:dimension="y" chart:name="primary-y" chart:style-name="ch7">
            <chart:title svg:x="0.451cm" svg:y="4.972cm" chart:style-name="ch8">
              <text:p>Times slower</text:p>
            </chart:title>
            <chart:grid chart:style-name="ch9" chart:class="major"/>
          </chart:axis>
          <chart:series chart:style-name="ch10" chart:values-cell-range-address="'data structures'.C46:'data structures'.H46" chart:label-cell-address="'data structures'.A46:'data structures'.A46" chart:class="chart:line">
            <chart:data-point chart:repeated="6"/>
          </chart:series>
          <chart:series chart:style-name="ch11" chart:values-cell-range-address="'data structures'.C53:'data structures'.H53" chart:label-cell-address="'data structures'.A53:'data structures'.A53" chart:class="chart:line">
            <chart:data-point chart:repeated="6"/>
          </chart:series>
          <chart:series chart:style-name="ch12" chart:values-cell-range-address="'data structures'.C54:'data structures'.H54" chart:label-cell-address="'data structures'.A54:'data structures'.A54" chart:class="chart:line">
            <chart:data-point chart:repeated="6"/>
          </chart:series>
          <chart:series chart:style-name="ch13" chart:values-cell-range-address="'data structures'.C55:'data structures'.H55" chart:label-cell-address="'data structures'.A55:'data structures'.A55" chart:class="chart:line">
            <chart:data-point chart:repeated="6"/>
          </chart:series>
          <chart:series chart:style-name="ch14" chart:values-cell-range-address="'data structures'.C49:'data structures'.H49" chart:label-cell-address="'data structures'.A49:'data structures'.A49" chart:class="chart:line">
            <chart:data-point chart:repeated="6"/>
          </chart:series>
          <chart:series chart:style-name="ch15" chart:values-cell-range-address="'data structures'.C56:'data structures'.H56" chart:label-cell-address="'data structures'.A56:'data structures'.A56" chart:class="chart:line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data structures'.C45:'data structures'.H45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TeardownSet::delete_range()         </text:p>
                <draw:g>
                  <svg:desc>'data structures'.A46:'data structures'.A46</svg:desc>
                </draw:g>
              </table:table-cell>
              <table:table-cell office:value-type="float" office:value="1">
                <text:p>1</text:p>
                <draw:g>
                  <svg:desc>'data structures'.C46:'data structures'.H4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reap::remove_range()               </text:p>
                <draw:g>
                  <svg:desc>'data structures'.A53:'data structures'.A53</svg:desc>
                </draw:g>
              </table:table-cell>
              <table:table-cell office:value-type="float" office:value="8.16904276985743">
                <text:p>8.16904276985743</text:p>
                <draw:g>
                  <svg:desc>'data structures'.C53:'data structures'.H53</svg:desc>
                </draw:g>
              </table:table-cell>
              <table:table-cell office:value-type="float" office:value="17.8154892726321">
                <text:p>17.8154892726321</text:p>
              </table:table-cell>
              <table:table-cell office:value-type="float" office:value="20.9804061904541">
                <text:p>20.9804061904541</text:p>
              </table:table-cell>
              <table:table-cell office:value-type="float" office:value="17.6244872322714">
                <text:p>17.6244872322714</text:p>
              </table:table-cell>
              <table:table-cell office:value-type="float" office:value="25.1529146941417">
                <text:p>25.1529146941417</text:p>
              </table:table-cell>
              <table:table-cell office:value-type="float" office:value="20.6736054041041">
                <text:p>20.6736054041041</text:p>
              </table:table-cell>
            </table:table-row>
            <table:table-row>
              <table:table-cell office:value-type="string">
                <text:p>BTreeSet::remove()                  </text:p>
                <draw:g>
                  <svg:desc>'data structures'.A54:'data structures'.A54</svg:desc>
                </draw:g>
              </table:table-cell>
              <table:table-cell office:value-type="float" office:value="6.14154786150713">
                <text:p>6.14154786150713</text:p>
                <draw:g>
                  <svg:desc>'data structures'.C54:'data structures'.H54</svg:desc>
                </draw:g>
              </table:table-cell>
              <table:table-cell office:value-type="float" office:value="11.2661433804291">
                <text:p>11.2661433804291</text:p>
              </table:table-cell>
              <table:table-cell office:value-type="float" office:value="17.0310452200586">
                <text:p>17.0310452200586</text:p>
              </table:table-cell>
              <table:table-cell office:value-type="float" office:value="13.2609725532151">
                <text:p>13.2609725532151</text:p>
              </table:table-cell>
              <table:table-cell office:value-type="float" office:value="14.5962748106459">
                <text:p>14.5962748106459</text:p>
              </table:table-cell>
              <table:table-cell office:value-type="float" office:value="11.6678001257954">
                <text:p>11.6678001257954</text:p>
              </table:table-cell>
            </table:table-row>
            <table:table-row>
              <table:table-cell office:value-type="string">
                <text:p>SplayTree::remove_range()           </text:p>
                <draw:g>
                  <svg:desc>'data structures'.A55:'data structures'.A55</svg:desc>
                </draw:g>
              </table:table-cell>
              <table:table-cell office:value-type="float" office:value="7.45213849287169">
                <text:p>7.45213849287169</text:p>
                <draw:g>
                  <svg:desc>'data structures'.C55:'data structures'.H55</svg:desc>
                </draw:g>
              </table:table-cell>
              <table:table-cell office:value-type="float" office:value="15.2925170068027">
                <text:p>15.2925170068027</text:p>
              </table:table-cell>
              <table:table-cell office:value-type="float" office:value="19.8135056002231">
                <text:p>19.8135056002231</text:p>
              </table:table-cell>
              <table:table-cell office:value-type="float" office:value="15.992661824236">
                <text:p>15.992661824236</text:p>
              </table:table-cell>
              <table:table-cell office:value-type="float" office:value="23.8350198327755">
                <text:p>23.8350198327755</text:p>
              </table:table-cell>
              <table:table-cell office:value-type="float" office:value="19.4313852775801">
                <text:p>19.4313852775801</text:p>
              </table:table-cell>
            </table:table-row>
            <table:table-row>
              <table:table-cell office:value-type="string">
                <text:p>TeardownSet::delete()               </text:p>
                <draw:g>
                  <svg:desc>'data structures'.A49:'data structures'.A49</svg:desc>
                </draw:g>
              </table:table-cell>
              <table:table-cell office:value-type="float" office:value="3.44399185336049">
                <text:p>3.44399185336049</text:p>
                <draw:g>
                  <svg:desc>'data structures'.C49:'data structures'.H49</svg:desc>
                </draw:g>
              </table:table-cell>
              <table:table-cell office:value-type="float" office:value="5.29973835688121">
                <text:p>5.29973835688121</text:p>
              </table:table-cell>
              <table:table-cell office:value-type="float" office:value="10.6608542083004">
                <text:p>10.6608542083004</text:p>
              </table:table-cell>
              <table:table-cell office:value-type="float" office:value="8.41218801934167">
                <text:p>8.41218801934167</text:p>
              </table:table-cell>
              <table:table-cell office:value-type="float" office:value="8.27199520512153">
                <text:p>8.27199520512153</text:p>
              </table:table-cell>
              <table:table-cell office:value-type="float" office:value="7.87391765583485">
                <text:p>7.87391765583485</text:p>
              </table:table-cell>
            </table:table-row>
            <table:table-row>
              <table:table-cell office:value-type="string">
                <text:p>UnbalancedBST::remove_range()</text:p>
                <draw:g>
                  <svg:desc>'data structures'.A56:'data structures'.A56</svg:desc>
                </draw:g>
              </table:table-cell>
              <table:table-cell office:value-type="float" office:value="7.41853360488798">
                <text:p>7.41853360488798</text:p>
                <draw:g>
                  <svg:desc>'data structures'.C56:'data structures'.H56</svg:desc>
                </draw:g>
              </table:table-cell>
              <table:table-cell office:value-type="float" office:value="14.0147566718995">
                <text:p>14.0147566718995</text:p>
              </table:table-cell>
              <table:table-cell office:value-type="float" office:value="14.2168424966306">
                <text:p>14.2168424966306</text:p>
              </table:table-cell>
              <table:table-cell office:value-type="float" office:value="11.6208442899087">
                <text:p>11.6208442899087</text:p>
              </table:table-cell>
              <table:table-cell office:value-type="float" office:value="13.1538438091713">
                <text:p>13.1538438091713</text:p>
              </table:table-cell>
              <table:table-cell office:value-type="float" office:value="9.97650182562356">
                <text:p>9.976501825623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5.2.3.3$Windows_x86 LibreOffice_project/d54a8868f08a7b39642414cf2c8ef2f228f780c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family="'Segoe UI'" style:font-style-name="Regular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hourglass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star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4.783cm" svg:height="9.485cm" xlink:href=".." xlink:type="simple" chart:class="chart:line" chart:row-mapping="0 2 3 4 1 5" chart:style-name="ch1">
        <chart:title svg:x="3.061cm" svg:y="0.325cm" chart:style-name="ch2">
          <text:p>Full refill/teardown in bulks of 10 items</text:p>
        </chart:title>
        <chart:legend chart:legend-position="bottom" svg:x="0.978cm" svg:y="7.706cm" style:legend-expansion="wide" chart:style-name="ch3"/>
        <chart:plot-area chart:style-name="ch4" table:cell-range-address="'data structures'.B17:'data structures'.H18 'data structures'.A17:'data structures'.A18 'data structures'.A25:'data structures'.H28 'data structures'.A21:'data structures'.H21" chart:data-source-has-labels="both" svg:x="1.333cm" svg:y="1.399cm" svg:width="13.155cm" svg:height="5.11cm">
          <chartooo:coordinate-region svg:x="1.769cm" svg:y="1.598cm" svg:width="11.791cm" svg:height="4.264cm"/>
          <chart:axis chart:dimension="x" chart:name="primary-x" chart:style-name="ch5" chartooo:axis-type="auto">
            <chartooo:date-scale/>
            <chart:title svg:x="7.734cm" svg:y="6.699cm" chart:style-name="ch6">
              <text:p>N</text:p>
            </chart:title>
            <chart:categories table:cell-range-address="'data structures'.B17:'data structures'.H17"/>
          </chart:axis>
          <chart:axis chart:dimension="y" chart:name="primary-y" chart:style-name="ch7">
            <chart:title svg:x="0.451cm" svg:y="4.977cm" chart:style-name="ch8">
              <text:p>Times slower</text:p>
            </chart:title>
            <chart:grid chart:style-name="ch9" chart:class="major"/>
          </chart:axis>
          <chart:series chart:style-name="ch10" chart:values-cell-range-address="'data structures'.B18:'data structures'.H18" chart:label-cell-address="'data structures'.A18:'data structures'.A18" chart:class="chart:line">
            <chart:data-point chart:repeated="7"/>
          </chart:series>
          <chart:series chart:style-name="ch11" chart:values-cell-range-address="'data structures'.B25:'data structures'.H25" chart:label-cell-address="'data structures'.A25:'data structures'.A25" chart:class="chart:line">
            <chart:data-point chart:repeated="7"/>
          </chart:series>
          <chart:series chart:style-name="ch12" chart:values-cell-range-address="'data structures'.B26:'data structures'.H26" chart:label-cell-address="'data structures'.A26:'data structures'.A26" chart:class="chart:line">
            <chart:data-point chart:repeated="7"/>
          </chart:series>
          <chart:series chart:style-name="ch13" chart:values-cell-range-address="'data structures'.B27:'data structures'.H27" chart:label-cell-address="'data structures'.A27:'data structures'.A27" chart:class="chart:line">
            <chart:data-point chart:repeated="7"/>
          </chart:series>
          <chart:series chart:style-name="ch14" chart:values-cell-range-address="'data structures'.B21:'data structures'.H21" chart:label-cell-address="'data structures'.A21:'data structures'.A21" chart:class="chart:line">
            <chart:data-point chart:repeated="7"/>
          </chart:series>
          <chart:series chart:style-name="ch15" chart:values-cell-range-address="'data structures'.B28:'data structures'.H28" chart:label-cell-address="'data structures'.A28:'data structures'.A28" chart:class="chart:line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data structures'.B17:'data structures'.H17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TeardownSet::delete_range()         </text:p>
                <draw:g>
                  <svg:desc>'data structures'.A18:'data structures'.A18</svg:desc>
                </draw:g>
              </table:table-cell>
              <table:table-cell office:value-type="float" office:value="1">
                <text:p>1</text:p>
                <draw:g>
                  <svg:desc>'data structures'.B18:'data structures'.H1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reap::remove_range()               </text:p>
                <draw:g>
                  <svg:desc>'data structures'.A25:'data structures'.A25</svg:desc>
                </draw:g>
              </table:table-cell>
              <table:table-cell office:value-type="float" office:value="7.12637362637363">
                <text:p>7.12637362637363</text:p>
                <draw:g>
                  <svg:desc>'data structures'.B25:'data structures'.H25</svg:desc>
                </draw:g>
              </table:table-cell>
              <table:table-cell office:value-type="float" office:value="8.32996632996633">
                <text:p>8.32996632996633</text:p>
              </table:table-cell>
              <table:table-cell office:value-type="float" office:value="15.5676996864047">
                <text:p>15.5676996864047</text:p>
              </table:table-cell>
              <table:table-cell office:value-type="float" office:value="7.94892845590054">
                <text:p>7.94892845590054</text:p>
              </table:table-cell>
              <table:table-cell office:value-type="float" office:value="8.76163810440072">
                <text:p>8.76163810440072</text:p>
              </table:table-cell>
              <table:table-cell office:value-type="float" office:value="11.1613961047141">
                <text:p>11.1613961047141</text:p>
              </table:table-cell>
              <table:table-cell office:value-type="float" office:value="9.05378162023126">
                <text:p>9.05378162023126</text:p>
              </table:table-cell>
            </table:table-row>
            <table:table-row>
              <table:table-cell office:value-type="string">
                <text:p>BTreeSet::remove()                  </text:p>
                <draw:g>
                  <svg:desc>'data structures'.A26:'data structures'.A26</svg:desc>
                </draw:g>
              </table:table-cell>
              <table:table-cell office:value-type="float" office:value="2.23626373626374">
                <text:p>2.23626373626374</text:p>
                <draw:g>
                  <svg:desc>'data structures'.B26:'data structures'.H26</svg:desc>
                </draw:g>
              </table:table-cell>
              <table:table-cell office:value-type="float" office:value="3.50553150553151">
                <text:p>3.50553150553151</text:p>
              </table:table-cell>
              <table:table-cell office:value-type="float" office:value="7.98192215458402">
                <text:p>7.98192215458402</text:p>
              </table:table-cell>
              <table:table-cell office:value-type="float" office:value="4.37446526584915">
                <text:p>4.37446526584915</text:p>
              </table:table-cell>
              <table:table-cell office:value-type="float" office:value="4.56026407780646">
                <text:p>4.56026407780646</text:p>
              </table:table-cell>
              <table:table-cell office:value-type="float" office:value="4.90191672594299">
                <text:p>4.90191672594299</text:p>
              </table:table-cell>
              <table:table-cell office:value-type="float" office:value="3.87819645775825">
                <text:p>3.87819645775825</text:p>
              </table:table-cell>
            </table:table-row>
            <table:table-row>
              <table:table-cell office:value-type="string">
                <text:p>SplayTree::remove_range()           </text:p>
                <draw:g>
                  <svg:desc>'data structures'.A27:'data structures'.A27</svg:desc>
                </draw:g>
              </table:table-cell>
              <table:table-cell office:value-type="float" office:value="5.31318681318681">
                <text:p>5.31318681318681</text:p>
                <draw:g>
                  <svg:desc>'data structures'.B27:'data structures'.H27</svg:desc>
                </draw:g>
              </table:table-cell>
              <table:table-cell office:value-type="float" office:value="4.4040404040404">
                <text:p>4.4040404040404</text:p>
              </table:table-cell>
              <table:table-cell office:value-type="float" office:value="8.65951853901494">
                <text:p>8.65951853901494</text:p>
              </table:table-cell>
              <table:table-cell office:value-type="float" office:value="4.94785250073085">
                <text:p>4.94785250073085</text:p>
              </table:table-cell>
              <table:table-cell office:value-type="float" office:value="5.6348323941476">
                <text:p>5.6348323941476</text:p>
              </table:table-cell>
              <table:table-cell office:value-type="float" office:value="8.17507813560405">
                <text:p>8.17507813560405</text:p>
              </table:table-cell>
              <table:table-cell office:value-type="float" office:value="6.8886020413649">
                <text:p>6.8886020413649</text:p>
              </table:table-cell>
            </table:table-row>
            <table:table-row>
              <table:table-cell office:value-type="string">
                <text:p>TeardownSet::delete()               </text:p>
                <draw:g>
                  <svg:desc>'data structures'.A21:'data structures'.A21</svg:desc>
                </draw:g>
              </table:table-cell>
              <table:table-cell office:value-type="float" office:value="1.16483516483517">
                <text:p>1.16483516483517</text:p>
                <draw:g>
                  <svg:desc>'data structures'.B21:'data structures'.H21</svg:desc>
                </draw:g>
              </table:table-cell>
              <table:table-cell office:value-type="float" office:value="1.76142376142376">
                <text:p>1.76142376142376</text:p>
              </table:table-cell>
              <table:table-cell office:value-type="float" office:value="2.78135952776241">
                <text:p>2.78135952776241</text:p>
              </table:table-cell>
              <table:table-cell office:value-type="float" office:value="2.11047568635388">
                <text:p>2.11047568635388</text:p>
              </table:table-cell>
              <table:table-cell office:value-type="float" office:value="2.28307230536461">
                <text:p>2.28307230536461</text:p>
              </table:table-cell>
              <table:table-cell office:value-type="float" office:value="2.57212558862267">
                <text:p>2.57212558862267</text:p>
              </table:table-cell>
              <table:table-cell office:value-type="float" office:value="2.73327180042213">
                <text:p>2.73327180042213</text:p>
              </table:table-cell>
            </table:table-row>
            <table:table-row>
              <table:table-cell office:value-type="string">
                <text:p>UnbalancedBST::remove_range()</text:p>
                <draw:g>
                  <svg:desc>'data structures'.A28:'data structures'.A28</svg:desc>
                </draw:g>
              </table:table-cell>
              <table:table-cell office:value-type="float" office:value="5.04395604395604">
                <text:p>5.04395604395604</text:p>
                <draw:g>
                  <svg:desc>'data structures'.B28:'data structures'.H28</svg:desc>
                </draw:g>
              </table:table-cell>
              <table:table-cell office:value-type="float" office:value="4.14381914381914">
                <text:p>4.14381914381914</text:p>
              </table:table-cell>
              <table:table-cell office:value-type="float" office:value="7.26305109758347">
                <text:p>7.26305109758347</text:p>
              </table:table-cell>
              <table:table-cell office:value-type="float" office:value="3.45134762520088">
                <text:p>3.45134762520088</text:p>
              </table:table-cell>
              <table:table-cell office:value-type="float" office:value="3.84607057302411">
                <text:p>3.84607057302411</text:p>
              </table:table-cell>
              <table:table-cell office:value-type="float" office:value="4.8112004213243">
                <text:p>4.8112004213243</text:p>
              </table:table-cell>
              <table:table-cell office:value-type="float" office:value="4.03771867483478">
                <text:p>4.037718674834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5.2.3.3$Windows_x86 LibreOffice_project/d54a8868f08a7b39642414cf2c8ef2f228f780c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family="'Segoe UI'" style:font-style-name="Regular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hourglass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star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4.784cm" svg:height="9.475cm" xlink:href=".." xlink:type="simple" chart:class="chart:line" chart:style-name="ch1">
        <chart:title svg:x="4.081cm" svg:y="0.325cm" chart:style-name="ch2">
          <text:p>Teardown in bulks of 10 items</text:p>
        </chart:title>
        <chart:legend chart:legend-position="bottom" svg:x="0.768cm" svg:y="7.696cm" style:legend-expansion="wide" chart:style-name="ch3"/>
        <chart:plot-area chart:style-name="ch4" table:cell-range-address="'data structures'.D73:'data structures'.H73 'data structures'.A74:'data structures'.C74 'data structures'.B122:'data structures'.H122 'data structures'.A81:'data structures'.C83 'data structures'.B129:'data structures'.H132 'data structures'.A77:'data structures'.A77 'data structures'.B125:'data structures'.H125 'data structures'.A132:'data structures'.A132" chart:data-source-has-labels="both" svg:x="1.333cm" svg:y="1.399cm" svg:width="13.156cm" svg:height="5.1cm">
          <chartooo:coordinate-region svg:x="1.954cm" svg:y="1.599cm" svg:width="12.535cm" svg:height="4.253cm"/>
          <chart:axis chart:dimension="x" chart:name="primary-x" chart:style-name="ch5" chartooo:axis-type="auto">
            <chartooo:date-scale/>
            <chart:title svg:x="7.735cm" svg:y="6.689cm" chart:style-name="ch6">
              <text:p>N</text:p>
            </chart:title>
            <chart:categories table:cell-range-address="'data structures'.D73:'data structures'.H73"/>
          </chart:axis>
          <chart:axis chart:dimension="y" chart:name="primary-y" chart:style-name="ch7">
            <chart:title svg:x="0.451cm" svg:y="4.972cm" chart:style-name="ch8">
              <text:p>Times slower</text:p>
            </chart:title>
            <chart:grid chart:style-name="ch9" chart:class="major"/>
          </chart:axis>
          <chart:series chart:style-name="ch10" chart:values-cell-range-address="'data structures'.B122:'data structures'.H122" chart:label-cell-address="'data structures'.A74:'data structures'.C74" chart:class="chart:line">
            <chart:data-point chart:repeated="7"/>
          </chart:series>
          <chart:series chart:style-name="ch11" chart:values-cell-range-address="'data structures'.B129:'data structures'.H129" chart:label-cell-address="'data structures'.A81:'data structures'.C81" chart:class="chart:line">
            <chart:data-point chart:repeated="7"/>
          </chart:series>
          <chart:series chart:style-name="ch12" chart:values-cell-range-address="'data structures'.B130:'data structures'.H130" chart:label-cell-address="'data structures'.A82:'data structures'.C82" chart:class="chart:line">
            <chart:data-point chart:repeated="7"/>
          </chart:series>
          <chart:series chart:style-name="ch13" chart:values-cell-range-address="'data structures'.B131:'data structures'.H131" chart:label-cell-address="'data structures'.A83:'data structures'.C83" chart:class="chart:line">
            <chart:data-point chart:repeated="7"/>
          </chart:series>
          <chart:series chart:style-name="ch14" chart:values-cell-range-address="'data structures'.B125:'data structures'.H125" chart:label-cell-address="'data structures'.A77:'data structures'.A77" chart:class="chart:line">
            <chart:data-point chart:repeated="7"/>
          </chart:series>
          <chart:series chart:style-name="ch15" chart:values-cell-range-address="'data structures'.B132:'data structures'.H132" chart:label-cell-address="'data structures'.A132:'data structures'.A132" chart:class="chart:line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'data structures'.D73:'data structures'.H73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TeardownSet::delete_range()         </text:p>
                <text:list>
                  <text:list-item>
                    <text:p>TeardownSet::delete_range()         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data structures'.A74:'data structures'.C74</svg:desc>
                </draw:g>
              </table:table-cell>
              <table:table-cell office:value-type="float" office:value="1">
                <text:p>1</text:p>
                <draw:g>
                  <svg:desc>'data structures'.B122:'data structures'.H12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reap::remove_range()               </text:p>
                <text:list>
                  <text:list-item>
                    <text:p>Treap::remove_range()               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data structures'.A81:'data structures'.C81</svg:desc>
                </draw:g>
              </table:table-cell>
              <table:table-cell office:value-type="float" office:value="6.74820143884892">
                <text:p>6.74820143884892</text:p>
                <draw:g>
                  <svg:desc>'data structures'.B129:'data structures'.H129</svg:desc>
                </draw:g>
              </table:table-cell>
              <table:table-cell office:value-type="float" office:value="7.08414571575167">
                <text:p>7.08414571575167</text:p>
              </table:table-cell>
              <table:table-cell office:value-type="float" office:value="13.1527187664105">
                <text:p>13.1527187664105</text:p>
              </table:table-cell>
              <table:table-cell office:value-type="float" office:value="6.42466160025713">
                <text:p>6.42466160025713</text:p>
              </table:table-cell>
              <table:table-cell office:value-type="float" office:value="7.01713036365111">
                <text:p>7.01713036365111</text:p>
              </table:table-cell>
              <table:table-cell office:value-type="float" office:value="7.77625120149858">
                <text:p>7.77625120149858</text:p>
              </table:table-cell>
              <table:table-cell office:value-type="float" office:value="6.75216866651143">
                <text:p>6.75216866651143</text:p>
              </table:table-cell>
            </table:table-row>
            <table:table-row>
              <table:table-cell office:value-type="string">
                <text:p>BTreeSet::remove()                  </text:p>
                <text:list>
                  <text:list-item>
                    <text:p>BTreeSet::remove()                  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data structures'.A82:'data structures'.C82</svg:desc>
                </draw:g>
              </table:table-cell>
              <table:table-cell office:value-type="float" office:value="1.82014388489209">
                <text:p>1.82014388489209</text:p>
                <draw:g>
                  <svg:desc>'data structures'.B130:'data structures'.H130</svg:desc>
                </draw:g>
              </table:table-cell>
              <table:table-cell office:value-type="float" office:value="3.18009235505387">
                <text:p>3.18009235505387</text:p>
              </table:table-cell>
              <table:table-cell office:value-type="float" office:value="7.75523941375853">
                <text:p>7.75523941375853</text:p>
              </table:table-cell>
              <table:table-cell office:value-type="float" office:value="4.16669974410358">
                <text:p>4.16669974410358</text:p>
              </table:table-cell>
              <table:table-cell office:value-type="float" office:value="4.36719656270311">
                <text:p>4.36719656270311</text:p>
              </table:table-cell>
              <table:table-cell office:value-type="float" office:value="4.20996040357966">
                <text:p>4.20996040357966</text:p>
              </table:table-cell>
              <table:table-cell office:value-type="float" office:value="3.41739096968048">
                <text:p>3.41739096968048</text:p>
              </table:table-cell>
            </table:table-row>
            <table:table-row>
              <table:table-cell office:value-type="string">
                <text:p>SplayTree::remove_range()           </text:p>
                <text:list>
                  <text:list-item>
                    <text:p>SplayTree::remove_range()           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data structures'.A83:'data structures'.C83</svg:desc>
                </draw:g>
              </table:table-cell>
              <table:table-cell office:value-type="float" office:value="4.36690647482014">
                <text:p>4.36690647482014</text:p>
                <draw:g>
                  <svg:desc>'data structures'.B131:'data structures'.H131</svg:desc>
                </draw:g>
              </table:table-cell>
              <table:table-cell office:value-type="float" office:value="2.90354027706516">
                <text:p>2.90354027706516</text:p>
              </table:table-cell>
              <table:table-cell office:value-type="float" office:value="5.57779156919845">
                <text:p>5.57779156919845</text:p>
              </table:table-cell>
              <table:table-cell office:value-type="float" office:value="3.20619244745517">
                <text:p>3.20619244745517</text:p>
              </table:table-cell>
              <table:table-cell office:value-type="float" office:value="3.59886973860042">
                <text:p>3.59886973860042</text:p>
              </table:table-cell>
              <table:table-cell office:value-type="float" office:value="4.34618153838219">
                <text:p>4.34618153838219</text:p>
              </table:table-cell>
              <table:table-cell office:value-type="float" office:value="4.33915067788306">
                <text:p>4.33915067788306</text:p>
              </table:table-cell>
            </table:table-row>
            <table:table-row>
              <table:table-cell office:value-type="string">
                <text:p>TeardownSet::delete()               </text:p>
                <draw:g>
                  <svg:desc>'data structures'.A77:'data structures'.A77</svg:desc>
                </draw:g>
              </table:table-cell>
              <table:table-cell office:value-type="float" office:value="1.2158273381295">
                <text:p>1.2158273381295</text:p>
                <draw:g>
                  <svg:desc>'data structures'.B125:'data structures'.H125</svg:desc>
                </draw:g>
              </table:table-cell>
              <table:table-cell office:value-type="float" office:value="1.81221139045664">
                <text:p>1.81221139045664</text:p>
              </table:table-cell>
              <table:table-cell office:value-type="float" office:value="2.84403494533823">
                <text:p>2.84403494533823</text:p>
              </table:table-cell>
              <table:table-cell office:value-type="float" office:value="2.12748278363317">
                <text:p>2.12748278363317</text:p>
              </table:table-cell>
              <table:table-cell office:value-type="float" office:value="2.30803406151311">
                <text:p>2.30803406151311</text:p>
              </table:table-cell>
              <table:table-cell office:value-type="float" office:value="2.61861272771858">
                <text:p>2.61861272771858</text:p>
              </table:table-cell>
              <table:table-cell office:value-type="float" office:value="2.77570933104879">
                <text:p>2.77570933104879</text:p>
              </table:table-cell>
            </table:table-row>
            <table:table-row>
              <table:table-cell office:value-type="string">
                <text:p>UnbalancedBST::remove_range()</text:p>
                <draw:g>
                  <svg:desc>'data structures'.A132:'data structures'.A132</svg:desc>
                </draw:g>
              </table:table-cell>
              <table:table-cell office:value-type="float" office:value="3.83108108108108">
                <text:p>3.83108108108108</text:p>
                <draw:g>
                  <svg:desc>'data structures'.B132:'data structures'.H132</svg:desc>
                </draw:g>
              </table:table-cell>
              <table:table-cell office:value-type="float" office:value="2.69065467266367">
                <text:p>2.69065467266367</text:p>
              </table:table-cell>
              <table:table-cell office:value-type="float" office:value="3.95470011888657">
                <text:p>3.95470011888657</text:p>
              </table:table-cell>
              <table:table-cell office:value-type="float" office:value="2.19432683396631">
                <text:p>2.19432683396631</text:p>
              </table:table-cell>
              <table:table-cell office:value-type="float" office:value="2.29666880888245">
                <text:p>2.29666880888245</text:p>
              </table:table-cell>
              <table:table-cell office:value-type="float" office:value="2.61824666893187">
                <text:p>2.61824666893187</text:p>
              </table:table-cell>
              <table:table-cell office:value-type="float" office:value="2.83257937885818">
                <text:p>2.832579378858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5.2.3.3$Windows_x86 LibreOffice_project/d54a8868f08a7b39642414cf2c8ef2f228f780c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family="'Segoe UI'" style:font-style-name="Regular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hourglass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star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4.784cm" svg:height="9.475cm" xlink:href=".." xlink:type="simple" chart:class="chart:line" chart:style-name="ch1">
        <chart:title svg:x="3.949cm" svg:y="0.325cm" chart:style-name="ch2">
          <text:p>Teardown in bulks of 100 items</text:p>
        </chart:title>
        <chart:legend chart:legend-position="bottom" svg:x="0.768cm" svg:y="7.696cm" style:legend-expansion="wide" chart:style-name="ch3"/>
        <chart:plot-area chart:style-name="ch4" table:cell-range-address="'data structures'.D73:'data structures'.H73 'data structures'.A74:'data structures'.C74 'data structures'.C151:'data structures'.H151 'data structures'.A81:'data structures'.C83 'data structures'.C158:'data structures'.H161 'data structures'.A77:'data structures'.A77 'data structures'.C154:'data structures'.H154 'data structures'.A132:'data structures'.A132" chart:data-source-has-labels="both" svg:x="1.333cm" svg:y="1.399cm" svg:width="13.156cm" svg:height="5.1cm">
          <chartooo:coordinate-region svg:x="1.954cm" svg:y="1.599cm" svg:width="12.535cm" svg:height="4.253cm"/>
          <chart:axis chart:dimension="x" chart:name="primary-x" chart:style-name="ch5" chartooo:axis-type="auto">
            <chartooo:date-scale/>
            <chart:title svg:x="7.735cm" svg:y="6.689cm" chart:style-name="ch6">
              <text:p>N</text:p>
            </chart:title>
            <chart:categories table:cell-range-address="'data structures'.D73:'data structures'.H73"/>
          </chart:axis>
          <chart:axis chart:dimension="y" chart:name="primary-y" chart:style-name="ch7">
            <chart:title svg:x="0.451cm" svg:y="4.972cm" chart:style-name="ch8">
              <text:p>Times slower</text:p>
            </chart:title>
            <chart:grid chart:style-name="ch9" chart:class="major"/>
          </chart:axis>
          <chart:series chart:style-name="ch10" chart:values-cell-range-address="'data structures'.C151:'data structures'.H151" chart:label-cell-address="'data structures'.A74:'data structures'.C74" chart:class="chart:line">
            <chart:data-point chart:repeated="6"/>
          </chart:series>
          <chart:series chart:style-name="ch11" chart:values-cell-range-address="'data structures'.C158:'data structures'.H158" chart:label-cell-address="'data structures'.A81:'data structures'.C81" chart:class="chart:line">
            <chart:data-point chart:repeated="6"/>
          </chart:series>
          <chart:series chart:style-name="ch12" chart:values-cell-range-address="'data structures'.C159:'data structures'.H159" chart:label-cell-address="'data structures'.A82:'data structures'.C82" chart:class="chart:line">
            <chart:data-point chart:repeated="6"/>
          </chart:series>
          <chart:series chart:style-name="ch13" chart:values-cell-range-address="'data structures'.C160:'data structures'.H160" chart:label-cell-address="'data structures'.A83:'data structures'.C83" chart:class="chart:line">
            <chart:data-point chart:repeated="6"/>
          </chart:series>
          <chart:series chart:style-name="ch14" chart:values-cell-range-address="'data structures'.C154:'data structures'.H154" chart:label-cell-address="'data structures'.A77:'data structures'.A77" chart:class="chart:line">
            <chart:data-point chart:repeated="6"/>
          </chart:series>
          <chart:series chart:style-name="ch15" chart:values-cell-range-address="'data structures'.C161:'data structures'.H161" chart:label-cell-address="'data structures'.A132:'data structures'.A132" chart:class="chart:line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'data structures'.D73:'data structures'.H73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TeardownSet::delete_range()         </text:p>
                <text:list>
                  <text:list-item>
                    <text:p>TeardownSet::delete_range()         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data structures'.A74:'data structures'.C74</svg:desc>
                </draw:g>
              </table:table-cell>
              <table:table-cell office:value-type="float" office:value="1">
                <text:p>1</text:p>
                <draw:g>
                  <svg:desc>'data structures'.C151:'data structures'.H15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reap::remove_range()               </text:p>
                <text:list>
                  <text:list-item>
                    <text:p>Treap::remove_range()               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data structures'.A81:'data structures'.C81</svg:desc>
                </draw:g>
              </table:table-cell>
              <table:table-cell office:value-type="float" office:value="5.29460093896714">
                <text:p>5.29460093896714</text:p>
                <draw:g>
                  <svg:desc>'data structures'.C158:'data structures'.H158</svg:desc>
                </draw:g>
              </table:table-cell>
              <table:table-cell office:value-type="float" office:value="12.2666137446133">
                <text:p>12.2666137446133</text:p>
              </table:table-cell>
              <table:table-cell office:value-type="float" office:value="13.3514287159258">
                <text:p>13.3514287159258</text:p>
              </table:table-cell>
              <table:table-cell office:value-type="float" office:value="10.6366474634667">
                <text:p>10.6366474634667</text:p>
              </table:table-cell>
              <table:table-cell office:value-type="float" office:value="11.1795193617657">
                <text:p>11.1795193617657</text:p>
              </table:table-cell>
              <table:table-cell office:value-type="float" office:value="9.85835650777131">
                <text:p>9.85835650777131</text:p>
              </table:table-cell>
            </table:table-row>
            <table:table-row>
              <table:table-cell office:value-type="string">
                <text:p>BTreeSet::remove()                  </text:p>
                <text:list>
                  <text:list-item>
                    <text:p>BTreeSet::remove()                  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data structures'.A82:'data structures'.C82</svg:desc>
                </draw:g>
              </table:table-cell>
              <table:table-cell office:value-type="float" office:value="5.79929577464789">
                <text:p>5.79929577464789</text:p>
                <draw:g>
                  <svg:desc>'data structures'.C159:'data structures'.H159</svg:desc>
                </draw:g>
              </table:table-cell>
              <table:table-cell office:value-type="float" office:value="11.0021546836017">
                <text:p>11.0021546836017</text:p>
              </table:table-cell>
              <table:table-cell office:value-type="float" office:value="16.9508319425479">
                <text:p>16.9508319425479</text:p>
              </table:table-cell>
              <table:table-cell office:value-type="float" office:value="13.1551913289128">
                <text:p>13.1551913289128</text:p>
              </table:table-cell>
              <table:table-cell office:value-type="float" office:value="12.690322045721">
                <text:p>12.690322045721</text:p>
              </table:table-cell>
              <table:table-cell office:value-type="float" office:value="10.2196758178401">
                <text:p>10.2196758178401</text:p>
              </table:table-cell>
            </table:table-row>
            <table:table-row>
              <table:table-cell office:value-type="string">
                <text:p>SplayTree::remove_range()           </text:p>
                <text:list>
                  <text:list-item>
                    <text:p>SplayTree::remove_range()           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data structures'.A83:'data structures'.C83</svg:desc>
                </draw:g>
              </table:table-cell>
              <table:table-cell office:value-type="float" office:value="4.48474178403756">
                <text:p>4.48474178403756</text:p>
                <draw:g>
                  <svg:desc>'data structures'.C160:'data structures'.H160</svg:desc>
                </draw:g>
              </table:table-cell>
              <table:table-cell office:value-type="float" office:value="8.52630982082105">
                <text:p>8.52630982082105</text:p>
              </table:table-cell>
              <table:table-cell office:value-type="float" office:value="11.0943205381075">
                <text:p>11.0943205381075</text:p>
              </table:table-cell>
              <table:table-cell office:value-type="float" office:value="7.83859712591962">
                <text:p>7.83859712591962</text:p>
              </table:table-cell>
              <table:table-cell office:value-type="float" office:value="8.00684007163792">
                <text:p>8.00684007163792</text:p>
              </table:table-cell>
              <table:table-cell office:value-type="float" office:value="7.40845296001953">
                <text:p>7.40845296001953</text:p>
              </table:table-cell>
            </table:table-row>
            <table:table-row>
              <table:table-cell office:value-type="string">
                <text:p>TeardownSet::delete()               </text:p>
                <draw:g>
                  <svg:desc>'data structures'.A77:'data structures'.A77</svg:desc>
                </draw:g>
              </table:table-cell>
              <table:table-cell office:value-type="float" office:value="3.8169014084507">
                <text:p>3.8169014084507</text:p>
                <draw:g>
                  <svg:desc>'data structures'.C154:'data structures'.H154</svg:desc>
                </draw:g>
              </table:table-cell>
              <table:table-cell office:value-type="float" office:value="5.65910637332729">
                <text:p>5.65910637332729</text:p>
              </table:table-cell>
              <table:table-cell office:value-type="float" office:value="11.5129520052597">
                <text:p>11.5129520052597</text:p>
              </table:table-cell>
              <table:table-cell office:value-type="float" office:value="9.05315794904078">
                <text:p>9.05315794904078</text:p>
              </table:table-cell>
              <table:table-cell office:value-type="float" office:value="9.28319483125523">
                <text:p>9.28319483125523</text:p>
              </table:table-cell>
              <table:table-cell office:value-type="float" office:value="8.77630741622082">
                <text:p>8.77630741622082</text:p>
              </table:table-cell>
            </table:table-row>
            <table:table-row>
              <table:table-cell office:value-type="string">
                <text:p>UnbalancedBST::remove_range()</text:p>
                <draw:g>
                  <svg:desc>'data structures'.A132:'data structures'.A132</svg:desc>
                </draw:g>
              </table:table-cell>
              <table:table-cell office:value-type="float" office:value="4.60158910329171">
                <text:p>4.60158910329171</text:p>
                <draw:g>
                  <svg:desc>'data structures'.C161:'data structures'.H161</svg:desc>
                </draw:g>
              </table:table-cell>
              <table:table-cell office:value-type="float" office:value="7.3414585012087">
                <text:p>7.3414585012087</text:p>
              </table:table-cell>
              <table:table-cell office:value-type="float" office:value="8.24130387014798">
                <text:p>8.24130387014798</text:p>
              </table:table-cell>
              <table:table-cell office:value-type="float" office:value="5.68281965370034">
                <text:p>5.68281965370034</text:p>
              </table:table-cell>
              <table:table-cell office:value-type="float" office:value="5.78316281846953">
                <text:p>5.78316281846953</text:p>
              </table:table-cell>
              <table:table-cell office:value-type="float" office:value="5.34485577723082">
                <text:p>5.344855777230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5.2.3.3$Windows_x86 LibreOffice_project/d54a8868f08a7b39642414cf2c8ef2f228f780cf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family="'Segoe UI'" style:font-style-name="Regular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hourglass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star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4.784cm" svg:height="9.475cm" xlink:href=".." xlink:type="simple" chart:class="chart:line" chart:style-name="ch1">
        <chart:title svg:x="3.816cm" svg:y="0.325cm" chart:style-name="ch2">
          <text:p>Teardown in bulks of 1000 items</text:p>
        </chart:title>
        <chart:legend chart:legend-position="bottom" svg:x="0.768cm" svg:y="7.696cm" style:legend-expansion="wide" chart:style-name="ch3"/>
        <chart:plot-area chart:style-name="ch4" table:cell-range-address="'data structures'.D73:'data structures'.H73 'data structures'.A74:'data structures'.C74 'data structures'.D180:'data structures'.H180 'data structures'.A81:'data structures'.C83 'data structures'.D187:'data structures'.H190 'data structures'.A77:'data structures'.A77 'data structures'.D183:'data structures'.H183 'data structures'.A132:'data structures'.A132" chart:data-source-has-labels="both" svg:x="1.333cm" svg:y="1.399cm" svg:width="13.156cm" svg:height="5.1cm">
          <chartooo:coordinate-region svg:x="1.954cm" svg:y="1.599cm" svg:width="11.792cm" svg:height="4.253cm"/>
          <chart:axis chart:dimension="x" chart:name="primary-x" chart:style-name="ch5" chartooo:axis-type="auto">
            <chartooo:date-scale/>
            <chart:title svg:x="7.735cm" svg:y="6.689cm" chart:style-name="ch6">
              <text:p>N</text:p>
            </chart:title>
            <chart:categories table:cell-range-address="'data structures'.D73:'data structures'.H73"/>
          </chart:axis>
          <chart:axis chart:dimension="y" chart:name="primary-y" chart:style-name="ch7">
            <chart:title svg:x="0.451cm" svg:y="4.972cm" chart:style-name="ch8">
              <text:p>Times slower</text:p>
            </chart:title>
            <chart:grid chart:style-name="ch9" chart:class="major"/>
          </chart:axis>
          <chart:series chart:style-name="ch10" chart:values-cell-range-address="'data structures'.D180:'data structures'.H180" chart:label-cell-address="'data structures'.A74:'data structures'.C74" chart:class="chart:line">
            <chart:data-point chart:repeated="5"/>
          </chart:series>
          <chart:series chart:style-name="ch11" chart:values-cell-range-address="'data structures'.D187:'data structures'.H187" chart:label-cell-address="'data structures'.A81:'data structures'.C81" chart:class="chart:line">
            <chart:data-point chart:repeated="5"/>
          </chart:series>
          <chart:series chart:style-name="ch12" chart:values-cell-range-address="'data structures'.D188:'data structures'.H188" chart:label-cell-address="'data structures'.A82:'data structures'.C82" chart:class="chart:line">
            <chart:data-point chart:repeated="5"/>
          </chart:series>
          <chart:series chart:style-name="ch13" chart:values-cell-range-address="'data structures'.D189:'data structures'.H189" chart:label-cell-address="'data structures'.A83:'data structures'.C83" chart:class="chart:line">
            <chart:data-point chart:repeated="5"/>
          </chart:series>
          <chart:series chart:style-name="ch14" chart:values-cell-range-address="'data structures'.D183:'data structures'.H183" chart:label-cell-address="'data structures'.A77:'data structures'.A77" chart:class="chart:line">
            <chart:data-point chart:repeated="5"/>
          </chart:series>
          <chart:series chart:style-name="ch15" chart:values-cell-range-address="'data structures'.D190:'data structures'.H190" chart:label-cell-address="'data structures'.A132:'data structures'.A132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'data structures'.D73:'data structures'.H73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TeardownSet::delete_range()         </text:p>
                <text:list>
                  <text:list-item>
                    <text:p>TeardownSet::delete_range()         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data structures'.A74:'data structures'.C74</svg:desc>
                </draw:g>
              </table:table-cell>
              <table:table-cell office:value-type="float" office:value="1">
                <text:p>1</text:p>
                <draw:g>
                  <svg:desc>'data structures'.D180:'data structures'.H18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reap::remove_range()               </text:p>
                <text:list>
                  <text:list-item>
                    <text:p>Treap::remove_range()               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data structures'.A81:'data structures'.C81</svg:desc>
                </draw:g>
              </table:table-cell>
              <table:table-cell office:value-type="float" office:value="12.0757780784844">
                <text:p>12.0757780784844</text:p>
                <draw:g>
                  <svg:desc>'data structures'.D187:'data structures'.H187</svg:desc>
                </draw:g>
              </table:table-cell>
              <table:table-cell office:value-type="float" office:value="12.3830801773486">
                <text:p>12.3830801773486</text:p>
              </table:table-cell>
              <table:table-cell office:value-type="float" office:value="15.3057541802281">
                <text:p>15.3057541802281</text:p>
              </table:table-cell>
              <table:table-cell office:value-type="float" office:value="15.7633287100202">
                <text:p>15.7633287100202</text:p>
              </table:table-cell>
              <table:table-cell office:value-type="float" office:value="15.4078673283119">
                <text:p>15.4078673283119</text:p>
              </table:table-cell>
            </table:table-row>
            <table:table-row>
              <table:table-cell office:value-type="string">
                <text:p>BTreeSet::remove()                  </text:p>
                <text:list>
                  <text:list-item>
                    <text:p>BTreeSet::remove()                  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data structures'.A82:'data structures'.C82</svg:desc>
                </draw:g>
              </table:table-cell>
              <table:table-cell office:value-type="float" office:value="8.65629228687415">
                <text:p>8.65629228687415</text:p>
                <draw:g>
                  <svg:desc>'data structures'.D188:'data structures'.H188</svg:desc>
                </draw:g>
              </table:table-cell>
              <table:table-cell office:value-type="float" office:value="14.814560751461">
                <text:p>14.814560751461</text:p>
              </table:table-cell>
              <table:table-cell office:value-type="float" office:value="19.3192973738478">
                <text:p>19.3192973738478</text:p>
              </table:table-cell>
              <table:table-cell office:value-type="float" office:value="20.5851876324783">
                <text:p>20.5851876324783</text:p>
              </table:table-cell>
              <table:table-cell office:value-type="float" office:value="20.1173310844469">
                <text:p>20.1173310844469</text:p>
              </table:table-cell>
            </table:table-row>
            <table:table-row>
              <table:table-cell office:value-type="string">
                <text:p>SplayTree::remove_range()           </text:p>
                <text:list>
                  <text:list-item>
                    <text:p>SplayTree::remove_range()           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data structures'.A83:'data structures'.C83</svg:desc>
                </draw:g>
              </table:table-cell>
              <table:table-cell office:value-type="float" office:value="10.1640054127199">
                <text:p>10.1640054127199</text:p>
                <draw:g>
                  <svg:desc>'data structures'.D189:'data structures'.H189</svg:desc>
                </draw:g>
              </table:table-cell>
              <table:table-cell office:value-type="float" office:value="11.630077560142">
                <text:p>11.630077560142</text:p>
              </table:table-cell>
              <table:table-cell office:value-type="float" office:value="12.9393413500957">
                <text:p>12.9393413500957</text:p>
              </table:table-cell>
              <table:table-cell office:value-type="float" office:value="12.2206078099896">
                <text:p>12.2206078099896</text:p>
              </table:table-cell>
              <table:table-cell office:value-type="float" office:value="12.3695044384264">
                <text:p>12.3695044384264</text:p>
              </table:table-cell>
            </table:table-row>
            <table:table-row>
              <table:table-cell office:value-type="string">
                <text:p>TeardownSet::delete()               </text:p>
                <draw:g>
                  <svg:desc>'data structures'.A77:'data structures'.A77</svg:desc>
                </draw:g>
              </table:table-cell>
              <table:table-cell office:value-type="float" office:value="15.3255751014885">
                <text:p>15.3255751014885</text:p>
                <draw:g>
                  <svg:desc>'data structures'.D183:'data structures'.H183</svg:desc>
                </draw:g>
              </table:table-cell>
              <table:table-cell office:value-type="float" office:value="17.6940138867311">
                <text:p>17.6940138867311</text:p>
              </table:table-cell>
              <table:table-cell office:value-type="float" office:value="21.1417153221198">
                <text:p>21.1417153221198</text:p>
              </table:table-cell>
              <table:table-cell office:value-type="float" office:value="21.5064194233291">
                <text:p>21.5064194233291</text:p>
              </table:table-cell>
              <table:table-cell office:value-type="float" office:value="23.7860408079814">
                <text:p>23.7860408079814</text:p>
              </table:table-cell>
            </table:table-row>
            <table:table-row>
              <table:table-cell office:value-type="string">
                <text:p>UnbalancedBST::remove_range()</text:p>
                <draw:g>
                  <svg:desc>'data structures'.A132:'data structures'.A132</svg:desc>
                </draw:g>
              </table:table-cell>
              <table:table-cell office:value-type="float" office:value="8.140543601359">
                <text:p>8.140543601359</text:p>
                <draw:g>
                  <svg:desc>'data structures'.D190:'data structures'.H190</svg:desc>
                </draw:g>
              </table:table-cell>
              <table:table-cell office:value-type="float" office:value="9.46430746086894">
                <text:p>9.46430746086894</text:p>
              </table:table-cell>
              <table:table-cell office:value-type="float" office:value="9.54058514132438">
                <text:p>9.54058514132438</text:p>
              </table:table-cell>
              <table:table-cell office:value-type="float" office:value="9.35747570864274">
                <text:p>9.35747570864274</text:p>
              </table:table-cell>
              <table:table-cell office:value-type="float" office:value="9.15786540845799">
                <text:p>9.157865408457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5.2.3.3$Windows_x86 LibreOffice_project/d54a8868f08a7b39642414cf2c8ef2f228f780cf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family="'Segoe UI'" style:font-style-name="Regular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4.784cm" svg:height="9.475cm" xlink:href=".." xlink:type="simple" chart:class="chart:line" chart:style-name="ch1">
        <chart:title svg:x="2.798cm" svg:y="0.325cm" chart:style-name="ch2">
          <text:p>Full refill/teardown in bulks of 1000 items</text:p>
        </chart:title>
        <chart:legend chart:legend-position="bottom" svg:x="0.556cm" svg:y="7.696cm" style:legend-expansion="wide" chart:style-name="ch3"/>
        <chart:plot-area chart:style-name="ch4" table:cell-range-address="'data structures'.D73:'data structures'.H76 'data structures'.A73:'data structures'.C74 'data structures'.A75:'data structures'.A76 'data structures'.A78:'data structures'.A80 'data structures'.D78:'data structures'.H80" chart:data-source-has-labels="both" svg:x="1.333cm" svg:y="1.399cm" svg:width="13.156cm" svg:height="5.1cm">
          <chartooo:coordinate-region svg:x="2.245cm" svg:y="1.599cm" svg:width="11.501cm" svg:height="4.253cm"/>
          <chart:axis chart:dimension="x" chart:name="primary-x" chart:style-name="ch5" chartooo:axis-type="auto">
            <chartooo:date-scale/>
            <chart:title svg:x="7.735cm" svg:y="6.689cm" chart:style-name="ch6">
              <text:p>N</text:p>
            </chart:title>
            <chart:categories table:cell-range-address="'data structures'.D73:'data structures'.H73"/>
          </chart:axis>
          <chart:axis chart:dimension="y" chart:name="primary-y" chart:style-name="ch7">
            <chart:title svg:x="0.451cm" svg:y="4.972cm" chart:style-name="ch8">
              <text:p>Times slower</text:p>
            </chart:title>
            <chart:grid chart:style-name="ch9" chart:class="major"/>
          </chart:axis>
          <chart:series chart:style-name="ch10" chart:values-cell-range-address="'data structures'.D74:'data structures'.H74" chart:label-cell-address="'data structures'.A74:'data structures'.C74" chart:class="chart:line">
            <chart:data-point chart:repeated="5"/>
          </chart:series>
          <chart:series chart:style-name="ch11" chart:values-cell-range-address="'data structures'.D75:'data structures'.H75" chart:label-cell-address="'data structures'.A75:'data structures'.A75" chart:class="chart:line">
            <chart:data-point chart:repeated="5"/>
          </chart:series>
          <chart:series chart:style-name="ch12" chart:values-cell-range-address="'data structures'.D76:'data structures'.H76" chart:label-cell-address="'data structures'.A76:'data structures'.A76" chart:class="chart:line">
            <chart:data-point chart:repeated="5"/>
          </chart:series>
          <chart:series chart:style-name="ch13" chart:values-cell-range-address="'data structures'.D78:'data structures'.H78" chart:label-cell-address="'data structures'.A78:'data structures'.A78" chart:class="chart:line">
            <chart:data-point chart:repeated="5"/>
          </chart:series>
          <chart:series chart:style-name="ch14" chart:values-cell-range-address="'data structures'.D79:'data structures'.H79" chart:label-cell-address="'data structures'.A79:'data structures'.A79" chart:class="chart:line">
            <chart:data-point chart:repeated="5"/>
          </chart:series>
          <chart:series chart:style-name="ch15" chart:values-cell-range-address="'data structures'.D80:'data structures'.H80" chart:label-cell-address="'data structures'.A80:'data structures'.A80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'data structures'.D73:'data structures'.H73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TeardownSet::delete_range()         </text:p>
                <text:list>
                  <text:list-item>
                    <text:p>TeardownSet::delete_range()         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data structures'.A74:'data structures'.C74</svg:desc>
                </draw:g>
              </table:table-cell>
              <table:table-cell office:value-type="float" office:value="1">
                <text:p>1</text:p>
                <draw:g>
                  <svg:desc>'data structures'.D74:'data structures'.H7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ardownMap::delete_range()         </text:p>
                <draw:g>
                  <svg:desc>'data structures'.A75:'data structures'.A75</svg:desc>
                </draw:g>
              </table:table-cell>
              <table:table-cell office:value-type="float" office:value="1.27144087609204">
                <text:p>1.27144087609204</text:p>
                <draw:g>
                  <svg:desc>'data structures'.D75:'data structures'.H75</svg:desc>
                </draw:g>
              </table:table-cell>
              <table:table-cell office:value-type="float" office:value="1.13191986752817">
                <text:p>1.13191986752817</text:p>
              </table:table-cell>
              <table:table-cell office:value-type="float" office:value="1.18485752659208">
                <text:p>1.18485752659208</text:p>
              </table:table-cell>
              <table:table-cell office:value-type="float" office:value="1.40840378830199">
                <text:p>1.40840378830199</text:p>
              </table:table-cell>
              <table:table-cell office:value-type="float" office:value="1.32721116986621">
                <text:p>1.32721116986621</text:p>
              </table:table-cell>
            </table:table-row>
            <table:table-row>
              <table:table-cell office:value-type="string">
                <text:p>TeardownSet::filter_range()         </text:p>
                <draw:g>
                  <svg:desc>'data structures'.A76:'data structures'.A76</svg:desc>
                </draw:g>
              </table:table-cell>
              <table:table-cell office:value-type="float" office:value="3.03457610434355">
                <text:p>3.03457610434355</text:p>
                <draw:g>
                  <svg:desc>'data structures'.D76:'data structures'.H76</svg:desc>
                </draw:g>
              </table:table-cell>
              <table:table-cell office:value-type="float" office:value="2.75679946318603">
                <text:p>2.75679946318603</text:p>
              </table:table-cell>
              <table:table-cell office:value-type="float" office:value="2.80351993752954">
                <text:p>2.80351993752954</text:p>
              </table:table-cell>
              <table:table-cell office:value-type="float" office:value="2.46771825270814">
                <text:p>2.46771825270814</text:p>
              </table:table-cell>
              <table:table-cell office:value-type="float" office:value="2.17225791768516">
                <text:p>2.17225791768516</text:p>
              </table:table-cell>
            </table:table-row>
            <table:table-row>
              <table:table-cell office:value-type="string">
                <text:p>IntervalTeardownSet::delete_overlap()</text:p>
                <draw:g>
                  <svg:desc>'data structures'.A78:'data structures'.A78</svg:desc>
                </draw:g>
              </table:table-cell>
              <table:table-cell office:value-type="float" office:value="1.34736064968623">
                <text:p>1.34736064968623</text:p>
                <draw:g>
                  <svg:desc>'data structures'.D78:'data structures'.H78</svg:desc>
                </draw:g>
              </table:table-cell>
              <table:table-cell office:value-type="float" office:value="1.4312694135091">
                <text:p>1.4312694135091</text:p>
              </table:table-cell>
              <table:table-cell office:value-type="float" office:value="1.52331281209896">
                <text:p>1.52331281209896</text:p>
              </table:table-cell>
              <table:table-cell office:value-type="float" office:value="1.8758045778124">
                <text:p>1.8758045778124</text:p>
              </table:table-cell>
              <table:table-cell office:value-type="float" office:value="1.75383265311367">
                <text:p>1.75383265311367</text:p>
              </table:table-cell>
            </table:table-row>
            <table:table-row>
              <table:table-cell office:value-type="string">
                <text:p>IntervalTeardownMap::delete_overlap()</text:p>
                <draw:g>
                  <svg:desc>'data structures'.A79:'data structures'.A79</svg:desc>
                </draw:g>
              </table:table-cell>
              <table:table-cell office:value-type="float" office:value="1.85677371723883">
                <text:p>1.85677371723883</text:p>
                <draw:g>
                  <svg:desc>'data structures'.D79:'data structures'.H79</svg:desc>
                </draw:g>
              </table:table-cell>
              <table:table-cell office:value-type="float" office:value="1.87466043269803">
                <text:p>1.87466043269803</text:p>
              </table:table-cell>
              <table:table-cell office:value-type="float" office:value="2.00216342384225">
                <text:p>2.00216342384225</text:p>
              </table:table-cell>
              <table:table-cell office:value-type="float" office:value="2.46351026678919">
                <text:p>2.46351026678919</text:p>
              </table:table-cell>
              <table:table-cell office:value-type="float" office:value="2.21418167415344">
                <text:p>2.21418167415344</text:p>
              </table:table-cell>
            </table:table-row>
            <table:table-row>
              <table:table-cell office:value-type="string">
                <text:p>IntervalTeardownSet::filter_overlap()</text:p>
                <draw:g>
                  <svg:desc>'data structures'.A80:'data structures'.A80</svg:desc>
                </draw:g>
              </table:table-cell>
              <table:table-cell office:value-type="float" office:value="4.25827488618186">
                <text:p>4.25827488618186</text:p>
                <draw:g>
                  <svg:desc>'data structures'.D80:'data structures'.H80</svg:desc>
                </draw:g>
              </table:table-cell>
              <table:table-cell office:value-type="float" office:value="4.00531402534714">
                <text:p>4.00531402534714</text:p>
              </table:table-cell>
              <table:table-cell office:value-type="float" office:value="4.07465519099043">
                <text:p>4.07465519099043</text:p>
              </table:table-cell>
              <table:table-cell office:value-type="float" office:value="3.88219246616801">
                <text:p>3.88219246616801</text:p>
              </table:table-cell>
              <table:table-cell office:value-type="float" office:value="3.48238920281306">
                <text:p>3.4823892028130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5.2.3.3$Windows_x86 LibreOffice_project/d54a8868f08a7b39642414cf2c8ef2f228f780cf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family="'Segoe UI'" style:font-style-name="Regular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4.784cm" svg:height="9.475cm" xlink:href=".." xlink:type="simple" chart:class="chart:line" chart:style-name="ch1">
        <chart:title svg:x="2.93cm" svg:y="0.325cm" chart:style-name="ch2">
          <text:p>Full refill/teardown in bulks of 100 items</text:p>
        </chart:title>
        <chart:legend chart:legend-position="bottom" svg:x="0.556cm" svg:y="7.696cm" style:legend-expansion="wide" chart:style-name="ch3"/>
        <chart:plot-area chart:style-name="ch4" table:cell-range-address="'data structures'.C45:'data structures'.H48 'data structures'.A46:'data structures'.A48 'data structures'.A50:'data structures'.A52 'data structures'.C50:'data structures'.H52" chart:data-source-has-labels="both" svg:x="1.333cm" svg:y="1.399cm" svg:width="13.156cm" svg:height="5.1cm">
          <chartooo:coordinate-region svg:x="2.245cm" svg:y="1.598cm" svg:width="11.501cm" svg:height="4.254cm"/>
          <chart:axis chart:dimension="x" chart:name="primary-x" chart:style-name="ch5" chartooo:axis-type="auto">
            <chartooo:date-scale/>
            <chart:title svg:x="7.735cm" svg:y="6.689cm" chart:style-name="ch6">
              <text:p>N</text:p>
            </chart:title>
            <chart:categories table:cell-range-address="'data structures'.C45:'data structures'.H45"/>
          </chart:axis>
          <chart:axis chart:dimension="y" chart:name="primary-y" chart:style-name="ch7">
            <chart:title svg:x="0.451cm" svg:y="4.972cm" chart:style-name="ch8">
              <text:p>Times slower</text:p>
            </chart:title>
            <chart:grid chart:style-name="ch9" chart:class="major"/>
          </chart:axis>
          <chart:series chart:style-name="ch10" chart:values-cell-range-address="'data structures'.C46:'data structures'.H46" chart:label-cell-address="'data structures'.A46:'data structures'.A46" chart:class="chart:line">
            <chart:data-point chart:repeated="6"/>
          </chart:series>
          <chart:series chart:style-name="ch11" chart:values-cell-range-address="'data structures'.C47:'data structures'.H47" chart:label-cell-address="'data structures'.A47:'data structures'.A47" chart:class="chart:line">
            <chart:data-point chart:repeated="6"/>
          </chart:series>
          <chart:series chart:style-name="ch12" chart:values-cell-range-address="'data structures'.C48:'data structures'.H48" chart:label-cell-address="'data structures'.A48:'data structures'.A48" chart:class="chart:line">
            <chart:data-point chart:repeated="6"/>
          </chart:series>
          <chart:series chart:style-name="ch13" chart:values-cell-range-address="'data structures'.C50:'data structures'.H50" chart:label-cell-address="'data structures'.A50:'data structures'.A50" chart:class="chart:line">
            <chart:data-point chart:repeated="6"/>
          </chart:series>
          <chart:series chart:style-name="ch14" chart:values-cell-range-address="'data structures'.C51:'data structures'.H51" chart:label-cell-address="'data structures'.A51:'data structures'.A51" chart:class="chart:line">
            <chart:data-point chart:repeated="6"/>
          </chart:series>
          <chart:series chart:style-name="ch15" chart:values-cell-range-address="'data structures'.C52:'data structures'.H52" chart:label-cell-address="'data structures'.A52:'data structures'.A52" chart:class="chart:line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data structures'.C45:'data structures'.H45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TeardownSet::delete_range()         </text:p>
                <draw:g>
                  <svg:desc>'data structures'.A46:'data structures'.A46</svg:desc>
                </draw:g>
              </table:table-cell>
              <table:table-cell office:value-type="float" office:value="1">
                <text:p>1</text:p>
                <draw:g>
                  <svg:desc>'data structures'.C46:'data structures'.H4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ardownMap::delete_range()         </text:p>
                <draw:g>
                  <svg:desc>'data structures'.A47:'data structures'.A47</svg:desc>
                </draw:g>
              </table:table-cell>
              <table:table-cell office:value-type="float" office:value="1.11405295315682">
                <text:p>1.11405295315682</text:p>
                <draw:g>
                  <svg:desc>'data structures'.C47:'data structures'.H47</svg:desc>
                </draw:g>
              </table:table-cell>
              <table:table-cell office:value-type="float" office:value="1.196336996337">
                <text:p>1.196336996337</text:p>
              </table:table-cell>
              <table:table-cell office:value-type="float" office:value="1.16653808616443">
                <text:p>1.16653808616443</text:p>
              </table:table-cell>
              <table:table-cell office:value-type="float" office:value="1.13919333559727">
                <text:p>1.13919333559727</text:p>
              </table:table-cell>
              <table:table-cell office:value-type="float" office:value="1.37962229122399">
                <text:p>1.37962229122399</text:p>
              </table:table-cell>
              <table:table-cell office:value-type="float" office:value="1.2526874130134">
                <text:p>1.2526874130134</text:p>
              </table:table-cell>
            </table:table-row>
            <table:table-row>
              <table:table-cell office:value-type="string">
                <text:p>TeardownSet::filter_range()         </text:p>
                <draw:g>
                  <svg:desc>'data structures'.A48:'data structures'.A48</svg:desc>
                </draw:g>
              </table:table-cell>
              <table:table-cell office:value-type="float" office:value="2.52545824847251">
                <text:p>2.52545824847251</text:p>
                <draw:g>
                  <svg:desc>'data structures'.C48:'data structures'.H48</svg:desc>
                </draw:g>
              </table:table-cell>
              <table:table-cell office:value-type="float" office:value="2.78942961800105">
                <text:p>2.78942961800105</text:p>
              </table:table-cell>
              <table:table-cell office:value-type="float" office:value="2.61041966816935">
                <text:p>2.61041966816935</text:p>
              </table:table-cell>
              <table:table-cell office:value-type="float" office:value="2.02037607474613">
                <text:p>2.02037607474613</text:p>
              </table:table-cell>
              <table:table-cell office:value-type="float" office:value="1.83636036669468">
                <text:p>1.83636036669468</text:p>
              </table:table-cell>
              <table:table-cell office:value-type="float" office:value="1.57965767631706">
                <text:p>1.57965767631706</text:p>
              </table:table-cell>
            </table:table-row>
            <table:table-row>
              <table:table-cell office:value-type="string">
                <text:p>IntervalTeardownSet::delete_overlap()</text:p>
                <draw:g>
                  <svg:desc>'data structures'.A50:'data structures'.A50</svg:desc>
                </draw:g>
              </table:table-cell>
              <table:table-cell office:value-type="float" office:value="1.21384928716904">
                <text:p>1.21384928716904</text:p>
                <draw:g>
                  <svg:desc>'data structures'.C50:'data structures'.H50</svg:desc>
                </draw:g>
              </table:table-cell>
              <table:table-cell office:value-type="float" office:value="2.10015698587127">
                <text:p>2.10015698587127</text:p>
              </table:table-cell>
              <table:table-cell office:value-type="float" office:value="2.36975414788307">
                <text:p>2.36975414788307</text:p>
              </table:table-cell>
              <table:table-cell office:value-type="float" office:value="1.9827181122334">
                <text:p>1.9827181122334</text:p>
              </table:table-cell>
              <table:table-cell office:value-type="float" office:value="2.39560957611452">
                <text:p>2.39560957611452</text:p>
              </table:table-cell>
              <table:table-cell office:value-type="float" office:value="2.09172426432263">
                <text:p>2.09172426432263</text:p>
              </table:table-cell>
            </table:table-row>
            <table:table-row>
              <table:table-cell office:value-type="string">
                <text:p>IntervalTeardownMap::delete_overlap()</text:p>
                <draw:g>
                  <svg:desc>'data structures'.A51:'data structures'.A51</svg:desc>
                </draw:g>
              </table:table-cell>
              <table:table-cell office:value-type="float" office:value="1.44399185336049">
                <text:p>1.44399185336049</text:p>
                <draw:g>
                  <svg:desc>'data structures'.C51:'data structures'.H51</svg:desc>
                </draw:g>
              </table:table-cell>
              <table:table-cell office:value-type="float" office:value="2.36347462061748">
                <text:p>2.36347462061748</text:p>
              </table:table-cell>
              <table:table-cell office:value-type="float" office:value="2.69298694055863">
                <text:p>2.69298694055863</text:p>
              </table:table-cell>
              <table:table-cell office:value-type="float" office:value="2.38229617764528">
                <text:p>2.38229617764528</text:p>
              </table:table-cell>
              <table:table-cell office:value-type="float" office:value="2.73280067506088">
                <text:p>2.73280067506088</text:p>
              </table:table-cell>
              <table:table-cell office:value-type="float" office:value="2.34246456120784">
                <text:p>2.34246456120784</text:p>
              </table:table-cell>
            </table:table-row>
            <table:table-row>
              <table:table-cell office:value-type="string">
                <text:p>IntervalTeardownSet::filter_overlap()</text:p>
                <draw:g>
                  <svg:desc>'data structures'.A52:'data structures'.A52</svg:desc>
                </draw:g>
              </table:table-cell>
              <table:table-cell office:value-type="float" office:value="3.5040733197556">
                <text:p>3.5040733197556</text:p>
                <draw:g>
                  <svg:desc>'data structures'.C52:'data structures'.H52</svg:desc>
                </draw:g>
              </table:table-cell>
              <table:table-cell office:value-type="float" office:value="4.40502354788069">
                <text:p>4.40502354788069</text:p>
              </table:table-cell>
              <table:table-cell office:value-type="float" office:value="4.3856113770507">
                <text:p>4.3856113770507</text:p>
              </table:table-cell>
              <table:table-cell office:value-type="float" office:value="3.24250840713682">
                <text:p>3.24250840713682</text:p>
              </table:table-cell>
              <table:table-cell office:value-type="float" office:value="3.40642786562797">
                <text:p>3.40642786562797</text:p>
              </table:table-cell>
              <table:table-cell office:value-type="float" office:value="2.85795142800844">
                <text:p>2.8579514280084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5.2.3.3$Windows_x86 LibreOffice_project/d54a8868f08a7b39642414cf2c8ef2f228f780cf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family="'Segoe UI'" style:font-style-name="Regular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4.784cm" svg:height="9.475cm" xlink:href=".." xlink:type="simple" chart:class="chart:line" chart:style-name="ch1">
        <chart:title svg:x="3.062cm" svg:y="0.325cm" chart:style-name="ch2">
          <text:p>Full refill/teardown in bulks of 10 items</text:p>
        </chart:title>
        <chart:legend chart:legend-position="bottom" svg:x="0.556cm" svg:y="7.696cm" style:legend-expansion="wide" chart:style-name="ch3"/>
        <chart:plot-area chart:style-name="ch4" table:cell-range-address="'data structures'.B17:'data structures'.H17 'data structures'.A18:'data structures'.A20 variations.B18:variations.H18 'data structures'.B19:'data structures'.H20 'data structures'.A22:'data structures'.H24" chart:data-source-has-labels="both" svg:x="1.333cm" svg:y="1.399cm" svg:width="13.156cm" svg:height="5.1cm">
          <chartooo:coordinate-region svg:x="2.245cm" svg:y="1.598cm" svg:width="11.501cm" svg:height="4.254cm"/>
          <chart:axis chart:dimension="x" chart:name="primary-x" chart:style-name="ch5" chartooo:axis-type="auto">
            <chartooo:date-scale/>
            <chart:title svg:x="7.735cm" svg:y="6.689cm" chart:style-name="ch6">
              <text:p>N</text:p>
            </chart:title>
            <chart:categories table:cell-range-address="'data structures'.B17:'data structures'.H17"/>
          </chart:axis>
          <chart:axis chart:dimension="y" chart:name="primary-y" chart:style-name="ch7">
            <chart:title svg:x="0.451cm" svg:y="4.972cm" chart:style-name="ch8">
              <text:p>Times slower</text:p>
            </chart:title>
            <chart:grid chart:style-name="ch9" chart:class="major"/>
          </chart:axis>
          <chart:series chart:style-name="ch10" chart:values-cell-range-address="variations.B18:variations.H18" chart:label-cell-address="'data structures'.A18:'data structures'.A18" chart:class="chart:line">
            <chart:data-point chart:repeated="7"/>
          </chart:series>
          <chart:series chart:style-name="ch11" chart:values-cell-range-address="'data structures'.B19:'data structures'.H19" chart:label-cell-address="'data structures'.A19:'data structures'.A19" chart:class="chart:line">
            <chart:data-point chart:repeated="7"/>
          </chart:series>
          <chart:series chart:style-name="ch12" chart:values-cell-range-address="'data structures'.B20:'data structures'.H20" chart:label-cell-address="'data structures'.A20:'data structures'.A20" chart:class="chart:line">
            <chart:data-point chart:repeated="7"/>
          </chart:series>
          <chart:series chart:style-name="ch13" chart:values-cell-range-address="'data structures'.B22:'data structures'.H22" chart:label-cell-address="'data structures'.A22:'data structures'.A22" chart:class="chart:line">
            <chart:data-point chart:repeated="7"/>
          </chart:series>
          <chart:series chart:style-name="ch14" chart:values-cell-range-address="'data structures'.B23:'data structures'.H23" chart:label-cell-address="'data structures'.A23:'data structures'.A23" chart:class="chart:line">
            <chart:data-point chart:repeated="7"/>
          </chart:series>
          <chart:series chart:style-name="ch15" chart:values-cell-range-address="'data structures'.B24:'data structures'.H24" chart:label-cell-address="'data structures'.A24:'data structures'.A24" chart:class="chart:line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data structures'.B17:'data structures'.H17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TeardownSet::delete_range()         </text:p>
                <draw:g>
                  <svg:desc>'data structures'.A18:'data structures'.A18</svg:desc>
                </draw:g>
              </table:table-cell>
              <table:table-cell office:value-type="float" office:value="NaN">
                <text:p>NaN</text:p>
                <draw:g>
                  <svg:desc>variations.B18:variations.H1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rdownMap::delete_range()         </text:p>
                <draw:g>
                  <svg:desc>'data structures'.A19:'data structures'.A19</svg:desc>
                </draw:g>
              </table:table-cell>
              <table:table-cell office:value-type="float" office:value="1.1043956043956">
                <text:p>1.1043956043956</text:p>
                <draw:g>
                  <svg:desc>'data structures'.B19:'data structures'.H19</svg:desc>
                </draw:g>
              </table:table-cell>
              <table:table-cell office:value-type="float" office:value="1.06493506493506">
                <text:p>1.06493506493506</text:p>
              </table:table-cell>
              <table:table-cell office:value-type="float" office:value="1.19424460431655">
                <text:p>1.19424460431655</text:p>
              </table:table-cell>
              <table:table-cell office:value-type="float" office:value="1.08316856688653">
                <text:p>1.08316856688653</text:p>
              </table:table-cell>
              <table:table-cell office:value-type="float" office:value="1.08761483907218">
                <text:p>1.08761483907218</text:p>
              </table:table-cell>
              <table:table-cell office:value-type="float" office:value="1.29331418685358">
                <text:p>1.29331418685358</text:p>
              </table:table-cell>
              <table:table-cell office:value-type="float" office:value="1.14608268840901">
                <text:p>1.14608268840901</text:p>
              </table:table-cell>
            </table:table-row>
            <table:table-row>
              <table:table-cell office:value-type="string">
                <text:p>TeardownSet::filter_range()         </text:p>
                <draw:g>
                  <svg:desc>'data structures'.A20:'data structures'.A20</svg:desc>
                </draw:g>
              </table:table-cell>
              <table:table-cell office:value-type="float" office:value="1.51648351648352">
                <text:p>1.51648351648352</text:p>
                <draw:g>
                  <svg:desc>'data structures'.B20:'data structures'.H20</svg:desc>
                </draw:g>
              </table:table-cell>
              <table:table-cell office:value-type="float" office:value="1.6017316017316">
                <text:p>1.6017316017316</text:p>
              </table:table-cell>
              <table:table-cell office:value-type="float" office:value="1.82466334624608">
                <text:p>1.82466334624608</text:p>
              </table:table-cell>
              <table:table-cell office:value-type="float" office:value="1.30907071724002">
                <text:p>1.30907071724002</text:p>
              </table:table-cell>
              <table:table-cell office:value-type="float" office:value="1.19880426569933">
                <text:p>1.19880426569933</text:p>
              </table:table-cell>
              <table:table-cell office:value-type="float" office:value="1.2070274433687">
                <text:p>1.2070274433687</text:p>
              </table:table-cell>
              <table:table-cell office:value-type="float" office:value="1.11598380414032">
                <text:p>1.11598380414032</text:p>
              </table:table-cell>
            </table:table-row>
            <table:table-row>
              <table:table-cell office:value-type="string">
                <text:p>IntervalTeardownSet::delete_overlap()</text:p>
                <draw:g>
                  <svg:desc>'data structures'.A22:'data structures'.A22</svg:desc>
                </draw:g>
              </table:table-cell>
              <table:table-cell office:value-type="float" office:value="1.42857142857143">
                <text:p>1.42857142857143</text:p>
                <draw:g>
                  <svg:desc>'data structures'.B22:'data structures'.H22</svg:desc>
                </draw:g>
              </table:table-cell>
              <table:table-cell office:value-type="float" office:value="2.68638768638769">
                <text:p>2.68638768638769</text:p>
              </table:table-cell>
              <table:table-cell office:value-type="float" office:value="3.75857775318207">
                <text:p>3.75857775318207</text:p>
              </table:table-cell>
              <table:table-cell office:value-type="float" office:value="2.37715688360483">
                <text:p>2.37715688360483</text:p>
              </table:table-cell>
              <table:table-cell office:value-type="float" office:value="2.4560472460167">
                <text:p>2.4560472460167</text:p>
              </table:table-cell>
              <table:table-cell office:value-type="float" office:value="2.88132804687895">
                <text:p>2.88132804687895</text:p>
              </table:table-cell>
              <table:table-cell office:value-type="float" office:value="2.42187202456849">
                <text:p>2.42187202456849</text:p>
              </table:table-cell>
            </table:table-row>
            <table:table-row>
              <table:table-cell office:value-type="string">
                <text:p>IntervalTeardownMap::delete_overlap()</text:p>
                <draw:g>
                  <svg:desc>'data structures'.A23:'data structures'.A23</svg:desc>
                </draw:g>
              </table:table-cell>
              <table:table-cell office:value-type="float" office:value="1.58241758241758">
                <text:p>1.58241758241758</text:p>
                <draw:g>
                  <svg:desc>'data structures'.B23:'data structures'.H23</svg:desc>
                </draw:g>
              </table:table-cell>
              <table:table-cell office:value-type="float" office:value="2.78403078403078">
                <text:p>2.78403078403078</text:p>
              </table:table-cell>
              <table:table-cell office:value-type="float" office:value="3.91611326323557">
                <text:p>3.91611326323557</text:p>
              </table:table-cell>
              <table:table-cell office:value-type="float" office:value="2.47749575758834">
                <text:p>2.47749575758834</text:p>
              </table:table-cell>
              <table:table-cell office:value-type="float" office:value="2.57480631320733">
                <text:p>2.57480631320733</text:p>
              </table:table-cell>
              <table:table-cell office:value-type="float" office:value="3.08704929962298">
                <text:p>3.08704929962298</text:p>
              </table:table-cell>
              <table:table-cell office:value-type="float" office:value="2.60931915720177">
                <text:p>2.60931915720177</text:p>
              </table:table-cell>
            </table:table-row>
            <table:table-row>
              <table:table-cell office:value-type="string">
                <text:p>IntervalTeardownSet::filter_overlap()</text:p>
                <draw:g>
                  <svg:desc>'data structures'.A24:'data structures'.A24</svg:desc>
                </draw:g>
              </table:table-cell>
              <table:table-cell office:value-type="float" office:value="2.15384615384615">
                <text:p>2.15384615384615</text:p>
                <draw:g>
                  <svg:desc>'data structures'.B24:'data structures'.H24</svg:desc>
                </draw:g>
              </table:table-cell>
              <table:table-cell office:value-type="float" office:value="3.05868205868206">
                <text:p>3.05868205868206</text:p>
              </table:table-cell>
              <table:table-cell office:value-type="float" office:value="4.3968363770522">
                <text:p>4.3968363770522</text:p>
              </table:table-cell>
              <table:table-cell office:value-type="float" office:value="2.55352358019758">
                <text:p>2.55352358019758</text:p>
              </table:table-cell>
              <table:table-cell office:value-type="float" office:value="2.60628761348444">
                <text:p>2.60628761348444</text:p>
              </table:table-cell>
              <table:table-cell office:value-type="float" office:value="3.05935715836375">
                <text:p>3.05935715836375</text:p>
              </table:table-cell>
              <table:table-cell office:value-type="float" office:value="2.5771689334292">
                <text:p>2.577168933429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5.2.3.3$Windows_x86 LibreOffice_project/d54a8868f08a7b39642414cf2c8ef2f228f780cf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